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184in"/>
    </style:style>
    <style:style style:name="Table1.B" style:family="table-column">
      <style:table-column-properties style:column-width="0.9083in"/>
    </style:style>
    <style:style style:name="Table1.C" style:family="table-column">
      <style:table-column-properties style:column-width="4.8326in"/>
    </style:style>
    <style:style style:name="Table1.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3.275in"/>
    </style:style>
    <style:style style:name="Table4.B" style:family="table-column">
      <style:table-column-properties style:column-width="2.7208in"/>
    </style:style>
    <style:style style:name="Table4.C" style:family="table-column">
      <style:table-column-properties style:column-width="0.9292in"/>
    </style:style>
    <style:style style:name="Table4.A1" style:family="table-cell">
      <style:table-cell-properties style:vertical-align="middle" fo:padding="0.0194in" fo:border="none"/>
    </style:style>
    <style:style style:name="Table4.6" style:family="table-row">
      <style:table-row-properties style:min-row-height="0.4736in"/>
    </style:style>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7" style:family="table">
      <style:table-properties style:width="2.9361in" table:align="left"/>
    </style:style>
    <style:style style:name="Table7.A" style:family="table-column">
      <style:table-column-properties style:column-width="1.684in"/>
    </style:style>
    <style:style style:name="Table7.B" style:family="table-column">
      <style:table-column-properties style:column-width="1.2521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1.7618in"/>
    </style:style>
    <style:style style:name="Table8.B" style:family="table-column">
      <style:table-column-properties style:column-width="5.1632in"/>
    </style:style>
    <style:style style:name="Table8.A1" style:family="table-cell">
      <style:table-cell-properties style:vertical-align="middle" fo:padding="0.0194in" fo:border="none"/>
    </style:style>
    <style:style style:name="Table9" style:family="table">
      <style:table-properties style:width="4.5569in" table:align="left"/>
    </style:style>
    <style:style style:name="Table9.A" style:family="table-column">
      <style:table-column-properties style:column-width="0.9215in"/>
    </style:style>
    <style:style style:name="Table9.B" style:family="table-column">
      <style:table-column-properties style:column-width="1.5465in"/>
    </style:style>
    <style:style style:name="Table9.C" style:family="table-column">
      <style:table-column-properties style:column-width="2.0889in"/>
    </style:style>
    <style:style style:name="Table9.A1" style:family="table-cell">
      <style:table-cell-properties style:vertical-align="middle" fo:padding="0.0194in" fo:border="none"/>
    </style:style>
    <style:style style:name="Table10" style:family="table">
      <style:table-properties style:width="5.8861in" table:align="left"/>
    </style:style>
    <style:style style:name="Table10.A" style:family="table-column">
      <style:table-column-properties style:column-width="1.4125in"/>
    </style:style>
    <style:style style:name="Table10.B" style:family="table-column">
      <style:table-column-properties style:column-width="2.2604in"/>
    </style:style>
    <style:style style:name="Table10.C" style:family="table-column">
      <style:table-column-properties style:column-width="2.2132in"/>
    </style:style>
    <style:style style:name="Table10.A1" style:family="table-cell">
      <style:table-cell-properties style:vertical-align="middle" fo:padding="0.0194in" fo:border="none"/>
    </style:style>
    <style:style style:name="Table11" style:family="table">
      <style:table-properties style:width="4.5632in" table:align="left"/>
    </style:style>
    <style:style style:name="Table11.A" style:family="table-column">
      <style:table-column-properties style:column-width="0.3986in"/>
    </style:style>
    <style:style style:name="Table11.B" style:family="table-column">
      <style:table-column-properties style:column-width="2.0097in"/>
    </style:style>
    <style:style style:name="Table11.C" style:family="table-column">
      <style:table-column-properties style:column-width="2.1549in"/>
    </style:style>
    <style:style style:name="Table11.A1" style:family="table-cell">
      <style:table-cell-properties style:vertical-align="middle" fo:padding="0.0194in" fo:border="none"/>
    </style:style>
    <style:style style:name="Table11.6" style:family="table-row">
      <style:table-row-properties style:min-row-height="0.2847in"/>
    </style:style>
    <style:style style:name="Table25" style:family="table">
      <style:table-properties style:width="6.925in" table:align="left"/>
    </style:style>
    <style:style style:name="Table25.A" style:family="table-column">
      <style:table-column-properties style:column-width="1.084in"/>
    </style:style>
    <style:style style:name="Table25.B" style:family="table-column">
      <style:table-column-properties style:column-width="1.0736in"/>
    </style:style>
    <style:style style:name="Table25.C" style:family="table-column">
      <style:table-column-properties style:column-width="4.1681in"/>
    </style:style>
    <style:style style:name="Table25.D" style:family="table-column">
      <style:table-column-properties style:column-width="0.5993in"/>
    </style:style>
    <style:style style:name="Table25.A1" style:family="table-cell">
      <style:table-cell-properties style:vertical-align="middle" fo:padding="0.0194in" fo:border="none"/>
    </style:style>
    <style:style style:name="Table2" style:family="table">
      <style:table-properties style:width="5.7299in" table:align="left"/>
    </style:style>
    <style:style style:name="Table2.A" style:family="table-column">
      <style:table-column-properties style:column-width="0.991in"/>
    </style:style>
    <style:style style:name="Table2.B" style:family="table-column">
      <style:table-column-properties style:column-width="1.3556in"/>
    </style:style>
    <style:style style:name="Table2.C" style:family="table-column">
      <style:table-column-properties style:column-width="3.3833in"/>
    </style:style>
    <style:style style:name="Table2.A1" style:family="table-cell">
      <style:table-cell-properties style:vertical-align="middle" fo:padding="0.0194in" fo:border="none"/>
    </style:style>
    <style:style style:name="Table14" style:family="table">
      <style:table-properties style:width="6.925in" table:align="left"/>
    </style:style>
    <style:style style:name="Table14.A" style:family="table-column">
      <style:table-column-properties style:column-width="1.7049in"/>
    </style:style>
    <style:style style:name="Table14.B" style:family="table-column">
      <style:table-column-properties style:column-width="2.5444in"/>
    </style:style>
    <style:style style:name="Table14.C" style:family="table-column">
      <style:table-column-properties style:column-width="2.6757in"/>
    </style:style>
    <style:style style:name="Table14.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1.0757in"/>
    </style:style>
    <style:style style:name="Table13.B" style:family="table-column">
      <style:table-column-properties style:column-width="3.0507in"/>
    </style:style>
    <style:style style:name="Table13.C" style:family="table-column">
      <style:table-column-properties style:column-width="2.7986in"/>
    </style:style>
    <style:style style:name="Table13.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5" style:family="table">
      <style:table-properties style:width="6.7694in" table:align="left"/>
    </style:style>
    <style:style style:name="Table15.A" style:family="table-column">
      <style:table-column-properties style:column-width="1.8549in"/>
    </style:style>
    <style:style style:name="Table15.B" style:family="table-column">
      <style:table-column-properties style:column-width="0.6285in"/>
    </style:style>
    <style:style style:name="Table15.C" style:family="table-column">
      <style:table-column-properties style:column-width="2.8736in"/>
    </style:style>
    <style:style style:name="Table15.D" style:family="table-column">
      <style:table-column-properties style:column-width="1.4125in"/>
    </style:style>
    <style:style style:name="Table15.A1" style:family="table-cell">
      <style:table-cell-properties style:vertical-align="middle" fo:padding="0.0194in" fo:border="none"/>
    </style:style>
    <style:style style:name="Table16" style:family="table">
      <style:table-properties style:width="6.925in" table:align="left"/>
    </style:style>
    <style:style style:name="Table16.A" style:family="table-column">
      <style:table-column-properties style:column-width="0.6389in"/>
    </style:style>
    <style:style style:name="Table16.B" style:family="table-column">
      <style:table-column-properties style:column-width="2.5757in"/>
    </style:style>
    <style:style style:name="Table16.C" style:family="table-column">
      <style:table-column-properties style:column-width="3.710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2.2785in"/>
    </style:style>
    <style:style style:name="Table17.B" style:family="table-column">
      <style:table-column-properties style:column-width="4.6465in"/>
    </style:style>
    <style:style style:name="Table17.A1" style:family="table-cell">
      <style:table-cell-properties style:vertical-align="middle" fo:padding="0.0194in" fo:border="none"/>
    </style:style>
    <style:style style:name="P1" style:family="paragraph" style:parent-style-name="Text_20_body" style:list-style-name="L1"/>
    <style:style style:name="P2" style:family="paragraph" style:parent-style-name="Table_20_Contents">
      <style:text-properties fo:color="#2a6099" loext:opacity="100%"/>
    </style:style>
    <style:style style:name="P3" style:family="paragraph" style:parent-style-name="Table_20_Contents">
      <style:text-properties fo:color="#ff0000" loext:opacity="100%"/>
    </style:style>
    <style:style style:name="P4" style:family="paragraph" style:parent-style-name="Table_20_Contents">
      <style:text-properties fo:color="#158466" loext:opacity="100%"/>
    </style:style>
    <style:style style:name="P5" style:family="paragraph" style:parent-style-name="Text_20_body" style:list-style-name="L2">
      <style:text-properties fo:color="#2a6099" loext:opacity="100%"/>
    </style:style>
    <style:style style:name="P6" style:family="paragraph" style:parent-style-name="Text_20_body" style:list-style-name="L2">
      <style:text-properties fo:color="#158466" loext:opacity="100%"/>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color="#2a6099" loext:opacity="100%"/>
    </style:style>
    <style:style style:name="P10" style:family="paragraph" style:parent-style-name="Text_20_body" style:list-style-name="L3">
      <style:text-properties fo:color="#ff0000" loext:opacity="100%"/>
    </style:style>
    <style:style style:name="P11" style:family="paragraph" style:parent-style-name="Text_20_body" style:list-style-name="L3">
      <style:text-properties fo:color="#158466" loext:opacity="100%"/>
    </style:style>
    <style:style style:name="P12" style:family="paragraph" style:parent-style-name="Text_20_body" style:list-style-name="L4"/>
    <style:style style:name="P13" style:family="paragraph" style:parent-style-name="Text_20_body" style:list-style-name="L5">
      <style:text-properties fo:color="#ff0000" loext:opacity="100%"/>
    </style:style>
    <style:style style:name="P14" style:family="paragraph" style:parent-style-name="Text_20_body" style:list-style-name="L5">
      <style:text-properties fo:color="#2a6099" loext:opacity="100%"/>
    </style:style>
    <style:style style:name="P15" style:family="paragraph" style:parent-style-name="Text_20_body" style:list-style-name="L5">
      <style:text-properties fo:color="#158466" loext:opacity="100%"/>
    </style:style>
    <style:style style:name="P16" style:family="paragraph" style:parent-style-name="Text_20_body" style:list-style-name="L5"/>
    <style:style style:name="P17" style:family="paragraph" style:parent-style-name="Preformatted_20_Text">
      <style:paragraph-properties fo:margin-left="0in" fo:margin-right="0in" fo:text-indent="0in" style:auto-text-indent="false" style:writing-mode="lr-tb"/>
    </style:style>
    <style:style style:name="P18" style:family="paragraph" style:parent-style-name="Preformatted_20_Text">
      <style:paragraph-properties style:writing-mode="lr-tb"/>
    </style:style>
    <style:style style:name="P19" style:family="paragraph" style:parent-style-name="Preformatted_20_Text">
      <style:paragraph-properties fo:margin-top="0in" fo:margin-bottom="0.1965in" style:contextual-spacing="false" style:writing-mode="lr-tb"/>
    </style:style>
    <style:style style:name="P20" style:family="paragraph" style:parent-style-name="Text_20_body" style:list-style-name="L6"/>
    <style:style style:name="P21" style:family="paragraph" style:parent-style-name="Heading_20_1">
      <style:text-properties fo:color="#2a6099" loext:opacity="100%"/>
    </style:style>
    <style:style style:name="P22" style:family="paragraph" style:parent-style-name="Heading_20_3">
      <style:text-properties fo:color="#2a6099" loext:opacity="100%"/>
    </style:style>
    <style:style style:name="P23" style:family="paragraph" style:parent-style-name="Preformatted_20_Text">
      <style:paragraph-properties style:writing-mode="lr-tb"/>
      <style:text-properties fo:color="#2a6099" loext:opacity="100%"/>
    </style:style>
    <style:style style:name="P24" style:family="paragraph" style:parent-style-name="Table_20_Contents">
      <style:text-properties fo:color="#2a6099" loext:opacity="100%" fo:font-size="2pt" style:font-size-asian="2pt" style:font-size-complex="2pt"/>
    </style:style>
    <style:style style:name="P25" style:family="paragraph" style:parent-style-name="Text_20_body" style:list-style-name="L7"/>
    <style:style style:name="P26" style:family="paragraph" style:parent-style-name="Heading_20_3">
      <style:text-properties fo:color="#ff0000" loext:opacity="100%"/>
    </style:style>
    <style:style style:name="P27" style:family="paragraph" style:parent-style-name="Text_20_body">
      <style:text-properties fo:color="#ff0000" loext:opacity="100%"/>
    </style:style>
    <style:style style:name="P28" style:family="paragraph" style:parent-style-name="Text_20_body" style:list-style-name="L8"/>
    <style:style style:name="P29" style:family="paragraph" style:parent-style-name="Heading_20_1">
      <style:text-properties fo:color="#158466" loext:opacity="100%"/>
    </style:style>
    <style:style style:name="P30" style:family="paragraph" style:parent-style-name="Heading_20_3">
      <style:text-properties fo:color="#158466" loext:opacity="100%"/>
    </style:style>
    <style:style style:name="P31" style:family="paragraph" style:parent-style-name="Text_20_body">
      <style:text-properties fo:color="#158466" loext:opacity="100%"/>
    </style:style>
    <style:style style:name="P32" style:family="paragraph" style:parent-style-name="Preformatted_20_Text">
      <style:paragraph-properties style:writing-mode="lr-tb"/>
      <style:text-properties fo:color="#158466" loext:opacity="100%"/>
    </style:style>
    <style:style style:name="P33" style:family="paragraph" style:parent-style-name="Table_20_Heading">
      <style:text-properties fo:color="#158466" loext:opacity="100%"/>
    </style:style>
    <style:style style:name="P34" style:family="paragraph" style:parent-style-name="Table_20_Contents">
      <style:text-properties fo:color="#158466" loext:opacity="100%" fo:font-size="2pt" style:font-size-asian="2pt" style:font-size-complex="2pt"/>
    </style:style>
    <style:style style:name="P35" style:family="paragraph" style:parent-style-name="Text_20_body" style:list-style-name="L9"/>
    <style:style style:name="P36" style:family="paragraph" style:parent-style-name="Text_20_body" style:list-style-name="L10">
      <style:text-properties fo:color="#158466" loext:opacity="100%"/>
    </style:style>
    <style:style style:name="P37" style:family="paragraph" style:parent-style-name="Text_20_body" style:list-style-name="L10"/>
    <style:style style:name="P38" style:family="paragraph" style:parent-style-name="Table_20_Contents">
      <style:text-properties fo:font-size="2pt" style:font-size-asian="2pt" style:font-size-complex="2pt"/>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text-properties fo:color="#ff0000" loext:opacity="100%"/>
    </style:style>
    <style:style style:name="P44" style:family="paragraph" style:parent-style-name="Text_20_body" style:list-style-name="L15"/>
    <style:style style:name="P45" style:family="paragraph" style:parent-style-name="Text_20_body" style:list-style-name="L16">
      <style:text-properties fo:color="#2a6099" loext:opacity="100%"/>
    </style:style>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8">
      <style:text-properties fo:color="#158466" loext:opacity="100%"/>
    </style:style>
    <style:style style:name="P50" style:family="paragraph" style:parent-style-name="Horizontal_20_Line">
      <style:text-properties fo:color="#158466" loext:opacity="100%"/>
    </style:style>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Preformatted_20_Text" style:list-style-name="L22">
      <style:paragraph-properties fo:margin-left="0in" fo:margin-right="0in" fo:text-indent="0in" style:auto-text-indent="false" style:writing-mode="lr-tb"/>
    </style:style>
    <style:style style:name="P56" style:family="paragraph" style:parent-style-name="Preformatted_20_Text" style:list-style-name="L22">
      <style:paragraph-properties style:writing-mode="lr-tb"/>
    </style:style>
    <style:style style:name="P57" style:family="paragraph" style:parent-style-name="Preformatted_20_Text" style:list-style-name="L22">
      <style:paragraph-properties fo:margin-top="0in" fo:margin-bottom="0.1965in" style:contextual-spacing="false" style:writing-mode="lr-tb"/>
    </style:style>
    <style:style style:name="P58" style:family="paragraph" style:parent-style-name="Text_20_body" style:list-style-name="L22">
      <style:text-properties fo:color="#ff0000" loext:opacity="100%"/>
    </style:style>
    <style:style style:name="P59"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60" style:family="paragraph" style:parent-style-name="Text_20_body" style:list-style-name="L23"/>
    <style:style style:name="P61" style:family="paragraph" style:parent-style-name="Text_20_body" style:list-style-name="L24">
      <style:text-properties fo:color="#ff0000" loext:opacity="100%"/>
    </style:style>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Preformatted_20_Text" style:list-style-name="L29">
      <style:paragraph-properties fo:margin-left="0in" fo:margin-right="0in" fo:text-indent="0in" style:auto-text-indent="false" style:writing-mode="lr-tb"/>
    </style:style>
    <style:style style:name="P68" style:family="paragraph" style:parent-style-name="Preformatted_20_Text" style:list-style-name="L29">
      <style:paragraph-properties fo:margin-top="0in" fo:margin-bottom="0.1965in" style:contextual-spacing="false" style:writing-mode="lr-tb"/>
    </style:style>
    <style:style style:name="P69" style:family="paragraph" style:parent-style-name="Text_20_body" style:list-style-name="L30"/>
    <style:style style:name="P70" style:family="paragraph" style:parent-style-name="Heading_20_2">
      <style:paragraph-properties fo:break-before="page"/>
    </style:style>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33">
      <style:text-properties fo:color="#2a6099" loext:opacity="100%"/>
    </style:style>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paragraph-properties fo:break-before="page"/>
    </style:style>
    <style:style style:name="P82" style:family="paragraph" style:parent-style-name="Horizontal_20_Line">
      <style:paragraph-properties fo:margin-top="0in" fo:margin-bottom="0.0972in" style:contextual-spacing="false" fo:line-height="115%"/>
    </style:style>
    <style:style style:name="P83" style:family="paragraph" style:parent-style-name="Heading_20_3">
      <style:paragraph-properties fo:margin-top="0in" fo:margin-bottom="0.0972in" style:contextual-spacing="false" fo:line-height="115%"/>
    </style:style>
    <style:style style:name="P84" style:family="paragraph" style:parent-style-name="Text_20_body" style:list-style-name="L40"/>
    <style:style style:name="P85" style:family="paragraph" style:parent-style-name="Text_20_body" style:list-style-name="L41"/>
    <style:style style:name="P86" style:family="paragraph" style:parent-style-name="Preformatted_20_Text" style:list-style-name="L41">
      <style:paragraph-properties fo:margin-left="0in" fo:margin-right="0in" fo:margin-top="0in" fo:margin-bottom="0.0972in" style:contextual-spacing="false" fo:line-height="115%" fo:text-indent="0in" style:auto-text-indent="false" style:writing-mode="lr-tb"/>
    </style:style>
    <style:style style:name="P87" style:family="paragraph" style:parent-style-name="Preformatted_20_Text" style:list-style-name="L41">
      <style:paragraph-properties fo:margin-top="0in" fo:margin-bottom="0.0972in" style:contextual-spacing="false" fo:line-height="115%" style:writing-mode="lr-tb"/>
    </style:style>
    <style:style style:name="P88" style:family="paragraph" style:parent-style-name="Text_20_body" style:list-style-name="L42"/>
    <style:style style:name="P89" style:family="paragraph" style:parent-style-name="Heading_20_4">
      <style:paragraph-properties fo:margin-top="0in" fo:margin-bottom="0.0972in" style:contextual-spacing="false" fo:line-height="115%"/>
    </style:style>
    <style:style style:name="P90" style:family="paragraph" style:parent-style-name="Text_20_body" style:list-style-name="L43"/>
    <style:style style:name="P91" style:family="paragraph" style:parent-style-name="Text_20_body" style:list-style-name="L44"/>
    <style:style style:name="P92" style:family="paragraph" style:parent-style-name="Text_20_body" style:list-style-name="L45"/>
    <style:style style:name="P93" style:family="paragraph" style:parent-style-name="Standard">
      <style:paragraph-properties fo:margin-top="0in" fo:margin-bottom="0.1965in" style:contextual-spacing="false"/>
    </style:style>
    <style:style style:name="P94" style:family="paragraph" style:parent-style-name="Heading_20_6">
      <style:paragraph-properties fo:margin-top="0in" fo:margin-bottom="0.0972in" style:contextual-spacing="false" fo:line-height="115%"/>
    </style:style>
    <style:style style:name="P95"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96" style:family="paragraph" style:parent-style-name="Text_20_body" style:list-style-name="L46"/>
    <style:style style:name="P97" style:family="paragraph" style:parent-style-name="Text_20_body" style:list-style-name="L46">
      <style:text-properties fo:color="#ff0000" loext:opacity="100%"/>
    </style:style>
    <style:style style:name="P98" style:family="paragraph" style:parent-style-name="Horizontal_20_Line">
      <style:paragraph-properties fo:margin-top="0in" fo:margin-bottom="0.0972in" style:contextual-spacing="false" fo:line-height="115%"/>
      <style:text-properties fo:color="#2a6099" loext:opacity="100%"/>
    </style:style>
    <style:style style:name="P99" style:family="paragraph" style:parent-style-name="Text_20_body" style:list-style-name="L47">
      <style:text-properties fo:color="#2a6099" loext:opacity="100%"/>
    </style:style>
    <style:style style:name="P100" style:family="paragraph" style:parent-style-name="Preformatted_20_Text">
      <style:paragraph-properties fo:margin-top="0in" fo:margin-bottom="0.0972in" style:contextual-spacing="false" fo:line-height="115%" style:writing-mode="lr-tb"/>
    </style:style>
    <style:style style:name="P101" style:family="paragraph" style:parent-style-name="Text_20_body" style:list-style-name="L48">
      <style:text-properties fo:color="#2a6099" loext:opacity="100%"/>
    </style:style>
    <style:style style:name="P102" style:family="paragraph" style:parent-style-name="Text_20_body" style:list-style-name="L48"/>
    <style:style style:name="P103" style:family="paragraph" style:parent-style-name="Text_20_body" style:list-style-name="L49"/>
    <style:style style:name="P104" style:family="paragraph" style:parent-style-name="Text_20_body" style:list-style-name="L50">
      <style:text-properties fo:color="#2a6099" loext:opacity="100%"/>
    </style:style>
    <style:style style:name="P105" style:family="paragraph" style:parent-style-name="Text_20_body" style:list-style-name="L50"/>
    <style:style style:name="P106" style:family="paragraph" style:parent-style-name="Text_20_body" style:list-style-name="L51"/>
    <style:style style:name="P107" style:family="paragraph" style:parent-style-name="Text_20_body" style:list-style-name="L52"/>
    <style:style style:name="P108" style:family="paragraph" style:parent-style-name="Text_20_body" style:list-style-name="L53">
      <style:text-properties fo:color="#2a6099" loext:opacity="100%"/>
    </style:style>
    <style:style style:name="P109" style:family="paragraph" style:parent-style-name="Text_20_body" style:list-style-name="L53"/>
    <style:style style:name="P110" style:family="paragraph" style:parent-style-name="Text_20_body">
      <style:text-properties fo:color="#2a6099" loext:opacity="100%"/>
    </style:style>
    <style:style style:name="P111" style:family="paragraph" style:parent-style-name="Text_20_body" style:list-style-name="L54">
      <style:text-properties fo:color="#2a6099" loext:opacity="100%"/>
    </style:style>
    <style:style style:name="P112" style:family="paragraph" style:parent-style-name="Text_20_body" style:list-style-name="L55">
      <style:text-properties fo:color="#2a6099" loext:opacity="100%"/>
    </style:style>
    <style:style style:name="P113" style:family="paragraph" style:parent-style-name="Text_20_body" style:list-style-name="L55"/>
    <style:style style:name="P114" style:family="paragraph" style:parent-style-name="Text_20_body" style:list-style-name="L56">
      <style:text-properties fo:color="#2a6099" loext:opacity="100%"/>
    </style:style>
    <style:style style:name="P115" style:family="paragraph" style:parent-style-name="Text_20_body" style:list-style-name="L56"/>
    <style:style style:name="P116" style:family="paragraph" style:parent-style-name="Text_20_body" style:list-style-name="L57"/>
    <style:style style:name="P117" style:family="paragraph" style:parent-style-name="Table_20_Heading">
      <style:text-properties fo:color="#2a6099" loext:opacity="100%"/>
    </style:style>
    <style:style style:name="P118" style:family="paragraph" style:parent-style-name="Standard">
      <style:paragraph-properties fo:margin-top="0in" fo:margin-bottom="0.1965in" style:contextual-spacing="false" style:writing-mode="lr-tb"/>
    </style:style>
    <style:style style:name="P119" style:family="paragraph" style:parent-style-name="Heading_20_6">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20" style:family="paragraph" style:parent-style-name="Text_20_body">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1" style:family="paragraph" style:parent-style-name="Horizontal_20_Line">
      <style:text-properties fo:color="#158466" loext:opacity="100%" style:font-name="Liberation Mono" fo:font-size="10pt" style:font-name-asian="NSimSun" style:font-size-asian="10pt" style:font-name-complex="Liberation Mono" style:font-size-complex="10pt"/>
    </style:style>
    <style:style style:name="P122" style:family="paragraph" style:parent-style-name="Heading_20_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3" style:family="paragraph" style:parent-style-name="Text_20_body">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24" style:family="paragraph" style:parent-style-name="Heading_20_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5" style:family="paragraph" style:parent-style-name="Text_20_body" style:list-style-name="L58">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26" style:family="paragraph" style:parent-style-name="Text_20_body" style:list-style-name="L5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28" style:family="paragraph" style:parent-style-name="Text_20_body" style:list-style-name="L6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29" style:family="paragraph" style:parent-style-name="Text_20_body" style:list-style-name="L61">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0" style:family="paragraph" style:parent-style-name="Text_20_body" style:list-style-name="L6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1" style:family="paragraph" style:parent-style-name="Text_20_body" style:list-style-name="L6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2" style:family="paragraph" style:parent-style-name="Text_20_body" style:list-style-name="L6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3" style:family="paragraph" style:parent-style-name="Text_20_body" style:list-style-name="L65">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4" style:family="paragraph" style:parent-style-name="Text_20_body" style:list-style-name="L66">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5" style:family="paragraph" style:parent-style-name="Text_20_body" style:list-style-name="L66">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6" style:family="paragraph" style:parent-style-name="Text_20_body" style:list-style-name="L67">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7" style:family="paragraph" style:parent-style-name="Text_20_body" style:list-style-name="L67">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38" style:family="paragraph" style:parent-style-name="Text_20_body" style:list-style-name="L68">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39" style:family="paragraph" style:parent-style-name="Text_20_body" style:list-style-name="L69">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0" style:family="paragraph" style:parent-style-name="Text_20_body" style:list-style-name="L70">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1" style:family="paragraph" style:parent-style-name="Text_20_body" style:list-style-name="L70">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2" style:family="paragraph" style:parent-style-name="Text_20_body" style:list-style-name="L71">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3" style:family="paragraph" style:parent-style-name="Text_20_body" style:list-style-name="L72">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4" style:family="paragraph" style:parent-style-name="Text_20_body" style:list-style-name="L73">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5" style:family="paragraph" style:parent-style-name="Text_20_body" style:list-style-name="L73">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6" style:family="paragraph" style:parent-style-name="Text_20_body" style:list-style-name="L74">
      <style:paragraph-properties fo:margin-top="0in" fo:margin-bottom="0.1965in" style:contextual-spacing="false"/>
      <style:text-properties style:font-name="Liberation Mono" fo:font-size="10pt" style:font-name-asian="NSimSun" style:font-size-asian="10pt" style:font-name-complex="Liberation Mono" style:font-size-complex="10pt"/>
    </style:style>
    <style:style style:name="P147" style:family="paragraph" style:parent-style-name="Text_20_body" style:list-style-name="L75">
      <style:paragraph-properties fo:margin-top="0in" fo:margin-bottom="0.1965in" style:contextual-spacing="false"/>
      <style:text-properties fo:color="#158466" loext:opacity="100%" style:font-name="Liberation Mono" fo:font-size="10pt" style:font-name-asian="NSimSun" style:font-size-asian="10pt" style:font-name-complex="Liberation Mono" style:font-size-complex="10pt"/>
    </style:style>
    <style:style style:name="P148" style:family="paragraph" style:parent-style-name="Text_20_body" style:list-style-name="L76"/>
    <style:style style:name="P149" style:family="paragraph" style:parent-style-name="Preformatted_20_Text" style:list-style-name="L76">
      <style:paragraph-properties fo:margin-left="0in" fo:margin-right="0in" fo:margin-top="0in" fo:margin-bottom="0.0972in" style:contextual-spacing="false" fo:line-height="115%" fo:text-indent="0in" style:auto-text-indent="false" style:writing-mode="lr-tb"/>
    </style:style>
    <style:style style:name="P150" style:family="paragraph" style:parent-style-name="Text_20_body" style:list-style-name="L77"/>
    <style:style style:name="P151" style:family="paragraph" style:parent-style-name="Text_20_body" style:list-style-name="L78"/>
    <style:style style:name="P152" style:family="paragraph" style:parent-style-name="Text_20_body" style:list-style-name="L79"/>
    <style:style style:name="P153" style:family="paragraph" style:parent-style-name="Text_20_body" style:list-style-name="L80"/>
    <style:style style:name="P154" style:family="paragraph" style:parent-style-name="Text_20_body" style:list-style-name="L81"/>
    <style:style style:name="P155" style:family="paragraph" style:parent-style-name="Text_20_body" style:list-style-name="L82"/>
    <style:style style:name="P156" style:family="paragraph" style:parent-style-name="Text_20_body" style:list-style-name="L83"/>
    <style:style style:name="P157" style:family="paragraph" style:parent-style-name="Heading_20_3">
      <style:paragraph-properties fo:margin-top="0in" fo:margin-bottom="0.0972in" style:contextual-spacing="false" fo:line-height="115%"/>
      <style:text-properties fo:color="#ff0000" loext:opacity="100%"/>
    </style:style>
    <style:style style:name="P158" style:family="paragraph" style:parent-style-name="Text_20_body" style:list-style-name="L84">
      <style:text-properties fo:color="#ff0000" loext:opacity="100%"/>
    </style:style>
    <style:style style:name="P159" style:family="paragraph" style:parent-style-name="Text_20_body" style:list-style-name="L84"/>
    <style:style style:name="P160" style:family="paragraph" style:parent-style-name="Horizontal_20_Line">
      <style:paragraph-properties fo:margin-top="0in" fo:margin-bottom="0.0972in" style:contextual-spacing="false" fo:line-height="115%"/>
      <style:text-properties fo:color="#ff0000" loext:opacity="100%"/>
    </style:style>
    <style:style style:name="P161" style:family="paragraph" style:parent-style-name="Text_20_body" style:list-style-name="L85"/>
    <style:style style:name="P162" style:family="paragraph" style:parent-style-name="Text_20_body" style:list-style-name="L85">
      <style:text-properties fo:color="#ff0000" loext:opacity="100%"/>
    </style:style>
    <style:style style:name="P163" style:family="paragraph" style:parent-style-name="Text_20_body" style:list-style-name="L86">
      <style:text-properties fo:color="#ff0000" loext:opacity="100%"/>
    </style:style>
    <style:style style:name="P164" style:family="paragraph" style:parent-style-name="Text_20_body" style:list-style-name="L87">
      <style:text-properties fo:color="#ff0000" loext:opacity="100%"/>
    </style:style>
    <style:style style:name="P165" style:family="paragraph" style:parent-style-name="Text_20_body" style:list-style-name="L88">
      <style:text-properties fo:color="#ff0000" loext:opacity="100%"/>
    </style:style>
    <style:style style:name="P166" style:family="paragraph" style:parent-style-name="Table_20_Heading">
      <style:text-properties fo:color="#ff0000" loext:opacity="100%"/>
    </style:style>
    <style:style style:name="P167" style:family="paragraph" style:parent-style-name="Text_20_body" style:list-style-name="L89"/>
    <style:style style:name="P168" style:family="paragraph" style:parent-style-name="Text_20_body" style:list-style-name="L89">
      <style:text-properties fo:color="#ff0000" loext:opacity="100%"/>
    </style:style>
    <style:style style:name="P169" style:family="paragraph" style:parent-style-name="Text_20_body" style:list-style-name="L90"/>
    <style:style style:name="P170" style:family="paragraph" style:parent-style-name="Text_20_body" style:list-style-name="L91"/>
    <style:style style:name="P171" style:family="paragraph" style:parent-style-name="Text_20_body" style:list-style-name="L92"/>
    <style:style style:name="P172" style:family="paragraph" style:parent-style-name="Text_20_body" style:list-style-name="L93"/>
    <style:style style:name="P173" style:family="paragraph" style:parent-style-name="Text_20_body" style:list-style-name="L94"/>
    <style:style style:name="P174" style:family="paragraph" style:parent-style-name="Text_20_body" style:list-style-name="L95">
      <style:text-properties fo:color="#ff0000" loext:opacity="100%"/>
    </style:style>
    <style:style style:name="P175" style:family="paragraph" style:parent-style-name="Text_20_body" style:list-style-name="L95"/>
    <style:style style:name="P176" style:family="paragraph" style:parent-style-name="Text_20_body" style:list-style-name="L96">
      <style:text-properties fo:color="#ff0000" loext:opacity="100%"/>
    </style:style>
    <style:style style:name="P177" style:family="paragraph" style:parent-style-name="Heading_20_2">
      <style:paragraph-properties fo:margin-top="0in" fo:margin-bottom="0.0972in" style:contextual-spacing="false" fo:line-height="115%"/>
    </style:style>
    <style:style style:name="P178" style:family="paragraph" style:parent-style-name="Preformatted_20_Text">
      <style:paragraph-properties fo:margin-top="0in" fo:margin-bottom="0.0972in" style:contextual-spacing="false" fo:line-height="115%" style:writing-mode="lr-tb"/>
      <style:text-properties fo:color="#ff0000" loext:opacity="100%"/>
    </style:style>
    <style:style style:name="P179" style:family="paragraph" style:parent-style-name="Text_20_body" style:list-style-name="L97"/>
    <style:style style:name="P180" style:family="paragraph" style:parent-style-name="Text_20_body" style:list-style-name="L98">
      <style:text-properties fo:color="#ff0000" loext:opacity="100%"/>
    </style:style>
    <style:style style:name="P181" style:family="paragraph" style:parent-style-name="Text_20_body" style:list-style-name="L98"/>
    <style:style style:name="P182" style:family="paragraph" style:parent-style-name="Text_20_body" style:list-style-name="L99"/>
    <style:style style:name="T1" style:family="text">
      <style:text-properties fo:color="#2a6099" loext:opacity="100%"/>
    </style:style>
    <style:style style:name="T2" style:family="text">
      <style:text-properties fo:color="#ff0000" loext:opacity="100%"/>
    </style:style>
    <style:style style:name="T3" style:family="text">
      <style:text-properties fo:color="#158466" loext:opacity="100%"/>
    </style:style>
    <style:style style:name="T4" style:family="text">
      <style:text-properties officeooo:rsid="001008f9"/>
    </style:style>
    <style:style style:name="T5" style:family="text">
      <style:text-properties fo:font-weight="normal" officeooo:rsid="0011ce29" style:font-weight-asian="normal" style:font-weight-complex="normal"/>
    </style:style>
    <style:style style:name="T6" style:family="text">
      <style:text-properties officeooo:rsid="001601a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Guiding Principles</text:h>
      <text:list text:style-name="L1">
        <text:list-item>
          <text:p text:style-name="P1">Keep <text:span text:style-name="Strong_20_Emphasis">four microservices</text:span> (2 medium, 1 large, 1 small).</text:p>
        </text:list-item>
        <text:list-item>
          <text:p text:style-name="P1">Use a <text:span text:style-name="Strong_20_Emphasis">message broker</text:span>, <text:span text:style-name="Strong_20_Emphasis">API gateway</text:span>, and <text:span text:style-name="Strong_20_Emphasis">client web app</text:span>.</text:p>
        </text:list-item>
        <text:list-item>
          <text:p text:style-name="P1">Have a clear, minimal <text:span text:style-name="Strong_20_Emphasis">end-to-end user workflow</text:span> that shows service interactions.</text:p>
        </text:list-item>
        <text:list-item>
          <text:p text:style-name="P1">Be <text:span text:style-name="Strong_20_Emphasis">number/data-themed</text:span> to highlight your analytical background (Economics, stats, etc.).</text:p>
        </text:list-item>
        <text:list-item>
          <text:p text:style-name="P1">Each microservice should have <text:span text:style-name="Strong_20_Emphasis">1–2 models</text:span> (some mock data is fine).</text:p>
        </text:list-item>
        <text:list-item>
          <text:p text:style-name="P1">Avoid being a "toy calculator" — keep a narrative or domain (finance, analytics, energy, etc.).</text:p>
        </text:list-item>
      </text:list>
      <text:p text:style-name="Horizontal_20_Line"/>
      <text:h text:style-name="Heading_20_2" text:outline-level="2">🧠 “Portfolio Insights”: Personal Finance Dashboard</text:h>
      <text:p text:style-name="Text_20_body">A user-facing app where you can visualize and manage your investments across multiple asset types.<text:line-break/>Each microservice represents a slice of the financial system.</text:p>
      <text:h text:style-name="Heading_20_3" text:outline-level="3">🧩 Microservic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ervice</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text:span text:style-name="T1">Portfolio Service</text:span></text:span></text:p>
          </table:table-cell>
          <table:table-cell table:style-name="Table1.A1" office:value-type="string">
            <text:p text:style-name="P2">🟢 Medium</text:p>
          </table:table-cell>
          <table:table-cell table:style-name="Table1.A1" office:value-type="string">
            <text:p text:style-name="P2">Stores user portfolios and tracked assets. CRUD operations for assets and allocations. Communicates with Market Data Service via gRPC to fetch prices.</text:p>
          </table:table-cell>
        </table:table-row>
        <table:table-row>
          <table:table-cell table:style-name="Table1.A1" office:value-type="string">
            <text:p text:style-name="Table_20_Contents"><text:span text:style-name="Strong_20_Emphasis"><text:span text:style-name="T2">Market Data Service</text:span></text:span></text:p>
          </table:table-cell>
          <table:table-cell table:style-name="Table1.A1" office:value-type="string">
            <text:p text:style-name="P3">🟢 Medium</text:p>
          </table:table-cell>
          <table:table-cell table:style-name="Table1.A1" office:value-type="string">
            <text:p text:style-name="P3">Provides simulated live asset prices (stocks, crypto, ETFs). Exposes gRPC endpoints. Uses background tasks to randomly update prices.</text:p>
          </table:table-cell>
        </table:table-row>
        <table:table-row>
          <table:table-cell table:style-name="Table1.A1" office:value-type="string">
            <text:p text:style-name="Table_20_Contents"><text:span text:style-name="Strong_20_Emphasis"><text:span text:style-name="T3">Analytics Service</text:span></text:span></text:p>
          </table:table-cell>
          <table:table-cell table:style-name="Table1.A1" office:value-type="string">
            <text:p text:style-name="P4">🔵 Large</text:p>
          </table:table-cell>
          <table:table-cell table:style-name="Table1.A1" office:value-type="string">
            <text:p text:style-name="P4">Consumes portfolio and market data events via RabbitMQ to compute metrics — ROI, volatility, asset allocation by category, performance over time.</text:p>
          </table:table-cell>
        </table:table-row>
        <table:table-row>
          <table:table-cell table:style-name="Table1.A1" office:value-type="string">
            <text:p text:style-name="Table_20_Contents"><text:span text:style-name="Strong_20_Emphasis">Notification Service</text:span></text:p>
          </table:table-cell>
          <table:table-cell table:style-name="Table1.A1" office:value-type="string">
            <text:p text:style-name="Table_20_Contents">🟡 Small</text:p>
          </table:table-cell>
          <table:table-cell table:style-name="Table1.A1" office:value-type="string">
            <text:p text:style-name="Table_20_Contents">Listens to “threshold crossed” events (e.g., portfolio drops &gt;5%) and stores/prints notifications.</text:p>
          </table:table-cell>
        </table:table-row>
      </table:table>
      <text:h text:style-name="Heading_20_3" text:outline-level="3">🧮 Technologies / Data Flow</text:h>
      <text:list text:style-name="L2">
        <text:list-item>
          <text:p text:style-name="P5">Portfolio sends “PortfolioUpdated” events to RabbitMQ.</text:p>
        </text:list-item>
        <text:list-item>
          <text:p text:style-name="P6">Analytics consumes events, calculates stats, publishes “AnalyticsUpdated”.</text:p>
        </text:list-item>
        <text:list-item>
          <text:p text:style-name="P7">Notification consumes analytics events and stores alerts.</text:p>
        </text:list-item>
        <text:list-item>
          <text:p text:style-name="P7">Client fetches via Gateway aggregated data for dashboard view.</text:p>
        </text:list-item>
      </text:list>
      <text:h text:style-name="Heading_20_3" text:outline-level="3">💻 UI Workflow</text:h>
      <text:list text:style-name="L3">
        <text:list-item>
          <text:p text:style-name="P8">User logs in (fake/simple).</text:p>
        </text:list-item>
        <text:list-item>
          <text:p text:style-name="P9">Creates a portfolio and adds some assets (symbols, quantities).</text:p>
        </text:list-item>
        <text:list-item>
          <text:p text:style-name="P10"><text:soft-page-break/>Market Data Service provides real-time or simulated prices.</text:p>
        </text:list-item>
        <text:list-item>
          <text:p text:style-name="P11">Analytics Service displays calculated stats (total value, daily % change, diversification pie).</text:p>
        </text:list-item>
        <text:list-item>
          <text:p text:style-name="P8">Notification Service alerts on thresholds (shown on UI navbar).</text:p>
        </text:list-item>
      </text:list>
      <text:h text:style-name="Heading_20_3" text:outline-level="3">🎯 Why It Works</text:h>
      <text:list text:style-name="L4">
        <text:list-item>
          <text:p text:style-name="P12">“Number-themed” ✅</text:p>
        </text:list-item>
        <text:list-item>
          <text:p text:style-name="P12">Mix of <text:span text:style-name="Strong_20_Emphasis">real-time simulation</text:span> and <text:span text:style-name="Strong_20_Emphasis">data analytics</text:span> ✅</text:p>
        </text:list-item>
        <text:list-item>
          <text:p text:style-name="P12">You demonstrate understanding of <text:span text:style-name="Strong_20_Emphasis">event-driven computation</text:span>, <text:span text:style-name="Strong_20_Emphasis">CQRS</text:span>, <text:span text:style-name="Strong_20_Emphasis">distributed data</text:span> ✅</text:p>
        </text:list-item>
        <text:list-item>
          <text:p text:style-name="P12">Visually rich dashboard potential ✅</text:p>
        </text:list-item>
      </text:list>
      <text:p text:style-name="Horizontal_20_Line"/>
      <text:h text:style-name="Heading_20_2" text:outline-level="2">🧩 Recommendation</text:h>
      <text:p text:style-name="Text_20_body">Given your <text:span text:style-name="Strong_20_Emphasis">Economics + software</text:span> background and your goal of showcasing <text:span text:style-name="Strong_20_Emphasis">numerical reasoning</text:span>, I strongly recommend:</text:p>
      <text:h text:style-name="Heading_20_3" text:outline-level="3">✅ <text:span text:style-name="Strong_20_Emphasis">Portfolio Insights (Personal Finance Dashboard)</text:span></text:h>
      <text:p text:style-name="Text_20_body">It’s compact, elegant, intellectually relevant to your background, and easy to describe in interviews.<text:line-break/>It can reuse many of the same patterns from the e-commerce demo:</text:p>
      <text:list text:style-name="L5">
        <text:list-item>
          <text:p text:style-name="P13"><text:span text:style-name="T1">Portfolio </text:span>↔ Market Data (gRPC sync)</text:p>
        </text:list-item>
        <text:list-item>
          <text:p text:style-name="P14">Portfolio → Analytics (RabbitMQ async)</text:p>
        </text:list-item>
        <text:list-item>
          <text:p text:style-name="P15">Analytics → Notification (RabbitMQ async)</text:p>
        </text:list-item>
        <text:list-item>
          <text:p text:style-name="P16">API Gateway + Razor Client</text:p>
        </text:list-item>
      </text:list>
      <text:p text:style-name="Horizontal_20_Line"/>
      <text:h text:style-name="Heading_20_2" text:outline-level="2">🧠 Example Folder Structure</text:h>
      <text:p text:style-name="P17"><text:span text:style-name="Source_20_Text">Portfolio-Insights/</text:span></text:p>
      <text:p text:style-name="P18"><text:span text:style-name="Source_20_Text">├── src/</text:span></text:p>
      <text:p text:style-name="P18"><text:span text:style-name="Source_20_Text">│ <text:s text:c="2"/>├── Services/</text:span></text:p>
      <text:p text:style-name="P18"><text:span text:style-name="Source_20_Text">│ <text:s text:c="2"/>│ <text:s text:c="2"/>├── </text:span><text:span text:style-name="Source_20_Text"><text:span text:style-name="T1">Portfolio.API/ <text:s text:c="8"/># CRUD + send events</text:span></text:span></text:p>
      <text:p text:style-name="P18"><text:span text:style-name="Source_20_Text"><text:span text:style-name="T2">│ <text:s text:c="2"/>│ <text:s text:c="2"/>├── MarketData.API/ <text:s text:c="7"/># Simulated gRPC market feed</text:span></text:span></text:p>
      <text:p text:style-name="P18"><text:span text:style-name="Source_20_Text">│ <text:s text:c="2"/>│ <text:s text:c="2"/>├── </text:span><text:span text:style-name="Source_20_Text"><text:span text:style-name="T3">Analytics.API/ <text:s text:c="8"/># Listens to events and computes metrics</text:span></text:span></text:p>
      <text:p text:style-name="P18"><text:span text:style-name="Source_20_Text">│ <text:s text:c="2"/>│ <text:s text:c="2"/>├── Notification.API/ <text:s text:c="5"/># Small alert system</text:span></text:p>
      <text:p text:style-name="P18"><text:span text:style-name="Source_20_Text">│ <text:s text:c="2"/>├── BuildingBlocks/ <text:s text:c="11"/># Shared utilities, messages, eventbus</text:span></text:p>
      <text:p text:style-name="P18"><text:span text:style-name="Source_20_Text">│ <text:s text:c="2"/>├── ApiGateway/</text:span></text:p>
      <text:p text:style-name="P18"><text:span text:style-name="Source_20_Text">│ <text:s text:c="2"/>└── WebApp/ <text:s text:c="19"/># Razor dashboard (charts, alerts)</text:span></text:p>
      <text:p text:style-name="P18"><text:span text:style-name="Source_20_Text">├── docker-compose.yml</text:span></text:p>
      <text:p text:style-name="P19"><text:span text:style-name="Source_20_Text">└── README.md</text:span></text:p>
      <text:p text:style-name="Horizontal_20_Line"/>
      <text:p text:style-name="Text_20_body"><text:soft-page-break/><text:span text:style-name="Strong_20_Emphasis">Portfolio Insights</text:span> is a perfect next step after your e-commerce microservices app. It’s compact, “number-themed,” and lets you demonstrate fluency in distributed architecture, asynchronous computation, and data-driven design.</text:p>
      <text:p text:style-name="Text_20_body">Below is a complete breakdown: <text:span text:style-name="Strong_20_Emphasis">models, endpoints, communication patterns, published events, and the UI workflow</text:span> — written so you can implement it cleanly and systematically.</text:p>
      <text:p text:style-name="Horizontal_20_Line"/>
      <text:h text:style-name="Heading_20_1" text:outline-level="1">🧭 Project Overview</text:h>
      <text:p text:style-name="Text_20_body"><text:span text:style-name="Strong_20_Emphasis">Goal:</text:span> A <text:span text:style-name="Emphasis">Personal Finance Dashboard</text:span> that tracks simulated assets in a user’s portfolio, retrieves market prices, computes analytics (like ROI and diversification), and triggers alerts when thresholds are crossed.</text:p>
      <text:p text:style-name="Text_20_body">The app will mirror the structure of your previous project:</text:p>
      <text:list text:style-name="L6">
        <text:list-item>
          <text:p text:style-name="P20">4 microservices (Portfolio, MarketData, Analytics, Notification)</text:p>
        </text:list-item>
        <text:list-item>
          <text:p text:style-name="P20">Shared Building Blocks library + RabbitMQ message bus</text:p>
        </text:list-item>
        <text:list-item>
          <text:p text:style-name="P20">YARP API Gateway</text:p>
        </text:list-item>
        <text:list-item>
          <text:p text:style-name="P20">Razor Pages WebApp (client)</text:p>
        </text:list-item>
      </text:list>
      <text:p text:style-name="Horizontal_20_Line"/>
      <text:h text:style-name="P21" text:outline-level="1">🧩 Microservice 1: Portfolio Service (🟢 Medium)</text:h>
      <text:h text:style-name="P22" text:outline-level="3">Purpose</text:h>
      <text:p text:style-name="Text_20_body"><text:span text:style-name="T1">Owns all </text:span><text:span text:style-name="Emphasis"><text:span text:style-name="T1">user-entered data</text:span></text:span><text:span text:style-name="T1">: portfolios and the assets inside them.</text:span></text:p>
      <text:h text:style-name="P22" text:outline-level="3">Models</text:h>
      <text:p text:style-name="P17"><text:span text:style-name="Source_20_Text"><text:span text:style-name="T1">public class Portfolio</text:span></text:span></text:p>
      <text:p text:style-name="P18"><text:span text:style-name="Source_20_Text"><text:span text:style-name="T1">{</text:span></text:span></text:p>
      <text:p text:style-name="P18"><text:span text:style-name="Source_20_Text"><text:span text:style-name="T1"><text:s text:c="4"/>public Guid Id { get; set; }</text:span></text:span></text:p>
      <text:p text:style-name="P18"><text:span text:style-name="Source_20_Text"><text:span text:style-name="T1"><text:s text:c="4"/>public string UserName { get; set; } = default!;</text:span></text:span></text:p>
      <text:p text:style-name="P18"><text:span text:style-name="Source_20_Text"><text:span text:style-name="T1"><text:s text:c="4"/>public List&lt;PortfolioAsset&gt; Assets { get; set; } = new();</text:span></text:span></text:p>
      <text:p text:style-name="P18"><text:span text:style-name="Source_20_Text"><text:span text:style-name="T1">}</text:span></text:span></text:p>
      <text:p text:style-name="P23"/>
      <text:p text:style-name="P18"><text:span text:style-name="Source_20_Text"><text:span text:style-name="T1">public class PortfolioAsset</text:span></text:span></text:p>
      <text:p text:style-name="P18"><text:span text:style-name="Source_20_Text"><text:span text:style-name="T1">{</text:span></text:span></text:p>
      <text:p text:style-name="P18"><text:span text:style-name="Source_20_Text"><text:span text:style-name="T1"><text:s text:c="4"/>public Guid Id { get; set; }</text:span></text:span></text:p>
      <text:p text:style-name="P18"><text:span text:style-name="Source_20_Text"><text:span text:style-name="T1"><text:s text:c="4"/>public string Symbol { get; set; } = default!; <text:s text:c="2"/>// e.g. AAPL</text:span></text:span></text:p>
      <text:p text:style-name="P18"><text:span text:style-name="Source_20_Text"><text:span text:style-name="T1"><text:s text:c="4"/>public string Name { get; set; } = default!;</text:span></text:span></text:p>
      <text:p text:style-name="P18"><text:span text:style-name="Source_20_Text"><text:span text:style-name="T1"><text:s text:c="4"/>public decimal Quantity { get; set; }</text:span></text:span></text:p>
      <text:p text:style-name="P19"><text:span text:style-name="Source_20_Text"><text:span text:style-name="T1">}</text:span></text:span></text:p>
      <text:h text:style-name="P22" text:outline-level="3"><text:soft-page-break/>Endpoints (REST)</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Verb</text:p>
            </table:table-cell>
            <table:table-cell table:style-name="Table4.A1" office:value-type="string">
              <text:p text:style-name="Table_20_Heading">Rout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text:span text:style-name="Source_20_Text"><text:span text:style-name="T1">GET /api/portfolio/{user}</text:span></text:span></text:p>
          </table:table-cell>
          <table:table-cell table:style-name="Table4.A1" office:value-type="string">
            <text:p text:style-name="P2">Get a user’s portfolio</text:p>
          </table:table-cell>
          <table:table-cell table:style-name="Table4.A1" office:value-type="string">
            <text:p text:style-name="P24"/>
          </table:table-cell>
        </table:table-row>
        <table:table-row>
          <table:table-cell table:style-name="Table4.A1" office:value-type="string">
            <text:p text:style-name="Table_20_Contents"><text:span text:style-name="Source_20_Text"><text:span text:style-name="T1">POST /api/portfolio/{user}</text:span></text:span></text:p>
          </table:table-cell>
          <table:table-cell table:style-name="Table4.A1" office:value-type="string">
            <text:p text:style-name="P2">Create/update a portfolio</text:p>
          </table:table-cell>
          <table:table-cell table:style-name="Table4.A1" office:value-type="string">
            <text:p text:style-name="P24"/>
          </table:table-cell>
        </table:table-row>
        <table:table-row>
          <table:table-cell table:style-name="Table4.A1" office:value-type="string">
            <text:p text:style-name="Table_20_Contents"><text:span text:style-name="Source_20_Text"><text:span text:style-name="T1">POST /api/portfolio/{user}/asset</text:span></text:span></text:p>
          </table:table-cell>
          <table:table-cell table:style-name="Table4.A1" office:value-type="string">
            <text:p text:style-name="P2">Add an asset</text:p>
          </table:table-cell>
          <table:table-cell table:style-name="Table4.A1" office:value-type="string">
            <text:p text:style-name="P24"/>
          </table:table-cell>
        </table:table-row>
        <table:table-row>
          <table:table-cell table:style-name="Table4.A1" office:value-type="string">
            <text:p text:style-name="Table_20_Contents"><text:span text:style-name="Source_20_Text"><text:span text:style-name="T1">DELETE /api/portfolio/{user}/asset/{id}</text:span></text:span></text:p>
          </table:table-cell>
          <table:table-cell table:style-name="Table4.A1" office:value-type="string">
            <text:p text:style-name="P2">Remove an asset</text:p>
          </table:table-cell>
          <table:table-cell table:style-name="Table4.A1" office:value-type="string">
            <text:p text:style-name="P24"/>
          </table:table-cell>
        </table:table-row>
        <table:table-row table:style-name="Table4.6">
          <table:table-cell table:style-name="Table4.A1" office:value-type="string">
            <text:p text:style-name="Table_20_Contents"><text:span text:style-name="Source_20_Text"><text:span text:style-name="T1">POST /api/portfolio/{user}/revalue</text:span></text:span></text:p>
          </table:table-cell>
          <table:table-cell table:style-name="Table4.A1" office:value-type="string">
            <text:p text:style-name="P2">Triggers async analytics update (publishes event)</text:p>
          </table:table-cell>
          <table:table-cell table:style-name="Table4.A1" office:value-type="string">
            <text:p text:style-name="P24"/>
          </table:table-cell>
        </table:table-row>
      </table:table>
      <text:h text:style-name="P22" text:outline-level="3">Communication</text:h>
      <text:list text:style-name="L7">
        <text:list-item>
          <text:p text:style-name="P25"><text:span text:style-name="Strong_20_Emphasis"><text:span text:style-name="T2">Sync (gRPC)</text:span></text:span><text:span text:style-name="T2">: </text:span><text:span text:style-name="T1">Calls </text:span><text:span text:style-name="Emphasis"><text:span text:style-name="T1">MarketData Service</text:span></text:span><text:span text:style-name="T1"> to get current prices for its assets.</text:span></text:p>
        </text:list-item>
        <text:list-item>
          <text:p text:style-name="P25"><text:span text:style-name="Strong_20_Emphasis"><text:span text:style-name="T1">Async (RabbitMQ)</text:span></text:span><text:span text:style-name="T1">: Publishes </text:span><text:span text:style-name="Source_20_Text"><text:span text:style-name="T1">PortfolioUpdatedEvent</text:span></text:span><text:span text:style-name="T1"> whenever a portfolio changes.</text:span></text:p>
        </text:list-item>
      </text:list>
      <text:h text:style-name="P22" text:outline-level="3">Published Events</text:h>
      <text:p text:style-name="P17"><text:span text:style-name="Source_20_Text"><text:span text:style-name="T1">public record PortfolioUpdatedEvent(string UserName, List&lt;PortfolioAssetDto&gt; Assets);</text:span></text:span></text:p>
      <text:p text:style-name="P19"><text:span text:style-name="Source_20_Text"><text:span text:style-name="T1">public record PortfolioAssetDto(string Symbol, decimal Quantity);</text:span></text:span></text:p>
      <text:p text:style-name="Horizontal_20_Line"/>
      <text:h text:style-name="Heading_20_1" text:outline-level="1">🧩<text:span text:style-name="T2"> Microservice 2: Market Data Service (🟢 Medium)</text:span></text:h>
      <text:h text:style-name="P26" text:outline-level="3">Purpose</text:h>
      <text:p text:style-name="P27">Provides market prices for assets. Simulates updates periodically.</text:p>
      <text:h text:style-name="P26" text:outline-level="3">Models</text:h>
      <text:p text:style-name="P17"><text:span text:style-name="Source_20_Text"><text:span text:style-name="T2">public class MarketPrice</text:span></text:span></text:p>
      <text:p text:style-name="P18"><text:span text:style-name="Source_20_Text"><text:span text:style-name="T2">{</text:span></text:span></text:p>
      <text:p text:style-name="P18"><text:span text:style-name="Source_20_Text"><text:span text:style-name="T2"><text:s text:c="4"/>public string Symbol { get; set; } = default!;</text:span></text:span></text:p>
      <text:p text:style-name="P18"><text:span text:style-name="Source_20_Text"><text:span text:style-name="T2"><text:s text:c="4"/>public decimal Price { get; set; }</text:span></text:span></text:p>
      <text:p text:style-name="P18"><text:span text:style-name="Source_20_Text"><text:span text:style-name="T2"><text:s text:c="4"/>public DateTime LastUpdated { get; set; }</text:span></text:span></text:p>
      <text:p text:style-name="P19"><text:span text:style-name="Source_20_Text"><text:span text:style-name="T2">}</text:span></text:span></text:p>
      <text:h text:style-name="P26" text:outline-level="3">Endpoints (gRPC)</text:h>
      <text:p text:style-name="P17"><text:span text:style-name="Source_20_Text"><text:span text:style-name="T2">service MarketData {</text:span></text:span></text:p>
      <text:p text:style-name="P18"><text:span text:style-name="Source_20_Text"><text:span text:style-name="T2"><text:s text:c="2"/>rpc GetPrice (PriceRequest) returns (PriceReply);</text:span></text:span></text:p>
      <text:p text:style-name="P18"><text:span text:style-name="Source_20_Text"><text:span text:style-name="T2"><text:s text:c="2"/>rpc GetPrices (PriceListRequest) returns (PriceListReply);</text:span></text:span></text:p>
      <text:p text:style-name="P18"><text:span text:style-name="Source_20_Text"><text:span text:style-name="T2">}</text:span></text:span></text:p>
      <text:p text:style-name="P18"><text:span text:style-name="Source_20_Text"><text:span text:style-name="T2">message PriceRequest { string symbol = 1; }</text:span></text:span></text:p>
      <text:p text:style-name="P18"><text:span text:style-name="Source_20_Text"><text:span text:style-name="T2">message PriceReply { string symbol = 1; double price = 2; }</text:span></text:span></text:p>
      <text:p text:style-name="P18"><text:span text:style-name="Source_20_Text"><text:span text:style-name="T2">message PriceListRequest { repeated string symbols = 1; }</text:span></text:span></text:p>
      <text:p text:style-name="P19"><text:soft-page-break/><text:span text:style-name="Source_20_Text"><text:span text:style-name="T2">message PriceListReply { repeated PriceReply prices = 1; }</text:span></text:span></text:p>
      <text:h text:style-name="P26" text:outline-level="3">Communication</text:h>
      <text:list text:style-name="L8">
        <text:list-item>
          <text:p text:style-name="P28"><text:span text:style-name="Strong_20_Emphasis"><text:span text:style-name="T2">Responds via gRPC</text:span></text:span><text:span text:style-name="T2"> to Portfolio and Analytics services.</text:span></text:p>
        </text:list-item>
        <text:list-item>
          <text:p text:style-name="P28"><text:span text:style-name="Strong_20_Emphasis"><text:span text:style-name="T2">Publishes RabbitMQ </text:span></text:span><text:span text:style-name="Strong_20_Emphasis"><text:span text:style-name="Source_20_Text"><text:span text:style-name="T2">MarketPricesUpdatedEvent</text:span></text:span></text:span><text:span text:style-name="T2"> every N seconds (simulated feed).</text:span></text:p>
        </text:list-item>
      </text:list>
      <text:h text:style-name="P26" text:outline-level="3">Published Events</text:h>
      <text:p text:style-name="P17"><text:span text:style-name="Source_20_Text"><text:span text:style-name="T2">public record MarketPricesUpdatedEvent(List&lt;MarketPriceDto&gt; Prices);</text:span></text:span></text:p>
      <text:p text:style-name="P19"><text:span text:style-name="Source_20_Text"><text:span text:style-name="T2">public record MarketPriceDto(string Symbol, decimal Price);</text:span></text:span></text:p>
      <text:p text:style-name="Horizontal_20_Line"/>
      <text:h text:style-name="P29" text:outline-level="1">🧩 Microservice 3: Analytics Service (🔵 Large)</text:h>
      <text:h text:style-name="P30" text:outline-level="3">Purpose</text:h>
      <text:p text:style-name="P31">Central computation engine. Listens to portfolio and market-data updates, calculates portfolio metrics, and sends results to Notification Service.</text:p>
      <text:h text:style-name="P30" text:outline-level="3">Models</text:h>
      <text:p text:style-name="P17"><text:span text:style-name="Source_20_Text"><text:span text:style-name="T3">public class PortfolioAnalytics</text:span></text:span></text:p>
      <text:p text:style-name="P18"><text:span text:style-name="Source_20_Text"><text:span text:style-name="T3">{</text:span></text:span></text:p>
      <text:p text:style-name="P18"><text:span text:style-name="Source_20_Text"><text:span text:style-name="T3"><text:s text:c="4"/>public Guid Id { get; set; }</text:span></text:span></text:p>
      <text:p text:style-name="P18"><text:span text:style-name="Source_20_Text"><text:span text:style-name="T3"><text:s text:c="4"/>public string UserName { get; set; } = default!;</text:span></text:span></text:p>
      <text:p text:style-name="P18"><text:span text:style-name="Source_20_Text"><text:span text:style-name="T3"><text:s text:c="4"/>public decimal TotalValue { get; set; }</text:span></text:span></text:p>
      <text:p text:style-name="P18"><text:span text:style-name="Source_20_Text"><text:span text:style-name="T3"><text:s text:c="4"/>public decimal DailyChangePercent { get; set; }</text:span></text:span></text:p>
      <text:p text:style-name="P18"><text:span text:style-name="Source_20_Text"><text:span text:style-name="T3"><text:s text:c="4"/>public decimal TotalReturnPercent { get; set; }</text:span></text:span></text:p>
      <text:p text:style-name="P18"><text:span text:style-name="Source_20_Text"><text:span text:style-name="T3"><text:s text:c="4"/>public List&lt;AssetContribution&gt; AssetContributions { get; set; } = new();</text:span></text:span></text:p>
      <text:p text:style-name="P18"><text:span text:style-name="Source_20_Text"><text:span text:style-name="T3">}</text:span></text:span></text:p>
      <text:p text:style-name="P32"/>
      <text:p text:style-name="P18"><text:span text:style-name="Source_20_Text"><text:span text:style-name="T3">public class AssetContribution</text:span></text:span></text:p>
      <text:p text:style-name="P18"><text:span text:style-name="Source_20_Text"><text:span text:style-name="T3">{</text:span></text:span></text:p>
      <text:p text:style-name="P18"><text:span text:style-name="Source_20_Text"><text:span text:style-name="T3"><text:s text:c="4"/>public string Symbol { get; set; } = default!;</text:span></text:span></text:p>
      <text:p text:style-name="P18"><text:span text:style-name="Source_20_Text"><text:span text:style-name="T3"><text:s text:c="4"/>public decimal WeightPercent { get; set; }</text:span></text:span></text:p>
      <text:p text:style-name="P18"><text:span text:style-name="Source_20_Text"><text:span text:style-name="T3"><text:s text:c="4"/>public decimal CurrentValue { get; set; }</text:span></text:span></text:p>
      <text:p text:style-name="P19"><text:span text:style-name="Source_20_Text"><text:span text:style-name="T3">}</text:span></text:span></text:p>
      <text:h text:style-name="P30"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3">Verb</text:p>
            </table:table-cell>
            <table:table-cell table:style-name="Table5.A1" office:value-type="string">
              <text:p text:style-name="P33">Route</text:p>
            </table:table-cell>
            <table:table-cell table:style-name="Table5.A1" office:value-type="string">
              <text:p text:style-name="P33">Description</text:p>
            </table:table-cell>
          </table:table-row>
        </table:table-header-rows>
        <table:table-row>
          <table:table-cell table:style-name="Table5.A1" office:value-type="string">
            <text:p text:style-name="Table_20_Contents"><text:span text:style-name="Source_20_Text"><text:span text:style-name="T3">GET /api/analytics/{user}</text:span></text:span></text:p>
          </table:table-cell>
          <table:table-cell table:style-name="Table5.A1" office:value-type="string">
            <text:p text:style-name="P4">Returns current analytics for a user</text:p>
          </table:table-cell>
          <table:table-cell table:style-name="Table5.A1" office:value-type="string">
            <text:p text:style-name="P34"/>
          </table:table-cell>
        </table:table-row>
        <table:table-row>
          <table:table-cell table:style-name="Table5.A1" office:value-type="string">
            <text:p text:style-name="Table_20_Contents"><text:span text:style-name="Source_20_Text"><text:span text:style-name="T3">GET /api/analytics/{user}/history</text:span></text:span></text:p>
          </table:table-cell>
          <table:table-cell table:style-name="Table5.A1" office:value-type="string">
            <text:p text:style-name="P4">Returns stored snapshots (optional)</text:p>
          </table:table-cell>
          <table:table-cell table:style-name="Table5.A1" office:value-type="string">
            <text:p text:style-name="P34"/>
          </table:table-cell>
        </table:table-row>
      </table:table>
      <text:h text:style-name="P30" text:outline-level="3"><text:soft-page-break/></text:h>
      <text:h text:style-name="P30" text:outline-level="3">Communication</text:h>
      <text:list text:style-name="L9">
        <text:list-item>
          <text:p text:style-name="P35"><text:span text:style-name="Strong_20_Emphasis"><text:span text:style-name="T3">Consumes RabbitMQ</text:span></text:span><text:span text:style-name="T3">:</text:span></text:p>
          <text:list>
            <text:list-item>
              <text:p text:style-name="P35"><text:span text:style-name="Source_20_Text"><text:span text:style-name="T3">PortfolioUpdatedEvent</text:span></text:span><text:span text:style-name="T3"> from Portfolio Service</text:span></text:p>
            </text:list-item>
            <text:list-item>
              <text:p text:style-name="P35"><text:span text:style-name="Source_20_Text"><text:span text:style-name="T3">MarketPricesUpdatedEvent</text:span></text:span><text:span text:style-name="T3"> from MarketData Service</text:span></text:p>
            </text:list-item>
          </text:list>
        </text:list-item>
        <text:list-item>
          <text:p text:style-name="P35"><text:span text:style-name="Strong_20_Emphasis"><text:span text:style-name="T3">gRPC Calls</text:span></text:span><text:span text:style-name="T3">: May query MarketData Service for missing prices.</text:span></text:p>
        </text:list-item>
        <text:list-item>
          <text:p text:style-name="P35"><text:span text:style-name="Strong_20_Emphasis"><text:span text:style-name="T3">Publishes RabbitMQ Event</text:span></text:span><text:span text:style-name="T3">: </text:span><text:span text:style-name="Source_20_Text"><text:span text:style-name="T3">AnalyticsComputedEvent</text:span></text:span><text:span text:style-name="T3"> with calculated stats.</text:span></text:p>
        </text:list-item>
      </text:list>
      <text:h text:style-name="P30" text:outline-level="3">Published Events</text:h>
      <text:p text:style-name="P17"><text:span text:style-name="Source_20_Text"><text:span text:style-name="T3">public record AnalyticsComputedEvent(</text:span></text:span></text:p>
      <text:p text:style-name="P18"><text:span text:style-name="Source_20_Text"><text:span text:style-name="T3"><text:s text:c="4"/>string UserName,</text:span></text:span></text:p>
      <text:p text:style-name="P18"><text:span text:style-name="Source_20_Text"><text:span text:style-name="T3"><text:s text:c="4"/>decimal TotalValue,</text:span></text:span></text:p>
      <text:p text:style-name="P18"><text:span text:style-name="Source_20_Text"><text:span text:style-name="T3"><text:s text:c="4"/>decimal DailyChangePercent,</text:span></text:span></text:p>
      <text:p text:style-name="P19"><text:span text:style-name="Source_20_Text"><text:span text:style-name="T3"><text:s text:c="4"/>decimal TotalReturnPercent);</text:span></text:span></text:p>
      <text:h text:style-name="P30" text:outline-level="3">Example Logic</text:h>
      <text:list text:style-name="L10">
        <text:list-item>
          <text:p text:style-name="P36">On new portfolio → join with latest prices → compute total value.</text:p>
        </text:list-item>
        <text:list-item>
          <text:p text:style-name="P36">Store snapshot in PostgreSQL or SQL Server.</text:p>
        </text:list-item>
        <text:list-item>
          <text:p text:style-name="P37"><text:span text:style-name="T3">Publish </text:span><text:span text:style-name="Source_20_Text"><text:span text:style-name="T3">AnalyticsComputedEvent</text:span></text:span><text:span text:style-name="T3">.</text:span></text:p>
        </text:list-item>
      </text:list>
      <text:p text:style-name="Horizontal_20_Line"/>
      <text:h text:style-name="Heading_20_1" text:outline-level="1">🧩 Microservice 4: Notification Service (🟡 Small)</text:h>
      <text:h text:style-name="Heading_20_3" text:outline-level="3">Purpose</text:h>
      <text:p text:style-name="Text_20_body">Listens for analytics updates and generates alerts based on thresholds.</text:p>
      <text:h text:style-name="Heading_20_3" text:outline-level="3">Models</text:h>
      <text:p text:style-name="P17"><text:span text:style-name="Source_20_Text">public class Notification</text:span></text:p>
      <text:p text:style-name="P18"><text:span text:style-name="Source_20_Text">{</text:span></text:p>
      <text:p text:style-name="P18"><text:span text:style-name="Source_20_Text"><text:s text:c="4"/>public Guid Id { get; set; }</text:span></text:p>
      <text:p text:style-name="P18"><text:span text:style-name="Source_20_Text"><text:s text:c="4"/>public string UserName { get; set; } = default!;</text:span></text:p>
      <text:p text:style-name="P18"><text:span text:style-name="Source_20_Text"><text:s text:c="4"/>public string Message { get; set; } = default!;</text:span></text:p>
      <text:p text:style-name="P18"><text:span text:style-name="Source_20_Text"><text:s text:c="4"/>public DateTime CreatedAt { get; set; }</text:span></text:p>
      <text:p text:style-name="P18"><text:span text:style-name="Source_20_Text"><text:s text:c="4"/>public bool IsRead { get; set; }</text:span></text:p>
      <text:p text:style-name="P19"><text:span text:style-name="Source_20_Text">}</text:span></text:p>
      <text:h text:style-name="Heading_20_3" text:outline-level="3"><text:soft-page-break/>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Verb</text:p>
            </table:table-cell>
            <table:table-cell table:style-name="Table6.A1" office:value-type="string">
              <text:p text:style-name="Table_20_Heading">Route</text:p>
            </table:table-cell>
            <table:table-cell table:style-name="Table6.A1" office:value-type="string">
              <text:p text:style-name="Table_20_Heading">Description</text:p>
            </table:table-cell>
          </table:table-row>
        </table:table-header-rows>
        <table:table-row>
          <table:table-cell table:style-name="Table6.A1" office:value-type="string">
            <text:p text:style-name="Table_20_Contents"><text:span text:style-name="Source_20_Text">GET /api/notifications/{user}</text:span></text:p>
          </table:table-cell>
          <table:table-cell table:style-name="Table6.A1" office:value-type="string">
            <text:p text:style-name="Table_20_Contents">List user notifications</text:p>
          </table:table-cell>
          <table:table-cell table:style-name="Table6.A1" office:value-type="string">
            <text:p text:style-name="P38"/>
          </table:table-cell>
        </table:table-row>
        <table:table-row>
          <table:table-cell table:style-name="Table6.A1" office:value-type="string">
            <text:p text:style-name="Table_20_Contents"><text:span text:style-name="Source_20_Text">POST /api/notifications/{id}/read</text:span></text:p>
          </table:table-cell>
          <table:table-cell table:style-name="Table6.A1" office:value-type="string">
            <text:p text:style-name="Table_20_Contents">Mark notification as read</text:p>
          </table:table-cell>
          <table:table-cell table:style-name="Table6.A1" office:value-type="string">
            <text:p text:style-name="P38"/>
          </table:table-cell>
        </table:table-row>
      </table:table>
      <text:h text:style-name="Heading_20_3" text:outline-level="3">Communication</text:h>
      <text:list text:style-name="L11">
        <text:list-item>
          <text:p text:style-name="P39"><text:span text:style-name="Strong_20_Emphasis">Consumes RabbitMQ</text:span>: <text:span text:style-name="Source_20_Text">AnalyticsComputedEvent</text:span></text:p>
        </text:list-item>
        <text:list-item>
          <text:p text:style-name="P39">Creates notifications such as:</text:p>
          <text:list>
            <text:list-item>
              <text:p text:style-name="P39">“Your portfolio increased by 5% today 🎉”</text:p>
            </text:list-item>
            <text:list-item>
              <text:p text:style-name="P39">“Warning: value dropped &gt; 3% today ⚠️”</text:p>
            </text:list-item>
          </text:list>
        </text:list-item>
      </text:list>
      <text:p text:style-name="Horizontal_20_Line"/>
      <text:h text:style-name="Heading_20_1" text:outline-level="1">⚙️ Building Blocks Project</text:h>
      <text:p text:style-name="Text_20_body">Contains:</text:p>
      <text:list text:style-name="L12">
        <text:list-item>
          <text:p text:style-name="P40">Shared event contracts</text:p>
        </text:list-item>
        <text:list-item>
          <text:p text:style-name="P40">Message bus abstraction (MassTransit + RabbitMQ)</text:p>
        </text:list-item>
        <text:list-item>
          <text:p text:style-name="P40">Common utilities (e.g., logging, DTO mapping, validation)</text:p>
        </text:list-item>
        <text:list-item>
          <text:p text:style-name="P40">Optionally, shared gRPC protos</text:p>
        </text:list-item>
      </text:list>
      <text:p text:style-name="Horizontal_20_Line"/>
      <text:h text:style-name="Heading_20_1" text:outline-level="1">🌐 API Gateway (YARP)</text:h>
      <text:h text:style-name="Heading_20_3" text:outline-level="3">Routes</text:h>
      <table:table table:name="Table7" table:style-name="Table7">
        <table:table-column table:style-name="Table7.A"/>
        <table:table-column table:style-name="Table7.B"/>
        <table:table-header-rows>
          <table:table-row>
            <table:table-cell table:style-name="Table7.A1" office:value-type="string">
              <text:p text:style-name="Table_20_Heading">Route</text:p>
            </table:table-cell>
            <table:table-cell table:style-name="Table7.A1" office:value-type="string">
              <text:p text:style-name="Table_20_Heading">Target</text:p>
            </table:table-cell>
          </table:table-row>
        </table:table-header-rows>
        <table:table-row>
          <table:table-cell table:style-name="Table7.A1" office:value-type="string">
            <text:p text:style-name="Table_20_Contents"><text:span text:style-name="Source_20_Text">/portfolio/*</text:span></text:p>
          </table:table-cell>
          <table:table-cell table:style-name="Table7.A1" office:value-type="string">
            <text:p text:style-name="Table_20_Contents">Portfolio API</text:p>
          </table:table-cell>
        </table:table-row>
        <table:table-row>
          <table:table-cell table:style-name="Table7.A1" office:value-type="string">
            <text:p text:style-name="Table_20_Contents"><text:span text:style-name="Source_20_Text">/marketdata/*</text:span></text:p>
          </table:table-cell>
          <table:table-cell table:style-name="Table7.A1" office:value-type="string">
            <text:p text:style-name="Table_20_Contents">Market Data API</text:p>
          </table:table-cell>
        </table:table-row>
        <table:table-row>
          <table:table-cell table:style-name="Table7.A1" office:value-type="string">
            <text:p text:style-name="Table_20_Contents"><text:span text:style-name="Source_20_Text">/analytics/*</text:span></text:p>
          </table:table-cell>
          <table:table-cell table:style-name="Table7.A1" office:value-type="string">
            <text:p text:style-name="Table_20_Contents">Analytics API</text:p>
          </table:table-cell>
        </table:table-row>
        <table:table-row>
          <table:table-cell table:style-name="Table7.A1" office:value-type="string">
            <text:p text:style-name="Table_20_Contents"><text:span text:style-name="Source_20_Text">/notifications/*</text:span></text:p>
          </table:table-cell>
          <table:table-cell table:style-name="Table7.A1" office:value-type="string">
            <text:p text:style-name="Table_20_Contents">Notification API</text:p>
          </table:table-cell>
        </table:table-row>
      </table:table>
      <text:p text:style-name="Text_20_body">Optional rate-limiting or caching for Market Data endpoints.</text:p>
      <text:p text:style-name="Horizontal_20_Line"/>
      <text:h text:style-name="Heading_20_1" text:outline-level="1"><text:soft-page-break/>🖥️ Client WebApp (Razor Pages)</text:h>
      <text:h text:style-name="Heading_20_3" text:outline-level="3">Pages and Workflows</text:h>
      <table:table table:name="Table8" table:style-name="Table8">
        <table:table-column table:style-name="Table8.A"/>
        <table:table-column table:style-name="Table8.B"/>
        <table:table-header-rows>
          <table:table-row>
            <table:table-cell table:style-name="Table8.A1" office:value-type="string">
              <text:p text:style-name="Table_20_Heading">Page</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ome (/)</text:span></text:p>
          </table:table-cell>
          <table:table-cell table:style-name="Table8.A1" office:value-type="string">
            <text:p text:style-name="Table_20_Contents">Overview + quick stats for current user. Shows portfolio value and % change.</text:p>
          </table:table-cell>
        </table:table-row>
        <table:table-row>
          <table:table-cell table:style-name="Table8.A1" office:value-type="string">
            <text:p text:style-name="Table_20_Contents"><text:span text:style-name="Strong_20_Emphasis">Portfolio (/portfolio)</text:span></text:p>
          </table:table-cell>
          <table:table-cell table:style-name="Table8.A1" office:value-type="string">
            <text:p text:style-name="Table_20_Contents">CRUD UI for assets (add symbol, quantity). Calls Portfolio Service.</text:p>
          </table:table-cell>
        </table:table-row>
        <table:table-row>
          <table:table-cell table:style-name="Table8.A1" office:value-type="string">
            <text:p text:style-name="Table_20_Contents"><text:span text:style-name="Strong_20_Emphasis">Analytics (/analytics)</text:span></text:p>
          </table:table-cell>
          <table:table-cell table:style-name="Table8.A1" office:value-type="string">
            <text:p text:style-name="Table_20_Contents">Displays computed metrics (pie chart of weights, performance line chart). Pulls from Analytics Service.</text:p>
          </table:table-cell>
        </table:table-row>
        <table:table-row>
          <table:table-cell table:style-name="Table8.A1" office:value-type="string">
            <text:p text:style-name="Table_20_Contents"><text:span text:style-name="Strong_20_Emphasis">Notifications (/notifications)</text:span></text:p>
          </table:table-cell>
          <table:table-cell table:style-name="Table8.A1" office:value-type="string">
            <text:p text:style-name="Table_20_Contents">Lists alerts with read/unread state.</text:p>
          </table:table-cell>
        </table:table-row>
        <table:table-row>
          <table:table-cell table:style-name="Table8.A1" office:value-type="string">
            <text:p text:style-name="Table_20_Contents"><text:span text:style-name="Strong_20_Emphasis">Settings (/simulate)</text:span></text:p>
          </table:table-cell>
          <table:table-cell table:style-name="Table8.A1" office:value-type="string">
            <text:p text:style-name="Table_20_Contents">Button “Simulate Market Update” → triggers random price change via Market Data Service.</text:p>
          </table:table-cell>
        </table:table-row>
      </table:table>
      <text:h text:style-name="Heading_20_3" text:outline-level="3">Example User Flow</text:h>
      <text:list text:style-name="L13">
        <text:list-item>
          <text:p text:style-name="P41">User opens <text:span text:style-name="Strong_20_Emphasis">Portfolio Page</text:span>, adds assets (AAPL, TSLA).</text:p>
        </text:list-item>
        <text:list-item>
          <text:p text:style-name="P41">Portfolio Service publishes <text:span text:style-name="Source_20_Text">PortfolioUpdatedEvent</text:span>.</text:p>
        </text:list-item>
        <text:list-item>
          <text:p text:style-name="P41">Analytics Service receives event, calls Market Data Service for prices, computes stats, publishes <text:span text:style-name="Source_20_Text">AnalyticsComputedEvent</text:span>.</text:p>
        </text:list-item>
        <text:list-item>
          <text:p text:style-name="P41">Notification Service receives event and creates alerts.</text:p>
        </text:list-item>
        <text:list-item>
          <text:p text:style-name="P41">UI Dashboard refreshes to show updated value and new notifications.</text:p>
        </text:list-item>
      </text:list>
      <text:p text:style-name="Horizontal_20_Line"/>
      <text:h text:style-name="Heading_20_1" text:outline-level="1">🧰 Data Stores (Recommend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ervice</text:p>
            </table:table-cell>
            <table:table-cell table:style-name="Table9.A1" office:value-type="string">
              <text:p text:style-name="Table_20_Heading">Store</text:p>
            </table:table-cell>
            <table:table-cell table:style-name="Table9.A1" office:value-type="string">
              <text:p text:style-name="Table_20_Heading">Comment</text:p>
            </table:table-cell>
          </table:table-row>
        </table:table-header-rows>
        <table:table-row>
          <table:table-cell table:style-name="Table9.A1" office:value-type="string">
            <text:p text:style-name="P2">Portfolio</text:p>
          </table:table-cell>
          <table:table-cell table:style-name="Table9.A1" office:value-type="string">
            <text:p text:style-name="P2">Marten + PostgreSQL</text:p>
          </table:table-cell>
          <table:table-cell table:style-name="Table9.A1" office:value-type="string">
            <text:p text:style-name="P2">Like Catalog Service</text:p>
          </table:table-cell>
        </table:table-row>
        <table:table-row>
          <table:table-cell table:style-name="Table9.A1" office:value-type="string">
            <text:p text:style-name="P3">Market Data</text:p>
          </table:table-cell>
          <table:table-cell table:style-name="Table9.A1" office:value-type="string">
            <text:p text:style-name="P3">Redis (optional)</text:p>
          </table:table-cell>
          <table:table-cell table:style-name="Table9.A1" office:value-type="string">
            <text:p text:style-name="P3">Cache latest prices</text:p>
          </table:table-cell>
        </table:table-row>
        <table:table-row>
          <table:table-cell table:style-name="Table9.A1" office:value-type="string">
            <text:p text:style-name="P4">Analytics</text:p>
          </table:table-cell>
          <table:table-cell table:style-name="Table9.A1" office:value-type="string">
            <text:p text:style-name="P4">SQL Server</text:p>
          </table:table-cell>
          <table:table-cell table:style-name="Table9.A1" office:value-type="string">
            <text:p text:style-name="P4">Durable storage for snapshots</text:p>
          </table:table-cell>
        </table:table-row>
        <table:table-row>
          <table:table-cell table:style-name="Table9.A1" office:value-type="string">
            <text:p text:style-name="Table_20_Contents">Notification</text:p>
          </table:table-cell>
          <table:table-cell table:style-name="Table9.A1" office:value-type="string">
            <text:p text:style-name="Table_20_Contents">SQLite</text:p>
          </table:table-cell>
          <table:table-cell table:style-name="Table9.A1" office:value-type="string">
            <text:p text:style-name="Table_20_Contents">Simple local alerts DB</text:p>
          </table:table-cell>
        </table:table-row>
      </table:table>
      <text:p text:style-name="Horizontal_20_Line"/>
      <text:h text:style-name="Heading_20_1" text:outline-level="1">🚀 Summary of Communication Flow</text:h>
      <text:p text:style-name="P17"><text:span text:style-name="Source_20_Text"><text:span text:style-name="T1">[Portfolio.API] </text:span></text:span><text:span text:style-name="Source_20_Text"><text:s/>--gRPC--&gt; </text:span><text:span text:style-name="Source_20_Text"><text:span text:style-name="T2">[MarketData.API]</text:span></text:span></text:p>
      <text:p text:style-name="P18"><text:span text:style-name="Source_20_Text"><text:s text:c="5"/>| <text:s text:c="25"/>|</text:span></text:p>
      <text:p text:style-name="P18"><text:span text:style-name="Source_20_Text"><text:s text:c="5"/>+--(PortfolioUpdated)--&gt; [RabbitMQ] &lt;--(consume)-- [Analytics.API]</text:span></text:p>
      <text:p text:style-name="P18"><text:span text:style-name="Source_20_Text"><text:s text:c="48"/>|</text:span></text:p>
      <text:p text:style-name="P19"><text:span text:style-name="Source_20_Text"><text:s text:c="48"/>+--(AnalyticsComputed)--&gt; [RabbitMQ] &lt;--(consume)-- [Notification.API]</text:span></text:p>
      <text:p text:style-name="Horizontal_20_Line"><text:soft-page-break/></text:p>
      <text:h text:style-name="Heading_20_2" text:outline-level="2"><text:span text:style-name="Strong_20_Emphasis">1️⃣ Development Order (Recommended Sequence)</text:span></text:h>
      <text:p text:style-name="Text_20_body"><text:span text:style-name="T4">S</text:span>tart with backend fundamentals and build outward. But we can refine it to maximize clarity and avoid rework. Here’s a <text:span text:style-name="Strong_20_Emphasis">recommended staged sequence</text:span>:</text:p>
      <text:h text:style-name="Heading_20_3" text:outline-level="3"><text:span text:style-name="Strong_20_Emphasis">Step 0 — UI Wireframes</text:span></text:h>
      <text:p text:style-name="Text_20_body">✅ <text:span text:style-name="Strong_20_Emphasis">(You were absolutely right here)</text:span><text:line-break/>Before writing a line of code, spend a few hours creating rough sketches or Figma wireframes of:</text:p>
      <text:list text:style-name="L14">
        <text:list-item>
          <text:p text:style-name="P42">Home dashboard (with stats and charts)</text:p>
        </text:list-item>
        <text:list-item>
          <text:p text:style-name="P42">Portfolio management page (asset table + add form)</text:p>
        </text:list-item>
        <text:list-item>
          <text:p text:style-name="P42">Analytics page (details, metrics, charts)</text:p>
        </text:list-item>
        <text:list-item>
          <text:p text:style-name="P42">Notifications dropdown/page</text:p>
        </text:list-item>
      </text:list>
      <text:p text:style-name="Text_20_body">This helps you define what data needs to flow through the system and what endpoints you’ll need.</text:p>
      <text:p text:style-name="Horizontal_20_Line"/>
      <text:h text:style-name="Heading_20_3" text:outline-level="3"><text:span text:style-name="Strong_20_Emphasis"><text:span text:style-name="T2">Step 1 — Market Data Service (foundation layer)</text:span></text:span></text:h>
      <text:p text:style-name="P27">Reason: Other services depend on it (Portfolio and Analytics call it via gRPC).</text:p>
      <text:list text:style-name="L15">
        <text:list-item>
          <text:p text:style-name="P43">Implement the simulated market data repository.</text:p>
        </text:list-item>
        <text:list-item>
          <text:p text:style-name="P44"><text:span text:style-name="T2">Create the gRPC service endpoints (</text:span><text:span text:style-name="Source_20_Text"><text:span text:style-name="T2">GetPrice</text:span></text:span><text:span text:style-name="T2">, </text:span><text:span text:style-name="Source_20_Text"><text:span text:style-name="T2">GetPrices</text:span></text:span><text:span text:style-name="T2">).</text:span></text:p>
        </text:list-item>
        <text:list-item>
          <text:p text:style-name="P43">Hardcode or randomly generate 10–15 sample assets (AAPL, TSLA, BTC, etc.) and update prices every 30 seconds internally.</text:p>
        </text:list-item>
        <text:list-item>
          <text:p text:style-name="P43">Confirm the gRPC server runs and returns prices.</text:p>
        </text:list-item>
      </text:list>
      <text:p text:style-name="Text_20_body"><text:span text:style-name="T2">✅ </text:span><text:span text:style-name="Emphasis"><text:span text:style-name="T2">Test standalone first.</text:span></text:span></text:p>
      <text:p text:style-name="Horizontal_20_Line"/>
      <text:h text:style-name="Heading_20_3" text:outline-level="3"><text:span text:style-name="Strong_20_Emphasis"><text:span text:style-name="T1">Step 2 — Portfolio Service</text:span></text:span></text:h>
      <text:list text:style-name="L16">
        <text:list-item>
          <text:p text:style-name="P45">Implement CRUD operations for portfolios and assets.</text:p>
        </text:list-item>
        <text:list-item>
          <text:p text:style-name="P45">Integrate gRPC client to Market Data (to fetch prices).</text:p>
        </text:list-item>
        <text:list-item>
          <text:p text:style-name="P46"><text:span text:style-name="T1">Create and publish </text:span><text:span text:style-name="Source_20_Text"><text:span text:style-name="T1">PortfolioUpdatedEvent</text:span></text:span><text:span text:style-name="T1"> on save.</text:span></text:p>
        </text:list-item>
      </text:list>
      <text:p text:style-name="Text_20_body"><text:span text:style-name="T1">✅ </text:span><text:span text:style-name="Emphasis"><text:span text:style-name="T1">You’ll now have two running microservices communicating synchronously.</text:span></text:span></text:p>
      <text:p text:style-name="Horizontal_20_Line"/>
      <text:h text:style-name="Heading_20_3" text:outline-level="3"><text:soft-page-break/><text:span text:style-name="Strong_20_Emphasis">Step 3 — Message Broker (RabbitMQ + BuildingBlocks project)</text:span></text:h>
      <text:list text:style-name="L17">
        <text:list-item>
          <text:p text:style-name="P47">Add a shared BuildingBlocks project for event definitions and MassTransit setup.</text:p>
        </text:list-item>
        <text:list-item>
          <text:p text:style-name="P47">Integrate RabbitMQ (dockerized).</text:p>
        </text:list-item>
        <text:list-item>
          <text:p text:style-name="P47"><text:span text:style-name="T1">Configure </text:span><text:span text:style-name="Source_20_Text"><text:span text:style-name="T1">Portfolio.API</text:span></text:span><text:span text:style-name="T1"> to publish </text:span><text:span text:style-name="Source_20_Text"><text:span text:style-name="T1">PortfolioUpdatedEvent</text:span></text:span><text:span text:style-name="T1">.</text:span></text:p>
        </text:list-item>
        <text:list-item>
          <text:p text:style-name="P47">Leave other consumers stubbed for now.</text:p>
        </text:list-item>
      </text:list>
      <text:p text:style-name="Text_20_body">✅ <text:span text:style-name="Emphasis">You now have asynchronous infrastructure in place.</text:span></text:p>
      <text:p text:style-name="Horizontal_20_Line"/>
      <text:h text:style-name="Heading_20_3" text:outline-level="3"><text:span text:style-name="Strong_20_Emphasis"><text:span text:style-name="T3">Step 4 — Analytics Service</text:span></text:span></text:h>
      <text:list text:style-name="L18">
        <text:list-item>
          <text:p text:style-name="P48"><text:span text:style-name="T3">Subscribe to </text:span><text:span text:style-name="Source_20_Text"><text:span text:style-name="T3">PortfolioUpdatedEvent</text:span></text:span><text:span text:style-name="T3"> and </text:span><text:span text:style-name="Source_20_Text"><text:span text:style-name="T3">MarketPricesUpdatedEvent</text:span></text:span><text:span text:style-name="T3">.</text:span></text:p>
        </text:list-item>
        <text:list-item>
          <text:p text:style-name="P49">Compute total value, allocation percentages, and mock daily change.</text:p>
        </text:list-item>
        <text:list-item>
          <text:p text:style-name="P49">Store results in SQL Server or PostgreSQL.</text:p>
        </text:list-item>
        <text:list-item>
          <text:p text:style-name="P48"><text:span text:style-name="T3">Publish </text:span><text:span text:style-name="Source_20_Text"><text:span text:style-name="T3">AnalyticsComputedEvent</text:span></text:span><text:span text:style-name="T3">.</text:span></text:p>
        </text:list-item>
      </text:list>
      <text:p text:style-name="Text_20_body"><text:span text:style-name="T3">✅ </text:span><text:span text:style-name="Emphasis"><text:span text:style-name="T3">Now you’ll have a full async computation chain running.</text:span></text:span></text:p>
      <text:p text:style-name="P50"/>
      <text:h text:style-name="Heading_20_3" text:outline-level="3"><text:span text:style-name="Strong_20_Emphasis">Step 5 — Notification Service</text:span></text:h>
      <text:list text:style-name="L19">
        <text:list-item>
          <text:p text:style-name="P51">Subscribe to <text:span text:style-name="Source_20_Text">AnalyticsComputedEvent</text:span>.</text:p>
        </text:list-item>
        <text:list-item>
          <text:p text:style-name="P51">Create alerts based on thresholds (e.g., ±5% change).</text:p>
        </text:list-item>
        <text:list-item>
          <text:p text:style-name="P51">Expose REST endpoint to fetch user notifications.</text:p>
        </text:list-item>
      </text:list>
      <text:p text:style-name="Text_20_body">✅ <text:span text:style-name="Emphasis">You can now see the complete pipeline in RabbitMQ.</text:span></text:p>
      <text:p text:style-name="Horizontal_20_Line"/>
      <text:h text:style-name="Heading_20_3" text:outline-level="3"><text:span text:style-name="Strong_20_Emphasis">Step 6 — API Gateway (YARP)</text:span></text:h>
      <text:list text:style-name="L20">
        <text:list-item>
          <text:p text:style-name="P52">Add routing configuration for <text:span text:style-name="Source_20_Text">/portfolio</text:span>, <text:span text:style-name="Source_20_Text">/analytics</text:span>, <text:span text:style-name="Source_20_Text">/marketdata</text:span>, <text:span text:style-name="Source_20_Text">/notifications</text:span>.</text:p>
        </text:list-item>
        <text:list-item>
          <text:p text:style-name="P52">Test calling endpoints through the gateway (optional rate-limiting or transforms).</text:p>
        </text:list-item>
      </text:list>
      <text:p text:style-name="Horizontal_20_Line"/>
      <text:h text:style-name="Heading_20_3" text:outline-level="3"><text:span text:style-name="Strong_20_Emphasis">Step 7 — Client WebApp (Razor Pages)</text:span></text:h>
      <text:list text:style-name="L21">
        <text:list-item>
          <text:p text:style-name="P53">Implement UI with mock data first.</text:p>
        </text:list-item>
        <text:list-item>
          <text:p text:style-name="P53">Then wire up actual API Gateway calls.</text:p>
        </text:list-item>
        <text:list-item>
          <text:p text:style-name="P53">Finally, add chart visualizations and live stats.</text:p>
        </text:list-item>
      </text:list>
      <text:p text:style-name="Text_20_body"><text:soft-page-break/>✅ <text:span text:style-name="Emphasis">This order ensures you always build on working layers.</text:span></text:p>
      <text:p text:style-name="Horizontal_20_Line"/>
      <text:h text:style-name="Heading_20_2" text:outline-level="2"><text:span text:style-name="Strong_20_Emphasis">2️⃣ About the Data (Assets, Prices, etc.)</text:span></text:h>
      <text:p text:style-name="Text_20_body">Yes — you can absolutely <text:span text:style-name="Strong_20_Emphasis">hardcode or simulate</text:span> everything.</text:p>
      <text:h text:style-name="Heading_20_3" text:outline-level="3">Practical Implementation:</text:h>
      <text:list text:style-name="L22">
        <text:list-item>
          <text:p text:style-name="P54"><text:span text:style-name="T2">In </text:span><text:span text:style-name="Source_20_Text"><text:span text:style-name="T2">MarketDataService</text:span></text:span><text:span text:style-name="T2">, define a static list like:</text:span></text:p>
          <text:p text:style-name="P55"><text:span text:style-name="Source_20_Text"><text:span text:style-name="T2">new List&lt;MarketPrice&gt; {</text:span></text:span></text:p>
          <text:p text:style-name="P56"><text:span text:style-name="Source_20_Text"><text:span text:style-name="T2"><text:s text:c="4"/>new("AAPL", 180.25m),</text:span></text:span></text:p>
          <text:p text:style-name="P56"><text:span text:style-name="Source_20_Text"><text:span text:style-name="T2"><text:s text:c="4"/>new("TSLA", 210.42m),</text:span></text:span></text:p>
          <text:p text:style-name="P56"><text:span text:style-name="Source_20_Text"><text:span text:style-name="T2"><text:s text:c="4"/>new("BTC", 63000.00m),</text:span></text:span></text:p>
          <text:p text:style-name="P56"><text:span text:style-name="Source_20_Text"><text:span text:style-name="T2"><text:s text:c="4"/>new("ETH", 3200.00m),</text:span></text:span></text:p>
          <text:p text:style-name="P56"><text:span text:style-name="Source_20_Text"><text:span text:style-name="T2"><text:s text:c="4"/>...</text:span></text:span></text:p>
          <text:p text:style-name="P57"><text:span text:style-name="Source_20_Text"><text:span text:style-name="T2">}</text:span></text:span></text:p>
        </text:list-item>
        <text:list-item>
          <text:p text:style-name="P58">Use a background hosted service to randomly fluctuate each price ±1–2% every 30 seconds:</text:p>
          <text:p text:style-name="P59"><text:span text:style-name="Source_20_Text"><text:span text:style-name="T2">price.Price *= 1 + (decimal)(_random.NextDouble() * 0.02 - 0.01);</text:span></text:span></text:p>
        </text:list-item>
        <text:list-item>
          <text:p text:style-name="P54"><text:span text:style-name="T2">Publish </text:span><text:span text:style-name="Source_20_Text"><text:span text:style-name="T2">MarketPricesUpdatedEvent</text:span></text:span><text:span text:style-name="T2"> to simulate “live” changes.</text:span></text:p>
        </text:list-item>
      </text:list>
      <text:p text:style-name="Text_20_body"><text:span text:style-name="T2">This keeps your project </text:span><text:span text:style-name="Strong_20_Emphasis"><text:span text:style-name="T2">self-contained</text:span></text:span><text:span text:style-name="T2">, reproducible, and realistic enough to demonstrate real-time computation and messaging.</text:span></text:p>
      <text:p text:style-name="Horizontal_20_Line"/>
      <text:h text:style-name="Heading_20_2" text:outline-level="2"><text:span text:style-name="Strong_20_Emphasis">3️⃣ Displaying Graphs (Pie Charts, Line Charts, etc.)</text:span></text:h>
      <text:p text:style-name="Text_20_body">Yes — <text:span text:style-name="Strong_20_Emphasis">absolutely include charts in your UI</text:span>.<text:line-break/>They’re central to making your project visually impressive and “number-centric.”</text:p>
      <text:p text:style-name="Text_20_body">Here’s how:</text:p>
      <text:h text:style-name="Heading_20_3" text:outline-level="3"><text:span text:style-name="Strong_20_Emphasis">Tools</text:span></text:h>
      <text:p text:style-name="Text_20_body">Since your client will be <text:span text:style-name="Strong_20_Emphasis">ASP.NET Razor Pages</text:span>, the simplest, modern options are:</text:p>
      <text:list text:style-name="L23">
        <text:list-item>
          <text:p text:style-name="P60"><text:span text:style-name="Strong_20_Emphasis">Chart.js</text:span> (via a small JS bundle)</text:p>
        </text:list-item>
        <text:list-item>
          <text:p text:style-name="P60">or <text:span text:style-name="Strong_20_Emphasis">Plotly.js</text:span> (for slightly more advanced visuals)</text:p>
        </text:list-item>
      </text:list>
      <text:p text:style-name="Text_20_body">You can easily embed them in your Razor Views. Example:</text:p>
      <text:p text:style-name="P17"><text:span text:style-name="Source_20_Text">&lt;canvas id="allocationChart"&gt;&lt;/canvas&gt;</text:span></text:p>
      <text:p text:style-name="P18"/>
      <text:p text:style-name="P18"><text:span text:style-name="Source_20_Text">&lt;script src="https://cdn.jsdelivr.net/npm/chart.js"&gt;&lt;/script&gt;</text:span></text:p>
      <text:p text:style-name="P18"><text:span text:style-name="Source_20_Text">&lt;script&gt;</text:span></text:p>
      <text:p text:style-name="P18"><text:span text:style-name="Source_20_Text">fetch('/analytics/user123') // through your API Gateway</text:span></text:p>
      <text:p text:style-name="P18"><text:span text:style-name="Source_20_Text"><text:s text:c="2"/>.then(res =&gt; res.json())</text:span></text:p>
      <text:p text:style-name="P18"><text:soft-page-break/><text:span text:style-name="Source_20_Text"><text:s text:c="2"/>.then(data =&gt; {</text:span></text:p>
      <text:p text:style-name="P18"><text:span text:style-name="Source_20_Text"><text:s text:c="6"/>const ctx = document.getElementById('allocationChart');</text:span></text:p>
      <text:p text:style-name="P18"><text:span text:style-name="Source_20_Text"><text:s text:c="6"/>new Chart(ctx, {</text:span></text:p>
      <text:p text:style-name="P18"><text:span text:style-name="Source_20_Text"><text:s text:c="10"/>type: 'pie',</text:span></text:p>
      <text:p text:style-name="P18"><text:span text:style-name="Source_20_Text"><text:s text:c="10"/>data: {</text:span></text:p>
      <text:p text:style-name="P18"><text:span text:style-name="Source_20_Text"><text:s text:c="14"/>labels: data.assetContributions.map(a =&gt; a.symbol),</text:span></text:p>
      <text:p text:style-name="P18"><text:span text:style-name="Source_20_Text"><text:s text:c="14"/>datasets: [{</text:span></text:p>
      <text:p text:style-name="P18"><text:span text:style-name="Source_20_Text"><text:s text:c="18"/>data: data.assetContributions.map(a =&gt; a.weightPercent)</text:span></text:p>
      <text:p text:style-name="P18"><text:span text:style-name="Source_20_Text"><text:s text:c="14"/>}]</text:span></text:p>
      <text:p text:style-name="P18"><text:span text:style-name="Source_20_Text"><text:s text:c="10"/>}</text:span></text:p>
      <text:p text:style-name="P18"><text:span text:style-name="Source_20_Text"><text:s text:c="6"/>});</text:span></text:p>
      <text:p text:style-name="P18"><text:span text:style-name="Source_20_Text"><text:s text:c="2"/>});</text:span></text:p>
      <text:p text:style-name="P19"><text:span text:style-name="Source_20_Text">&lt;/script&gt;</text:span></text:p>
      <text:h text:style-name="Heading_20_3" text:outline-level="3"><text:span text:style-name="Strong_20_Emphasis">What to Visualize</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Chart</text:p>
            </table:table-cell>
            <table:table-cell table:style-name="Table10.A1" office:value-type="string">
              <text:p text:style-name="Table_20_Heading">Data Source</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trong_20_Emphasis">Pie Chart</text:span></text:p>
          </table:table-cell>
          <table:table-cell table:style-name="Table10.A1" office:value-type="string">
            <text:p text:style-name="Table_20_Contents">Analytics API</text:p>
          </table:table-cell>
          <table:table-cell table:style-name="Table10.A1" office:value-type="string">
            <text:p text:style-name="Table_20_Contents">Portfolio allocation by asset</text:p>
          </table:table-cell>
        </table:table-row>
        <table:table-row>
          <table:table-cell table:style-name="Table10.A1" office:value-type="string">
            <text:p text:style-name="Table_20_Contents"><text:span text:style-name="Strong_20_Emphasis">Line Chart</text:span></text:p>
          </table:table-cell>
          <table:table-cell table:style-name="Table10.A1" office:value-type="string">
            <text:p text:style-name="Table_20_Contents">Analytics API (history endpoint)</text:p>
          </table:table-cell>
          <table:table-cell table:style-name="Table10.A1" office:value-type="string">
            <text:p text:style-name="Table_20_Contents">Portfolio value over time</text:p>
          </table:table-cell>
        </table:table-row>
        <table:table-row>
          <table:table-cell table:style-name="Table10.A1" office:value-type="string">
            <text:p text:style-name="Table_20_Contents"><text:span text:style-name="Strong_20_Emphasis">Bar Chart</text:span></text:p>
          </table:table-cell>
          <table:table-cell table:style-name="Table10.A1" office:value-type="string">
            <text:p text:style-name="Table_20_Contents">Analytics API</text:p>
          </table:table-cell>
          <table:table-cell table:style-name="Table10.A1" office:value-type="string">
            <text:p text:style-name="Table_20_Contents">Daily % change for top 5 assets</text:p>
          </table:table-cell>
        </table:table-row>
        <table:table-row>
          <table:table-cell table:style-name="Table10.A1" office:value-type="string">
            <text:p text:style-name="Table_20_Contents"><text:span text:style-name="Strong_20_Emphasis">Notification Badge</text:span></text:p>
          </table:table-cell>
          <table:table-cell table:style-name="Table10.A1" office:value-type="string">
            <text:p text:style-name="Table_20_Contents">Notification API</text:p>
          </table:table-cell>
          <table:table-cell table:style-name="Table10.A1" office:value-type="string">
            <text:p text:style-name="Table_20_Contents">Count of unread alerts</text:p>
          </table:table-cell>
        </table:table-row>
      </table:table>
      <text:p text:style-name="Horizontal_20_Line"/>
      <text:h text:style-name="Heading_20_2" text:outline-level="2">✅ <text:span text:style-name="Strong_20_Emphasis">In summary</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tep</text:p>
            </table:table-cell>
            <table:table-cell table:style-name="Table11.A1" office:value-type="string">
              <text:p text:style-name="Table_20_Heading">Component</text:p>
            </table:table-cell>
            <table:table-cell table:style-name="Table11.A1" office:value-type="string">
              <text:p text:style-name="Table_20_Heading">Why</text:p>
            </table:table-cell>
          </table:table-row>
        </table:table-header-rows>
        <table:table-row>
          <table:table-cell table:style-name="Table11.A1" office:value-type="string">
            <text:p text:style-name="Table_20_Contents">0</text:p>
          </table:table-cell>
          <table:table-cell table:style-name="Table11.A1" office:value-type="string">
            <text:p text:style-name="Table_20_Contents">UI wireframes</text:p>
          </table:table-cell>
          <table:table-cell table:style-name="Table11.A1" office:value-type="string">
            <text:p text:style-name="Table_20_Contents">Define data and flow</text:p>
          </table:table-cell>
        </table:table-row>
        <table:table-row>
          <table:table-cell table:style-name="Table11.A1" office:value-type="string">
            <text:p text:style-name="Table_20_Contents">1</text:p>
          </table:table-cell>
          <table:table-cell table:style-name="Table11.A1" office:value-type="string">
            <text:p text:style-name="P3">MarketData</text:p>
          </table:table-cell>
          <table:table-cell table:style-name="Table11.A1" office:value-type="string">
            <text:p text:style-name="P3">Foundation for other services</text:p>
          </table:table-cell>
        </table:table-row>
        <table:table-row>
          <table:table-cell table:style-name="Table11.A1" office:value-type="string">
            <text:p text:style-name="Table_20_Contents">2</text:p>
          </table:table-cell>
          <table:table-cell table:style-name="Table11.A1" office:value-type="string">
            <text:p text:style-name="P2">Portfolio</text:p>
          </table:table-cell>
          <table:table-cell table:style-name="Table11.A1" office:value-type="string">
            <text:p text:style-name="P2">User-owned data, event source</text:p>
          </table:table-cell>
        </table:table-row>
        <table:table-row>
          <table:table-cell table:style-name="Table11.A1" office:value-type="string">
            <text:p text:style-name="Table_20_Contents">3</text:p>
          </table:table-cell>
          <table:table-cell table:style-name="Table11.A1" office:value-type="string">
            <text:p text:style-name="Table_20_Contents">RabbitMQ + BuildingBlocks</text:p>
          </table:table-cell>
          <table:table-cell table:style-name="Table11.A1" office:value-type="string">
            <text:p text:style-name="Table_20_Contents">Enable async communication</text:p>
          </table:table-cell>
        </table:table-row>
        <table:table-row table:style-name="Table11.6">
          <table:table-cell table:style-name="Table11.A1" office:value-type="string">
            <text:p text:style-name="P4">4</text:p>
          </table:table-cell>
          <table:table-cell table:style-name="Table11.A1" office:value-type="string">
            <text:p text:style-name="P4">Analytics</text:p>
          </table:table-cell>
          <table:table-cell table:style-name="Table11.A1" office:value-type="string">
            <text:p text:style-name="P4">Core computation logic</text:p>
          </table:table-cell>
        </table:table-row>
        <table:table-row>
          <table:table-cell table:style-name="Table11.A1" office:value-type="string">
            <text:p text:style-name="Table_20_Contents">5</text:p>
          </table:table-cell>
          <table:table-cell table:style-name="Table11.A1" office:value-type="string">
            <text:p text:style-name="Table_20_Contents">Notification</text:p>
          </table:table-cell>
          <table:table-cell table:style-name="Table11.A1" office:value-type="string">
            <text:p text:style-name="Table_20_Contents">Reactive layer for alerts</text:p>
          </table:table-cell>
        </table:table-row>
        <table:table-row>
          <table:table-cell table:style-name="Table11.A1" office:value-type="string">
            <text:p text:style-name="Table_20_Contents">6</text:p>
          </table:table-cell>
          <table:table-cell table:style-name="Table11.A1" office:value-type="string">
            <text:p text:style-name="Table_20_Contents">API Gateway</text:p>
          </table:table-cell>
          <table:table-cell table:style-name="Table11.A1" office:value-type="string">
            <text:p text:style-name="Table_20_Contents">Unified entry point</text:p>
          </table:table-cell>
        </table:table-row>
        <table:table-row>
          <table:table-cell table:style-name="Table11.A1" office:value-type="string">
            <text:p text:style-name="Table_20_Contents">7</text:p>
          </table:table-cell>
          <table:table-cell table:style-name="Table11.A1" office:value-type="string">
            <text:p text:style-name="Table_20_Contents">Razor UI</text:p>
          </table:table-cell>
          <table:table-cell table:style-name="Table11.A1" office:value-type="string">
            <text:p text:style-name="Table_20_Contents">Visualization &amp; polish</text:p>
          </table:table-cell>
        </table:table-row>
      </table:table>
      <text:p text:style-name="Text_20_body"><text:span text:style-name="Strong_20_Emphasis">Data:</text:span> Hardcoded/simulated — no external APIs needed.<text:line-break/><text:span text:style-name="Strong_20_Emphasis">Charts:</text:span> Yes, integral to the UI (Chart.js recommended).</text:p>
      <text:p text:style-name="Horizontal_20_Line"/>
      <text:h text:style-name="Heading_20_3" text:outline-level="3"><text:span text:style-name="Strong_20_Emphasis"><text:span text:style-name="T2">2️⃣ Asset and market data</text:span></text:span></text:h>
      <text:p text:style-name="Text_20_body"><text:span text:style-name="T2">You’re absolutely right — for your purposes, </text:span><text:span text:style-name="Strong_20_Emphasis"><text:span text:style-name="T2">hardcode</text:span></text:span><text:span text:style-name="T2"> or </text:span><text:span text:style-name="Strong_20_Emphasis"><text:span text:style-name="T2">simulate</text:span></text:span><text:span text:style-name="T2"> the data.</text:span></text:p>
      <text:p text:style-name="P27">Example options:</text:p>
      <text:list text:style-name="L24">
        <text:list-item>
          <text:p text:style-name="P61">A static list of assets (e.g., AAPL, TSLA, BTC)</text:p>
        </text:list-item>
        <text:list-item>
          <text:p text:style-name="P61">Randomly generated or preloaded market prices</text:p>
        </text:list-item>
        <text:list-item>
          <text:p text:style-name="P61"><text:soft-page-break/>Fake portfolios with sample transactions</text:p>
        </text:list-item>
      </text:list>
      <text:p text:style-name="P27">You can easily add a small service that updates prices every few seconds using random deltas — this makes your app feel dynamic without needing real API calls.</text:p>
      <text:p text:style-name="Horizontal_20_Line"><text:span text:style-name="Strong_20_Emphasis"/></text:p>
      <text:p text:style-name="Text_20_body">Excellent — let’s go through the <text:span text:style-name="Strong_20_Emphasis">complete design</text:span> of your microservices, endpoints, and event flows.<text:line-break/>This will give you a crystal-clear blueprint before you start coding.</text:p>
      <text:p text:style-name="Horizontal_20_Line"/>
      <text:p text:style-name="Text_20_body"><text:span text:style-name="T4">Y</text:span>ou can <text:span text:style-name="Strong_20_Emphasis">100% stick with Razor Pages</text:span> for the UI and still produce <text:span text:style-name="Strong_20_Emphasis">beautiful, interactive charts</text:span>.<text:line-break/>You don’t need to switch to Angular or React unless you want heavy front-end interactivity.</text:p>
      <text:p text:style-name="Text_20_body">Let’s go over how to do it properly.</text:p>
      <text:p text:style-name="Horizontal_20_Line"/>
      <text:h text:style-name="Heading_20_2" text:outline-level="2">🧩 Overview</text:h>
      <text:p text:style-name="Text_20_body">Razor Pages (in ASP.NET Core) is perfect for your setup because:</text:p>
      <text:list text:style-name="L25">
        <text:list-item>
          <text:p text:style-name="P62">It integrates cleanly with your backend microservices.</text:p>
        </text:list-item>
        <text:list-item>
          <text:p text:style-name="P62">It supports <text:span text:style-name="Strong_20_Emphasis">server-side rendering</text:span> with optional <text:span text:style-name="Strong_20_Emphasis">client-side charting</text:span>.</text:p>
        </text:list-item>
        <text:list-item>
          <text:p text:style-name="P62">You can use <text:span text:style-name="Strong_20_Emphasis">JavaScript chart libraries</text:span> (like Chart.js) right inside <text:span text:style-name="Source_20_Text">.cshtml</text:span> files.</text:p>
        </text:list-item>
        <text:list-item>
          <text:p text:style-name="P62">It’s lightweight — ideal for your use case.</text:p>
        </text:list-item>
      </text:list>
      <text:p text:style-name="Horizontal_20_Line"/>
      <text:h text:style-name="Heading_20_2" text:outline-level="2">📊 Popular Charting Options for Razor Pages</text:h>
      <text:h text:style-name="Heading_20_3" text:outline-level="3"><text:span text:style-name="Strong_20_Emphasis">1️⃣ Chart.js (recommended)</text:span></text:h>
      <text:list text:style-name="L26">
        <text:list-item>
          <text:p text:style-name="P63">Easy to set up with a simple <text:span text:style-name="Source_20_Text">&lt;canvas&gt;</text:span> element.</text:p>
        </text:list-item>
        <text:list-item>
          <text:p text:style-name="P63">Great for line, bar, and pie charts.</text:p>
        </text:list-item>
        <text:list-item>
          <text:p text:style-name="P63">100% free and well-documented.</text:p>
        </text:list-item>
      </text:list>
      <text:p text:style-name="Text_20_body">✅ <text:span text:style-name="Strong_20_Emphasis">Best choice for your prototype.</text:span></text:p>
      <text:p text:style-name="Text_20_body"><text:span text:style-name="Strong_20_Emphasis">Example:</text:span></text:p>
      <text:p text:style-name="P17"><text:span text:style-name="Source_20_Text">&lt;canvas id="portfolioChart"&gt;&lt;/canvas&gt;</text:span></text:p>
      <text:p text:style-name="P18"/>
      <text:p text:style-name="P18"><text:span text:style-name="Source_20_Text">@section Scripts {</text:span></text:p>
      <text:p text:style-name="P18"><text:span text:style-name="Source_20_Text"><text:s text:c="4"/>&lt;script src="https://cdn.jsdelivr.net/npm/chart.js"&gt;&lt;/script&gt;</text:span></text:p>
      <text:p text:style-name="P18"><text:span text:style-name="Source_20_Text"><text:s text:c="4"/>&lt;script&gt;</text:span></text:p>
      <text:p text:style-name="P18"><text:span text:style-name="Source_20_Text"><text:s text:c="8"/>const ctx = document.getElementById('portfolioChart');</text:span></text:p>
      <text:p text:style-name="P18"><text:span text:style-name="Source_20_Text"><text:s text:c="8"/>const chart = new Chart(ctx, {</text:span></text:p>
      <text:p text:style-name="P18"><text:span text:style-name="Source_20_Text"><text:s text:c="12"/>type: 'pie',</text:span></text:p>
      <text:p text:style-name="P18"><text:soft-page-break/><text:span text:style-name="Source_20_Text"><text:s text:c="12"/>data: {</text:span></text:p>
      <text:p text:style-name="P18"><text:span text:style-name="Source_20_Text"><text:s text:c="16"/>labels: ['Stocks', 'Crypto', 'Cash'],</text:span></text:p>
      <text:p text:style-name="P18"><text:span text:style-name="Source_20_Text"><text:s text:c="16"/>datasets: [{</text:span></text:p>
      <text:p text:style-name="P18"><text:span text:style-name="Source_20_Text"><text:s text:c="20"/>data: [60, 25, 15],</text:span></text:p>
      <text:p text:style-name="P18"><text:span text:style-name="Source_20_Text"><text:s text:c="20"/>backgroundColor: ['#36A2EB', '#FF6384', '#FFCE56']</text:span></text:p>
      <text:p text:style-name="P18"><text:span text:style-name="Source_20_Text"><text:s text:c="16"/>}]</text:span></text:p>
      <text:p text:style-name="P18"><text:span text:style-name="Source_20_Text"><text:s text:c="12"/>},</text:span></text:p>
      <text:p text:style-name="P18"><text:span text:style-name="Source_20_Text"><text:s text:c="12"/>options: {</text:span></text:p>
      <text:p text:style-name="P18"><text:span text:style-name="Source_20_Text"><text:s text:c="16"/>responsive: true,</text:span></text:p>
      <text:p text:style-name="P18"><text:span text:style-name="Source_20_Text"><text:s text:c="16"/>plugins: { legend: { position: 'bottom' } }</text:span></text:p>
      <text:p text:style-name="P18"><text:span text:style-name="Source_20_Text"><text:s text:c="12"/>}</text:span></text:p>
      <text:p text:style-name="P18"><text:span text:style-name="Source_20_Text"><text:s text:c="8"/>});</text:span></text:p>
      <text:p text:style-name="P18"><text:span text:style-name="Source_20_Text"><text:s text:c="4"/>&lt;/script&gt;</text:span></text:p>
      <text:p text:style-name="P19"><text:span text:style-name="Source_20_Text">}</text:span></text:p>
      <text:p text:style-name="Text_20_body">You can easily feed real data by injecting it from your Razor Page model:</text:p>
      <text:p text:style-name="P17"><text:span text:style-name="Source_20_Text">public class DashboardModel : PageModel</text:span></text:p>
      <text:p text:style-name="P18"><text:span text:style-name="Source_20_Text">{</text:span></text:p>
      <text:p text:style-name="P18"><text:span text:style-name="Source_20_Text"><text:s text:c="4"/>public Dictionary&lt;string, decimal&gt; AssetAllocation { get; set; }</text:span></text:p>
      <text:p text:style-name="P18"/>
      <text:p text:style-name="P18"><text:span text:style-name="Source_20_Text"><text:s text:c="4"/>public async Task OnGetAsync()</text:span></text:p>
      <text:p text:style-name="P18"><text:span text:style-name="Source_20_Text"><text:s text:c="4"/>{</text:span></text:p>
      <text:p text:style-name="P18"><text:span text:style-name="Source_20_Text"><text:s text:c="8"/>var http = new HttpClient();</text:span></text:p>
      <text:p text:style-name="P18"><text:span text:style-name="Source_20_Text"><text:s text:c="8"/>var response = await http.GetFromJsonAsync&lt;AnalyticsDto&gt;("https://api-gateway/api/analytics/123/overview");</text:span></text:p>
      <text:p text:style-name="P18"><text:span text:style-name="Source_20_Text"><text:s text:c="8"/>AssetAllocation = response.AssetAllocation;</text:span></text:p>
      <text:p text:style-name="P18"><text:span text:style-name="Source_20_Text"><text:s text:c="4"/>}</text:span></text:p>
      <text:p text:style-name="P19"><text:span text:style-name="Source_20_Text">}</text:span></text:p>
      <text:p text:style-name="Text_20_body">And pass it to your chart:</text:p>
      <text:p text:style-name="P17"><text:span text:style-name="Source_20_Text">&lt;script&gt;</text:span></text:p>
      <text:p text:style-name="P18"><text:span text:style-name="Source_20_Text"><text:s text:c="4"/>const allocation = @Html.Raw(Json.Serialize(Model.AssetAllocation));</text:span></text:p>
      <text:p text:style-name="P19"><text:span text:style-name="Source_20_Text">&lt;/script&gt;</text:span></text:p>
      <text:p text:style-name="Horizontal_20_Line"/>
      <text:h text:style-name="Heading_20_3" text:outline-level="3"><text:span text:style-name="Strong_20_Emphasis">2️⃣ ChartJs.Blazor (optional alternative)</text:span></text:h>
      <text:p text:style-name="Text_20_body">If you prefer to <text:span text:style-name="Strong_20_Emphasis">avoid writing raw JavaScript</text:span>, you can use a Blazor Server project embedded inside your Razor Pages solution.<text:line-break/>This is more advanced, but allows C#-only chart rendering with the <text:span text:style-name="Source_20_Text">ChartJs.Blazor</text:span> package.</text:p>
      <text:p text:style-name="Horizontal_20_Line"/>
      <text:h text:style-name="Heading_20_3" text:outline-level="3"><text:span text:style-name="Strong_20_Emphasis">3️⃣ Other options</text:span></text:h>
      <text:p text:style-name="Text_20_body">If you want specific visual styles:</text:p>
      <text:list text:style-name="L27">
        <text:list-item>
          <text:p text:style-name="P64"><text:span text:style-name="Strong_20_Emphasis">Plotly.js</text:span> → highly interactive, supports tooltips and zoom.</text:p>
        </text:list-item>
        <text:list-item>
          <text:p text:style-name="P64"><text:span text:style-name="Strong_20_Emphasis">Google Charts</text:span> → simple and fast.</text:p>
        </text:list-item>
        <text:list-item>
          <text:p text:style-name="P64"><text:span text:style-name="Strong_20_Emphasis">ApexCharts.js</text:span> → very clean UI, works with Razor easily.</text:p>
        </text:list-item>
      </text:list>
      <text:p text:style-name="Text_20_body"><text:soft-page-break/>All of these are usable directly with Razor Pages by adding <text:span text:style-name="Source_20_Text">&lt;script&gt;</text:span> tags and binding to server data.</text:p>
      <text:p text:style-name="Horizontal_20_Line"/>
      <text:h text:style-name="Heading_20_2" text:outline-level="2">💡 Best Practice</text:h>
      <text:p text:style-name="Text_20_body">Here’s a clean structure for your <text:span text:style-name="Strong_20_Emphasis">Razor Pages frontend</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Page</text:p>
            </table:table-cell>
            <table:table-cell table:style-name="Table25.A1" office:value-type="string">
              <text:p text:style-name="Table_20_Heading">Route</text:p>
            </table:table-cell>
            <table:table-cell table:style-name="Table25.A1" office:value-type="string">
              <text:p text:style-name="Table_20_Heading">Description</text:p>
            </table:table-cell>
            <table:table-cell table:style-name="Table25.A1" office:value-type="string">
              <text:p text:style-name="Table_20_Heading">Chart?</text:p>
            </table:table-cell>
          </table:table-row>
        </table:table-header-rows>
        <table:table-row>
          <table:table-cell table:style-name="Table25.A1" office:value-type="string">
            <text:p text:style-name="Table_20_Contents"><text:span text:style-name="Source_20_Text">/Dashboard</text:span></text:p>
          </table:table-cell>
          <table:table-cell table:style-name="Table25.A1" office:value-type="string">
            <text:p text:style-name="Table_20_Contents"><text:span text:style-name="Source_20_Text">/dashboard</text:span></text:p>
          </table:table-cell>
          <table:table-cell table:style-name="Table25.A1" office:value-type="string">
            <text:p text:style-name="Table_20_Contents">Shows total portfolio + asset allocation pie chart + value trend line chart</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Table_20_Contents"><text:span text:style-name="Source_20_Text"><text:span text:style-name="T1">/portfolio</text:span></text:span></text:p>
          </table:table-cell>
          <table:table-cell table:style-name="Table25.A1" office:value-type="string">
            <text:p text:style-name="P2">Table of holdings with profit/loss</text:p>
          </table:table-cell>
          <table:table-cell table:style-name="Table25.A1" office:value-type="string">
            <text:p text:style-name="Table_20_Contents">—</text:p>
          </table:table-cell>
        </table:table-row>
        <table:table-row>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Table_20_Contents"><text:span text:style-name="Source_20_Text"><text:span text:style-name="T2">/market</text:span></text:span></text:p>
          </table:table-cell>
          <table:table-cell table:style-name="Table25.A1" office:value-type="string">
            <text:p text:style-name="P3">Table with simulated market prices, updated every X seconds</text:p>
          </table:table-cell>
          <table:table-cell table:style-name="Table25.A1" office:value-type="string">
            <text:p text:style-name="P3">—</text:p>
          </table:table-cell>
        </table:table-row>
        <table:table-row>
          <table:table-cell table:style-name="Table25.A1" office:value-type="string">
            <text:p text:style-name="Table_20_Contents"><text:span text:style-name="Source_20_Text"><text:span text:style-name="T3">/Analytics</text:span></text:span></text:p>
          </table:table-cell>
          <table:table-cell table:style-name="Table25.A1" office:value-type="string">
            <text:p text:style-name="Table_20_Contents"><text:span text:style-name="Source_20_Text"><text:span text:style-name="T3">/analytics</text:span></text:span></text:p>
          </table:table-cell>
          <table:table-cell table:style-name="Table25.A1" office:value-type="string">
            <text:p text:style-name="P4">Extra charts (e.g. top performing assets)</text:p>
          </table:table-cell>
          <table:table-cell table:style-name="Table25.A1" office:value-type="string">
            <text:p text:style-name="Table_20_Contents">✅</text:p>
          </table:table-cell>
        </table:table-row>
      </table:table>
      <text:p text:style-name="Text_20_body">Each page can:</text:p>
      <text:list text:style-name="L28">
        <text:list-item>
          <text:p text:style-name="P65">Call the <text:span text:style-name="Strong_20_Emphasis">API Gateway</text:span> (e.g. <text:span text:style-name="Source_20_Text">/api/dashboard/{userId}</text:span>).</text:p>
        </text:list-item>
        <text:list-item>
          <text:p text:style-name="P65">Deserialize the JSON response.</text:p>
        </text:list-item>
        <text:list-item>
          <text:p text:style-name="P65">Inject data into the HTML and JavaScript for chart rendering.</text:p>
        </text:list-item>
      </text:list>
      <text:p text:style-name="Horizontal_20_Line"/>
      <text:h text:style-name="Heading_20_2" text:outline-level="2">🧠 Bonus Tip — Live Updating Charts</text:h>
      <text:p text:style-name="Text_20_body">If you later want your charts to <text:span text:style-name="Strong_20_Emphasis">auto-refresh</text:span> (like a live dashboard):</text:p>
      <text:list text:style-name="L29">
        <text:list-item>
          <text:p text:style-name="P66">Use <text:span text:style-name="Source_20_Text">setInterval()</text:span> in JS to re-fetch data from the API Gateway every few seconds.</text:p>
        </text:list-item>
        <text:list-item>
          <text:p text:style-name="P66">Update the Chart.js dataset dynamically:</text:p>
          <text:p text:style-name="P67"><text:span text:style-name="Source_20_Text">chart.data.datasets[0].data = newValues;</text:span></text:p>
          <text:p text:style-name="P68"><text:span text:style-name="Source_20_Text">chart.update();</text:span></text:p>
        </text:list-item>
      </text:list>
      <text:p text:style-name="Horizontal_20_Line"/>
      <text:h text:style-name="Heading_20_3" text:outline-level="3">✅ In short:</text:h>
      <text:p text:style-name="Text_20_body">Yes, Razor Pages can absolutely handle charts:</text:p>
      <text:list text:style-name="L30">
        <text:list-item>
          <text:p text:style-name="P69">Use <text:span text:style-name="Strong_20_Emphasis">Chart.js</text:span> (simplest and most compatible).</text:p>
        </text:list-item>
        <text:list-item>
          <text:p text:style-name="P69">Fetch data via your API Gateway.</text:p>
        </text:list-item>
        <text:list-item>
          <text:p text:style-name="P69">Bind it to your charts via simple JavaScript in <text:span text:style-name="Source_20_Text">.cshtml</text:span> pages.</text:p>
        </text:list-item>
      </text:list>
      <text:p text:style-name="Standard"/>
      <text:h text:style-name="P70" text:outline-level="2">🖥️ Overall UI Structure</text:h>
      <text:h text:style-name="Heading_20_3" text:outline-level="3">🔹 Layout (_Layout.cshtml)</text:h>
      <text:p text:style-name="Text_20_body"><text:span text:style-name="Strong_20_Emphasis">Purpose:</text:span> Provide a consistent frame for all Razor Pages.</text:p>
      <text:p text:style-name="Text_20_body"><text:span text:style-name="Strong_20_Emphasis">Includes:</text:span></text:p>
      <text:list text:style-name="L31">
        <text:list-item>
          <text:p text:style-name="P71"><text:span text:style-name="Strong_20_Emphasis">Navbar (top)</text:span> with links:</text:p>
          <text:list>
            <text:list-item>
              <text:p text:style-name="P71">Home | Portfolio | Analytics | Notifications | Settings</text:p>
            </text:list-item>
          </text:list>
        </text:list-item>
        <text:list-item>
          <text:p text:style-name="P71"><text:span text:style-name="Strong_20_Emphasis">User info</text:span> on the top right: <text:span text:style-name="Source_20_Text">Hello, @User.Identity.Name</text:span> (mock or real login later)</text:p>
        </text:list-item>
        <text:list-item>
          <text:p text:style-name="P71"><text:span text:style-name="Strong_20_Emphasis">Global alert banner area</text:span> (for success/warning messages)</text:p>
        </text:list-item>
        <text:list-item>
          <text:p text:style-name="P71"><text:span text:style-name="Strong_20_Emphasis">Footer</text:span> with copyright and version info</text:p>
        </text:list-item>
      </text:list>
      <text:p text:style-name="Text_20_body"><text:span text:style-name="Strong_20_Emphasis">Styling:</text:span> Use Bootstrap 5 or Tailwind for responsiveness.<text:line-break/><text:span text:style-name="Strong_20_Emphasis">Optional JS library:</text:span> Chart.js for charts.</text:p>
      <text:p text:style-name="Horizontal_20_Line"/>
      <text:h text:style-name="Heading_20_2" text:outline-level="2">1️⃣ <text:span text:style-name="Strong_20_Emphasis">Home Page (Index.cshtml)</text:span></text:h>
      <text:p text:style-name="Text_20_body"><text:span text:style-name="Strong_20_Emphasis">Route:</text:span> <text:span text:style-name="Source_20_Text">/</text:span></text:p>
      <text:p text:style-name="Text_20_body"><text:span text:style-name="Strong_20_Emphasis">Purpose:</text:span> Dashboard overview. Gives user an instant picture of their portfolio.</text:p>
      <text:p text:style-name="Text_20_body"><text:span text:style-name="Strong_20_Emphasis">Components:</text:span></text:p>
      <text:list text:style-name="L32">
        <text:list-item>
          <text:p text:style-name="P72"><text:span text:style-name="Strong_20_Emphasis">Hero Header</text:span></text:p>
          <text:list>
            <text:list-item>
              <text:p text:style-name="P72">Shows:</text:p>
              <text:list>
                <text:list-item>
                  <text:p text:style-name="P72">“Welcome back, Jose!”</text:p>
                </text:list-item>
                <text:list-item>
                  <text:p text:style-name="P72">Current date/time</text:p>
                </text:list-item>
              </text:list>
            </text:list-item>
            <text:list-item>
              <text:p text:style-name="P72">Optional refresh button (reloads stats)</text:p>
            </text:list-item>
          </text:list>
        </text:list-item>
        <text:list-item>
          <text:p text:style-name="P72"><text:span text:style-name="Strong_20_Emphasis">Portfolio Summary Card</text:span></text:p>
          <text:list>
            <text:list-item>
              <text:p text:style-name="P72"><text:span text:style-name="Strong_20_Emphasis">Data Source:</text:span> <text:span text:style-name="Source_20_Text">GET /api/analytics/{user}</text:span></text:p>
            </text:list-item>
            <text:list-item>
              <text:p text:style-name="P72"><text:span text:style-name="Strong_20_Emphasis">Contents:</text:span></text:p>
              <text:list>
                <text:list-item>
                  <text:p text:style-name="P72">Total Portfolio Value → <text:span text:style-name="Source_20_Text">$123,456</text:span></text:p>
                </text:list-item>
                <text:list-item>
                  <text:p text:style-name="P72">Daily Change → <text:span text:style-name="Source_20_Text">+2.3%</text:span> (green up arrow / red down arrow)</text:p>
                </text:list-item>
                <text:list-item>
                  <text:p text:style-name="P72">Total Return → <text:span text:style-name="Source_20_Text">+14.8%</text:span></text:p>
                </text:list-item>
              </text:list>
            </text:list-item>
          </text:list>
        </text:list-item>
        <text:list-item>
          <text:p text:style-name="P72"><text:span text:style-name="Strong_20_Emphasis">Performance Mini Chart (Sparkline)</text:span></text:p>
          <text:list>
            <text:list-item>
              <text:p text:style-name="P72"><text:soft-page-break/><text:span text:style-name="Strong_20_Emphasis">Data Source:</text:span> <text:span text:style-name="Source_20_Text">GET /api/analytics/{user}/history</text:span></text:p>
            </text:list-item>
            <text:list-item>
              <text:p text:style-name="P72">Small line chart of total value over time.</text:p>
            </text:list-item>
          </text:list>
        </text:list-item>
        <text:list-item>
          <text:p text:style-name="P72"><text:span text:style-name="Strong_20_Emphasis">Latest Notifications Preview</text:span></text:p>
          <text:list>
            <text:list-item>
              <text:p text:style-name="P72"><text:span text:style-name="Strong_20_Emphasis">Data Source:</text:span> <text:span text:style-name="Source_20_Text">GET /api/notifications/{user}</text:span></text:p>
            </text:list-item>
            <text:list-item>
              <text:p text:style-name="P72">Displays 2–3 latest messages like:</text:p>
              <text:list>
                <text:list-item>
                  <text:p text:style-name="P72">“Your portfolio increased by 5% today 🎉”</text:p>
                </text:list-item>
                <text:list-item>
                  <text:p text:style-name="P72">Link: “View All Notifications”</text:p>
                </text:list-item>
              </text:list>
            </text:list-item>
          </text:list>
        </text:list-item>
        <text:list-item>
          <text:p text:style-name="P72"><text:span text:style-name="Strong_20_Emphasis">Quick Actions</text:span></text:p>
          <text:list>
            <text:list-item>
              <text:p text:style-name="P72">Buttons:</text:p>
              <text:list>
                <text:list-item>
                  <text:p text:style-name="P72">➕ “Add Asset” → navigates to <text:span text:style-name="Source_20_Text">/portfolio</text:span></text:p>
                </text:list-item>
                <text:list-item>
                  <text:p text:style-name="P72">📊 “View Detailed Analytics” → <text:span text:style-name="Source_20_Text">/analytics</text:span></text:p>
                </text:list-item>
                <text:list-item>
                  <text:p text:style-name="P72">⚙️ “Simulate Market Update” → <text:span text:style-name="Source_20_Text">/simulate</text:span></text:p>
                </text:list-item>
              </text:list>
            </text:list-item>
          </text:list>
        </text:list-item>
      </text:list>
      <text:p text:style-name="Horizontal_20_Line"/>
      <text:h text:style-name="Heading_20_2" text:outline-level="2"><text:span text:style-name="T1">2️⃣ </text:span><text:span text:style-name="Strong_20_Emphasis"><text:span text:style-name="T1">Portfolio Page (Portfolio.cshtml)</text:span></text:span></text:h>
      <text:p text:style-name="Text_20_body"><text:span text:style-name="Strong_20_Emphasis"><text:span text:style-name="T1">Route:</text:span></text:span><text:span text:style-name="T1"> </text:span><text:span text:style-name="Source_20_Text"><text:span text:style-name="T1">/portfolio</text:span></text:span></text:p>
      <text:p text:style-name="Text_20_body"><text:span text:style-name="Strong_20_Emphasis"><text:span text:style-name="T1">Purpose:</text:span></text:span><text:span text:style-name="T1"> CRUD management of the user’s assets.</text:span></text:p>
      <text:p text:style-name="Text_20_body"><text:span text:style-name="Strong_20_Emphasis"><text:span text:style-name="T1">Components:</text:span></text:span></text:p>
      <text:list text:style-name="L33">
        <text:list-item>
          <text:p text:style-name="P73"><text:span text:style-name="Strong_20_Emphasis"><text:span text:style-name="T1">Header</text:span></text:span></text:p>
          <text:list>
            <text:list-item>
              <text:p text:style-name="P74">Title: “Your Portfolio”</text:p>
            </text:list-item>
            <text:list-item>
              <text:p text:style-name="P74">Subtitle: “Manage your assets below.”</text:p>
            </text:list-item>
          </text:list>
        </text:list-item>
        <text:list-item>
          <text:p text:style-name="P73"><text:span text:style-name="Strong_20_Emphasis"><text:span text:style-name="T1">Portfolio Table</text:span></text:span></text:p>
          <text:list>
            <text:list-item>
              <text:p text:style-name="P73"><text:span text:style-name="Strong_20_Emphasis"><text:span text:style-name="T1">Data Source:</text:span></text:span><text:span text:style-name="T1"> </text:span><text:span text:style-name="Source_20_Text"><text:span text:style-name="T1">GET /api/portfolio/{user}</text:span></text:span></text:p>
            </text:list-item>
            <text:list-item>
              <text:p text:style-name="P73"><text:span text:style-name="Strong_20_Emphasis"><text:span text:style-name="T1">Columns:</text:span></text:span><text:span text:style-name="T1"> Symbol | Name | Quantity | Current Price | Value | Delete</text:span></text:p>
            </text:list-item>
            <text:list-item>
              <text:p text:style-name="P73"><text:span text:style-name="T1">“Delete” button calls:<text:line-break/></text:span><text:span text:style-name="Source_20_Text"><text:span text:style-name="T1">DELETE /api/portfolio/{user}/asset/{id}</text:span></text:span><text:span text:style-name="T1"><text:line-break/>→ after deletion, triggers Analytics update.</text:span></text:p>
            </text:list-item>
          </text:list>
        </text:list-item>
        <text:list-item>
          <text:p text:style-name="P73"><text:span text:style-name="Strong_20_Emphasis"><text:span text:style-name="T1">Add Asset Form</text:span></text:span></text:p>
          <text:list>
            <text:list-item>
              <text:p text:style-name="P74">Fields:</text:p>
              <text:list>
                <text:list-item>
                  <text:p text:style-name="P74">Symbol (text input, e.g., AAPL)</text:p>
                </text:list-item>
                <text:list-item>
                  <text:p text:style-name="P74"><text:soft-page-break/>Name (text input)</text:p>
                </text:list-item>
                <text:list-item>
                  <text:p text:style-name="P74">Quantity (numeric input)</text:p>
                </text:list-item>
              </text:list>
            </text:list-item>
            <text:list-item>
              <text:p text:style-name="P73"><text:span text:style-name="T1">Submit button: </text:span><text:span text:style-name="Source_20_Text"><text:span text:style-name="T1">POST /api/portfolio/{user}/asset</text:span></text:span></text:p>
            </text:list-item>
            <text:list-item>
              <text:p text:style-name="P74">On submit → publish PortfolioUpdatedEvent internally and refresh table.</text:p>
            </text:list-item>
          </text:list>
        </text:list-item>
        <text:list-item>
          <text:p text:style-name="P73"><text:span text:style-name="Strong_20_Emphasis">Portfolio Total Summary</text:span></text:p>
          <text:list>
            <text:list-item>
              <text:p text:style-name="P73">(Optional) display a computed total value (if available via Analytics API).</text:p>
            </text:list-item>
          </text:list>
        </text:list-item>
        <text:list-item>
          <text:p text:style-name="P73"><text:span text:style-name="Strong_20_Emphasis"><text:span text:style-name="T1">Buttons</text:span></text:span></text:p>
          <text:list>
            <text:list-item>
              <text:p text:style-name="P73"><text:span text:style-name="T1">“Revalue Portfolio” → calls </text:span><text:span text:style-name="Source_20_Text"><text:span text:style-name="T1">POST /api/portfolio/{user}/revalue</text:span></text:span><text:span text:style-name="T1"><text:line-break/>(triggers async recalculation through Analytics Service)</text:span></text:p>
            </text:list-item>
            <text:list-item>
              <text:p text:style-name="P74">“Back to Dashboard”</text:p>
            </text:list-item>
          </text:list>
        </text:list-item>
      </text:list>
      <text:p text:style-name="Text_20_body"><text:span text:style-name="Strong_20_Emphasis"><text:span text:style-name="T1">UX Detail:</text:span></text:span><text:span text:style-name="T1"> Show a small spinner or “Recalculating…” when analytics recompute.</text:span></text:p>
      <text:p text:style-name="Horizontal_20_Line"/>
      <text:h text:style-name="Heading_20_2" text:outline-level="2">3️⃣ <text:span text:style-name="Strong_20_Emphasis">Analytics Page (Analytics.cshtml)</text:span></text:h>
      <text:p text:style-name="Text_20_body"><text:span text:style-name="Strong_20_Emphasis">Route:</text:span> <text:span text:style-name="Source_20_Text">/analytics</text:span></text:p>
      <text:p text:style-name="Text_20_body"><text:span text:style-name="Strong_20_Emphasis">Purpose:</text:span> Visualization and breakdown of computed portfolio metrics.</text:p>
      <text:p text:style-name="Text_20_body"><text:span text:style-name="Strong_20_Emphasis">Components:</text:span></text:p>
      <text:list text:style-name="L34">
        <text:list-item>
          <text:p text:style-name="P75"><text:span text:style-name="Strong_20_Emphasis">Header</text:span></text:p>
          <text:list>
            <text:list-item>
              <text:p text:style-name="P75">Title: “Analytics Overview”</text:p>
            </text:list-item>
            <text:list-item>
              <text:p text:style-name="P75">Subtext: “Up-to-date calculations based on your latest portfolio.”</text:p>
            </text:list-item>
          </text:list>
        </text:list-item>
        <text:list-item>
          <text:p text:style-name="P75"><text:span text:style-name="Strong_20_Emphasis">Key Stats Cards (3 columns)</text:span></text:p>
          <text:list>
            <text:list-item>
              <text:p text:style-name="P75">Total Portfolio Value</text:p>
            </text:list-item>
            <text:list-item>
              <text:p text:style-name="P75">Daily Change (%)</text:p>
            </text:list-item>
            <text:list-item>
              <text:p text:style-name="P75">Total Return (%)</text:p>
            </text:list-item>
            <text:list-item>
              <text:p text:style-name="P75"><text:span text:style-name="Strong_20_Emphasis">Data Source:</text:span> <text:span text:style-name="Source_20_Text">GET /api/analytics/{user}</text:span></text:p>
            </text:list-item>
          </text:list>
        </text:list-item>
        <text:list-item>
          <text:p text:style-name="P75"><text:span text:style-name="Strong_20_Emphasis">Pie Chart: Asset Allocation</text:span></text:p>
          <text:list>
            <text:list-item>
              <text:p text:style-name="P75">Shows asset weights as percentages.</text:p>
            </text:list-item>
            <text:list-item>
              <text:p text:style-name="P75"><text:span text:style-name="Strong_20_Emphasis">Data Source:</text:span> AssetContributions array.</text:p>
            </text:list-item>
            <text:list-item>
              <text:p text:style-name="P75"><text:span text:style-name="Strong_20_Emphasis">Library:</text:span> Chart.js Pie or Doughnut Chart.</text:p>
            </text:list-item>
          </text:list>
        </text:list-item>
        <text:list-item>
          <text:p text:style-name="P75"><text:span text:style-name="Strong_20_Emphasis">Line Chart: Portfolio Value Over Time</text:span></text:p>
          <text:list>
            <text:list-item>
              <text:p text:style-name="P75"><text:soft-page-break/><text:span text:style-name="Strong_20_Emphasis">Data Source:</text:span> <text:span text:style-name="Source_20_Text">GET /api/analytics/{user}/history</text:span></text:p>
            </text:list-item>
            <text:list-item>
              <text:p text:style-name="P75">X-axis: Dates, Y-axis: Portfolio Value.</text:p>
            </text:list-item>
            <text:list-item>
              <text:p text:style-name="P75"><text:span text:style-name="Strong_20_Emphasis">Library:</text:span> Chart.js Line Chart.</text:p>
            </text:list-item>
          </text:list>
        </text:list-item>
        <text:list-item>
          <text:p text:style-name="P75"><text:span text:style-name="Strong_20_Emphasis">Asset Contribution Table</text:span></text:p>
          <text:list>
            <text:list-item>
              <text:p text:style-name="P75">Columns: Symbol | Current Value | Weight % | Change (optional)</text:p>
            </text:list-item>
            <text:list-item>
              <text:p text:style-name="P75">Matches the pie chart visually.</text:p>
            </text:list-item>
          </text:list>
        </text:list-item>
        <text:list-item>
          <text:p text:style-name="P75"><text:span text:style-name="Strong_20_Emphasis">Refresh Button</text:span></text:p>
          <text:list>
            <text:list-item>
              <text:p text:style-name="P75">Re-fetch analytics.</text:p>
            </text:list-item>
          </text:list>
        </text:list-item>
        <text:list-item>
          <text:p text:style-name="P75"><text:span text:style-name="Strong_20_Emphasis">Notification Sidebar (Optional)</text:span></text:p>
          <text:list>
            <text:list-item>
              <text:p text:style-name="P75">Shows related recent notifications like “Portfolio up 5% today.”</text:p>
            </text:list-item>
          </text:list>
        </text:list-item>
      </text:list>
      <text:p text:style-name="Horizontal_20_Line"/>
      <text:h text:style-name="Heading_20_2" text:outline-level="2">4️⃣ <text:span text:style-name="Strong_20_Emphasis">Notifications Page (Notifications.cshtml)</text:span></text:h>
      <text:p text:style-name="Text_20_body"><text:span text:style-name="Strong_20_Emphasis">Route:</text:span> <text:span text:style-name="Source_20_Text">/notifications</text:span></text:p>
      <text:p text:style-name="Text_20_body"><text:span text:style-name="Strong_20_Emphasis">Purpose:</text:span> Displays all alerts/notifications from the Notification Service.</text:p>
      <text:p text:style-name="Text_20_body"><text:span text:style-name="Strong_20_Emphasis">Components:</text:span></text:p>
      <text:list text:style-name="L35">
        <text:list-item>
          <text:p text:style-name="P76"><text:span text:style-name="Strong_20_Emphasis">Header</text:span></text:p>
          <text:list>
            <text:list-item>
              <text:p text:style-name="P76">Title: “Notifications”</text:p>
            </text:list-item>
            <text:list-item>
              <text:p text:style-name="P76">Optional filter: “Unread Only” checkbox.</text:p>
            </text:list-item>
          </text:list>
        </text:list-item>
        <text:list-item>
          <text:p text:style-name="P76"><text:span text:style-name="Strong_20_Emphasis">Notification List</text:span></text:p>
          <text:list>
            <text:list-item>
              <text:p text:style-name="P76"><text:span text:style-name="Strong_20_Emphasis">Data Source:</text:span> <text:span text:style-name="Source_20_Text">GET /api/notifications/{user}</text:span></text:p>
            </text:list-item>
            <text:list-item>
              <text:p text:style-name="P76"><text:span text:style-name="Strong_20_Emphasis">Each Row:</text:span></text:p>
              <text:list>
                <text:list-item>
                  <text:p text:style-name="P76">Icon (🎉, ⚠️)</text:p>
                </text:list-item>
                <text:list-item>
                  <text:p text:style-name="P76">Message</text:p>
                </text:list-item>
                <text:list-item>
                  <text:p text:style-name="P76">Timestamp (e.g., “2 hours ago”)</text:p>
                </text:list-item>
                <text:list-item>
                  <text:p text:style-name="P76">“Mark as Read” button → <text:span text:style-name="Source_20_Text">POST /api/notifications/{id}/read</text:span></text:p>
                </text:list-item>
              </text:list>
            </text:list-item>
          </text:list>
        </text:list-item>
        <text:list-item>
          <text:p text:style-name="P76"><text:span text:style-name="Strong_20_Emphasis">Empty State</text:span></text:p>
          <text:list>
            <text:list-item>
              <text:p text:style-name="P76">Message: “No notifications yet.”</text:p>
            </text:list-item>
          </text:list>
        </text:list-item>
        <text:list-item>
          <text:p text:style-name="P76"><text:span text:style-name="Strong_20_Emphasis">Pagination or Infinite Scroll (optional)</text:span></text:p>
        </text:list-item>
      </text:list>
      <text:p text:style-name="Horizontal_20_Line"/>
      <text:h text:style-name="Heading_20_2" text:outline-level="2"><text:soft-page-break/>5️⃣ <text:span text:style-name="Strong_20_Emphasis">Settings / Simulation Page (Simulate.cshtml)</text:span></text:h>
      <text:p text:style-name="Text_20_body"><text:span text:style-name="Strong_20_Emphasis">Route:</text:span> <text:span text:style-name="Source_20_Text">/simulate</text:span></text:p>
      <text:p text:style-name="Text_20_body"><text:span text:style-name="Strong_20_Emphasis">Purpose:</text:span> Developer/testing tool to manually trigger simulated market updates.</text:p>
      <text:p text:style-name="Text_20_body"><text:span text:style-name="Strong_20_Emphasis">Components:</text:span></text:p>
      <text:list text:style-name="L36">
        <text:list-item>
          <text:p text:style-name="P77"><text:span text:style-name="Strong_20_Emphasis">Header</text:span></text:p>
          <text:list>
            <text:list-item>
              <text:p text:style-name="P77">“Market Simulation”</text:p>
            </text:list-item>
          </text:list>
        </text:list-item>
        <text:list-item>
          <text:p text:style-name="P77"><text:span text:style-name="Strong_20_Emphasis">Controls</text:span></text:p>
          <text:list>
            <text:list-item>
              <text:p text:style-name="P77">Button: “Simulate Market Update”<text:line-break/>→ Calls <text:span text:style-name="Source_20_Text">/api/marketdata/simulate</text:span> (custom admin endpoint)</text:p>
            </text:list-item>
            <text:list-item>
              <text:p text:style-name="P77">Label: “Last Update: 2025-10-23 10:15:45”</text:p>
            </text:list-item>
          </text:list>
        </text:list-item>
        <text:list-item>
          <text:p text:style-name="P77"><text:span text:style-name="Strong_20_Emphasis">Log Output (optional)</text:span></text:p>
          <text:list>
            <text:list-item>
              <text:p text:style-name="P77">Small text area showing last few price updates.</text:p>
            </text:list-item>
          </text:list>
        </text:list-item>
        <text:list-item>
          <text:p text:style-name="P77"><text:span text:style-name="Strong_20_Emphasis">Navigation Back Button</text:span></text:p>
          <text:list>
            <text:list-item>
              <text:p text:style-name="P77">“Return to Dashboard”</text:p>
            </text:list-item>
          </text:list>
        </text:list-item>
      </text:list>
      <text:p text:style-name="Horizontal_20_Line"/>
      <text:h text:style-name="Heading_20_2" text:outline-level="2">⚙️ Supporting Pages</text:h>
      <text:h text:style-name="Heading_20_3" text:outline-level="3">🔸 <text:span text:style-name="Emphasis">Partial Views</text:span></text:h>
      <text:list text:style-name="L37">
        <text:list-item>
          <text:p text:style-name="P78"><text:span text:style-name="Source_20_Text">_PortfolioTablePartial.cshtml</text:span> – for reusable portfolio grid.</text:p>
        </text:list-item>
        <text:list-item>
          <text:p text:style-name="P78"><text:span text:style-name="Source_20_Text">_NotificationsListPartial.cshtml</text:span> – for notification list updates via AJAX.</text:p>
        </text:list-item>
      </text:list>
      <text:h text:style-name="Heading_20_3" text:outline-level="3">🔸 <text:span text:style-name="Emphasis">Shared Components</text:span></text:h>
      <text:list text:style-name="L38">
        <text:list-item>
          <text:p text:style-name="P79"><text:span text:style-name="Source_20_Text">_Alert.cshtml</text:span> – to show success/error messages.</text:p>
        </text:list-item>
        <text:list-item>
          <text:p text:style-name="P79"><text:span text:style-name="Source_20_Text">_ChartPartial.cshtml</text:span> – reusable chart block for analytics visualization.</text:p>
        </text:list-item>
      </text:list>
      <text:p text:style-name="Horizontal_20_Line"/>
      <text:h text:style-name="Heading_20_2" text:outline-level="2">🔁 Data Refresh Strategy</text:h>
      <text:list text:style-name="L39">
        <text:list-item>
          <text:p text:style-name="P80">Home and Analytics pages auto-refresh every 30–60 seconds.</text:p>
        </text:list-item>
        <text:list-item>
          <text:p text:style-name="P80">Use a simple <text:span text:style-name="Source_20_Text">setInterval(fetch)</text:span> JS pattern or SignalR (future enhancement).</text:p>
        </text:list-item>
        <text:list-item>
          <text:p text:style-name="P80">Notifications can use polling every 1–2 minutes.</text:p>
        </text:list-item>
      </text:list>
      <text:p text:style-name="Horizontal_20_Line"/>
      <text:h text:style-name="Heading_20_2" text:outline-level="2"><text:soft-page-break/>🧭 Suggested Wireframe Flow Summa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age</text:p>
            </table:table-cell>
            <table:table-cell table:style-name="Table2.A1" office:value-type="string">
              <text:p text:style-name="Table_20_Heading">Main Goal</text:p>
            </table:table-cell>
            <table:table-cell table:style-name="Table2.A1" office:value-type="string">
              <text:p text:style-name="Table_20_Heading">Main Components</text:p>
            </table:table-cell>
          </table:table-row>
        </table:table-header-rows>
        <table:table-row>
          <table:table-cell table:style-name="Table2.A1" office:value-type="string">
            <text:p text:style-name="Table_20_Contents"><text:span text:style-name="Strong_20_Emphasis">Home</text:span></text:p>
          </table:table-cell>
          <table:table-cell table:style-name="Table2.A1" office:value-type="string">
            <text:p text:style-name="Table_20_Contents">Overview snapshot</text:p>
          </table:table-cell>
          <table:table-cell table:style-name="Table2.A1" office:value-type="string">
            <text:p text:style-name="Table_20_Contents">Stats cards, sparkline chart, notifications preview</text:p>
          </table:table-cell>
        </table:table-row>
        <table:table-row>
          <table:table-cell table:style-name="Table2.A1" office:value-type="string">
            <text:p text:style-name="Table_20_Contents"><text:span text:style-name="Strong_20_Emphasis"><text:span text:style-name="T1">Portfolio</text:span></text:span></text:p>
          </table:table-cell>
          <table:table-cell table:style-name="Table2.A1" office:value-type="string">
            <text:p text:style-name="P2">CRUD assets</text:p>
          </table:table-cell>
          <table:table-cell table:style-name="Table2.A1" office:value-type="string">
            <text:p text:style-name="P2">Table + Add form + “Revalue” button</text:p>
          </table:table-cell>
        </table:table-row>
        <table:table-row>
          <table:table-cell table:style-name="Table2.A1" office:value-type="string">
            <text:p text:style-name="Table_20_Contents"><text:span text:style-name="Strong_20_Emphasis">Analytics</text:span></text:p>
          </table:table-cell>
          <table:table-cell table:style-name="Table2.A1" office:value-type="string">
            <text:p text:style-name="Table_20_Contents">Insights</text:p>
          </table:table-cell>
          <table:table-cell table:style-name="Table2.A1" office:value-type="string">
            <text:p text:style-name="Table_20_Contents">Charts, asset weights, value history</text:p>
          </table:table-cell>
        </table:table-row>
        <table:table-row>
          <table:table-cell table:style-name="Table2.A1" office:value-type="string">
            <text:p text:style-name="Table_20_Contents"><text:span text:style-name="Strong_20_Emphasis">Notifications</text:span></text:p>
          </table:table-cell>
          <table:table-cell table:style-name="Table2.A1" office:value-type="string">
            <text:p text:style-name="Table_20_Contents">Alerts</text:p>
          </table:table-cell>
          <table:table-cell table:style-name="Table2.A1" office:value-type="string">
            <text:p text:style-name="Table_20_Contents">Message list, mark as read</text:p>
          </table:table-cell>
        </table:table-row>
        <table:table-row>
          <table:table-cell table:style-name="Table2.A1" office:value-type="string">
            <text:p text:style-name="Table_20_Contents"><text:span text:style-name="Strong_20_Emphasis">Simulate</text:span></text:p>
          </table:table-cell>
          <table:table-cell table:style-name="Table2.A1" office:value-type="string">
            <text:p text:style-name="Table_20_Contents">Dev/test tool</text:p>
          </table:table-cell>
          <table:table-cell table:style-name="Table2.A1" office:value-type="string">
            <text:p text:style-name="Table_20_Contents">Trigger price update</text:p>
          </table:table-cell>
        </table:table-row>
      </table:table>
      <text:p text:style-name="Standard"/>
      <text:p text:style-name="P81"><text:span text:style-name="T5">B</text:span>elow are <text:span text:style-name="Strong_20_Emphasis">ASCII-style textual wireframes</text:span> for each Razor Page in your app.<text:line-break/>They’re meant to be realistic blueprints for the actual UI layout — showing what goes where and how each component relates visually.</text:p>
      <text:p text:style-name="Horizontal_20_Line"/>
      <text:h text:style-name="Heading_20_2" text:outline-level="2">🏠 <text:span text:style-name="Strong_20_Emphasis">1. Home Page (</text:span><text:span text:style-name="Strong_20_Emphasis"><text:span text:style-name="Source_20_Text">/</text:span></text:span><text:span text:style-name="Strong_20_Emphasis">)</text:span></text:h>
      <text:p text:style-name="P17"><text:span text:style-name="Source_20_Text">-----------------------------------------------------------</text:span></text:p>
      <text:p text:style-name="P18"><text:span text:style-name="Source_20_Text">| Navbar: [Home] [Portfolio] [Analytics] [Notifications] <text:s/>|</text:span></text:p>
      <text:p text:style-name="P18"><text:span text:style-name="Source_20_Text">| <text:s text:c="9"/>[Settings] <text:s text:c="29"/>[Jose] |</text:span></text:p>
      <text:p text:style-name="P18"><text:span text:style-name="Source_20_Text">-----------------------------------------------------------</text:span></text:p>
      <text:p text:style-name="P18"><text:span text:style-name="Source_20_Text">| <text:s/>Welcome back, Jose! <text:s text:c="35"/>|</text:span></text:p>
      <text:p text:style-name="P18"><text:span text:style-name="Source_20_Text">| <text:s/>Today: Thu, Oct 23, 2025 <text:s text:c="30"/>|</text:span></text:p>
      <text:p text:style-name="P18"><text:span text:style-name="Source_20_Text">-----------------------------------------------------------</text:span></text:p>
      <text:p text:style-name="P18"><text:span text:style-name="Source_20_Text">| <text:s/>[ Portfolio Summary ] <text:s text:c="33"/>|</text:span></text:p>
      <text:p text:style-name="P18"><text:span text:style-name="Source_20_Text">| <text:s/>+-----------------------------------------------+ <text:s text:c="6"/>|</text:span></text:p>
      <text:p text:style-name="P18"><text:span text:style-name="Source_20_Text">| <text:s/>| Total Value: <text:s text:c="2"/>$123,456 <text:s text:c="22"/>| <text:s text:c="6"/>|</text:span></text:p>
      <text:p text:style-name="P18"><text:span text:style-name="Source_20_Text">| <text:s/>| Daily Change: <text:s/>+2.3% ↑ <text:s text:c="23"/>| <text:s text:c="6"/>|</text:span></text:p>
      <text:p text:style-name="P18"><text:span text:style-name="Source_20_Text">| <text:s/>| Total Return: <text:s/>+14.8% <text:s text:c="24"/>| <text:s text:c="6"/>|</text:span></text:p>
      <text:p text:style-name="P18"><text:span text:style-name="Source_20_Text">| <text:s/>+-----------------------------------------------+ <text:s text:c="6"/>|</text:span></text:p>
      <text:p text:style-name="P18"><text:span text:style-name="Source_20_Text">-----------------------------------------------------------</text:span></text:p>
      <text:p text:style-name="P18"><text:span text:style-name="Source_20_Text">| <text:s/>[ Portfolio Performance (Mini Chart) ] <text:s text:c="16"/>|</text:span></text:p>
      <text:p text:style-name="P18"><text:span text:style-name="Source_20_Text">| <text:s/>────────────────────────────────📈──────────────────── |</text:span></text:p>
      <text:p text:style-name="P18"><text:span text:style-name="Source_20_Text">-----------------------------------------------------------</text:span></text:p>
      <text:p text:style-name="P18"><text:span text:style-name="Source_20_Text">| <text:s/>[ Latest Notifications ] <text:s text:c="30"/>|</text:span></text:p>
      <text:p text:style-name="P18"><text:span text:style-name="Source_20_Text">| <text:s/>• Your portfolio increased by 5% today 🎉 <text:s text:c="13"/>|</text:span></text:p>
      <text:p text:style-name="P18"><text:span text:style-name="Source_20_Text">| <text:s/>• Warning: value dropped &gt; 3% today ⚠️ <text:s text:c="16"/>|</text:span></text:p>
      <text:p text:style-name="P18"><text:span text:style-name="Source_20_Text">| <text:s/>[View All Notifications →] <text:s text:c="28"/>|</text:span></text:p>
      <text:p text:style-name="P18"><text:span text:style-name="Source_20_Text">-----------------------------------------------------------</text:span></text:p>
      <text:p text:style-name="P18"><text:span text:style-name="Source_20_Text">| <text:s/>[ Quick Actions ] <text:s text:c="37"/>|</text:span></text:p>
      <text:p text:style-name="P18"><text:span text:style-name="Source_20_Text">| <text:s/>[➕ Add Asset] <text:s text:c="2"/>[📊 View Analytics] <text:s text:c="2"/>[⚙️ Simulate] <text:s text:c="3"/>|</text:span></text:p>
      <text:p text:style-name="P18"><text:span text:style-name="Source_20_Text">-----------------------------------------------------------</text:span></text:p>
      <text:p text:style-name="P18"><text:span text:style-name="Source_20_Text">| Footer: © 2025 Portfolio Tracker <text:s text:c="23"/>|</text:span></text:p>
      <text:p text:style-name="P19"><text:span text:style-name="Source_20_Text">-----------------------------------------------------------</text:span></text:p>
      <text:p text:style-name="Text_20_body">Here’s a detailed mapping for the <text:span text:style-name="Strong_20_Emphasis">Home Page</text:span> components to backend endpoints and logic, based strictly on your pasted reference:</text:p>
      <text:p text:style-name="P82"/>
      <text:h text:style-name="P83" text:outline-level="3"><text:span text:style-name="Strong_20_Emphasis">1. Portfolio Summary</text:span></text:h>
      <text:list text:style-name="L40">
        <text:list-item>
          <text:p text:style-name="P84"><text:span text:style-name="Strong_20_Emphasis">Backend Endpoint:</text:span> <text:span text:style-name="Source_20_Text">GET /api/analytics/{user}</text:span></text:p>
        </text:list-item>
        <text:list-item>
          <text:p text:style-name="P84"><text:span text:style-name="Strong_20_Emphasis">Data retrieved:</text:span></text:p>
          <text:list>
            <text:list-item>
              <text:p text:style-name="P84"><text:span text:style-name="Source_20_Text">TotalValue</text:span></text:p>
            </text:list-item>
            <text:list-item>
              <text:p text:style-name="P84"><text:span text:style-name="Source_20_Text">DailyChangePercent</text:span></text:p>
            </text:list-item>
            <text:list-item>
              <text:p text:style-name="P84"><text:span text:style-name="Source_20_Text">TotalReturnPercent</text:span></text:p>
            </text:list-item>
          </text:list>
        </text:list-item>
        <text:list-item>
          <text:p text:style-name="P84"><text:span text:style-name="Strong_20_Emphasis">Additional logic:</text:span><text:line-break/>Already precomputed by the <text:span text:style-name="Strong_20_Emphasis">Analytics Service</text:span> when processing <text:soft-page-break/><text:span text:style-name="Source_20_Text">PortfolioUpdatedEvent</text:span> and <text:span text:style-name="Source_20_Text">MarketPricesUpdatedEvent</text:span>. Front-end just displays.</text:p>
        </text:list-item>
      </text:list>
      <text:p text:style-name="P82"/>
      <text:h text:style-name="P83" text:outline-level="3"><text:span text:style-name="Strong_20_Emphasis">2. Portfolio Performance (Mini Chart / Sparkline)</text:span></text:h>
      <text:list text:style-name="L41">
        <text:list-item>
          <text:p text:style-name="P85"><text:span text:style-name="Strong_20_Emphasis">Backend Endpoint:</text:span> <text:span text:style-name="Source_20_Text">GET /api/analytics/{user}/history</text:span></text:p>
        </text:list-item>
        <text:list-item>
          <text:p text:style-name="P85"><text:span text:style-name="Strong_20_Emphasis">Data retrieved:</text:span> array of <text:span text:style-name="Source_20_Text">PortfolioAnalyticsSnapshot</text:span></text:p>
          <text:p text:style-name="P86"><text:span text:style-name="Source_20_Text">public class PortfolioAnalyticsSnapshot</text:span></text:p>
          <text:p text:style-name="P87"><text:span text:style-name="Source_20_Text">{</text:span></text:p>
          <text:p text:style-name="P87"><text:span text:style-name="Source_20_Text"><text:s text:c="4"/>public DateTime Timestamp { get; set; }</text:span></text:p>
          <text:p text:style-name="P87"><text:span text:style-name="Source_20_Text"><text:s text:c="4"/>public decimal TotalValue { get; set; }</text:span></text:p>
          <text:p text:style-name="P87"><text:span text:style-name="Source_20_Text">}</text:span></text:p>
        </text:list-item>
        <text:list-item>
          <text:p text:style-name="P85"><text:span text:style-name="Strong_20_Emphasis">Additional logic:</text:span></text:p>
          <text:list>
            <text:list-item>
              <text:p text:style-name="P85">Map snapshots to X/Y coordinates for line chart.</text:p>
            </text:list-item>
            <text:list-item>
              <text:p text:style-name="P85">Optionally smooth data or compute daily deltas for visualization.</text:p>
            </text:list-item>
          </text:list>
        </text:list-item>
      </text:list>
      <text:p text:style-name="P82"/>
      <text:h text:style-name="P83" text:outline-level="3"><text:span text:style-name="Strong_20_Emphasis">3. Latest Notifications</text:span></text:h>
      <text:list text:style-name="L42">
        <text:list-item>
          <text:p text:style-name="P88"><text:span text:style-name="Strong_20_Emphasis">Backend Endpoint:</text:span> <text:span text:style-name="Source_20_Text">GET /api/notifications/{user}</text:span></text:p>
        </text:list-item>
        <text:list-item>
          <text:p text:style-name="P88"><text:span text:style-name="Strong_20_Emphasis">Data retrieved:</text:span> list of recent notifications (<text:span text:style-name="Source_20_Text">Message</text:span>, <text:span text:style-name="Source_20_Text">CreatedAt</text:span>)</text:p>
        </text:list-item>
        <text:list-item>
          <text:p text:style-name="P88"><text:span text:style-name="Strong_20_Emphasis">Additional logic:</text:span></text:p>
          <text:list>
            <text:list-item>
              <text:p text:style-name="P88">Show 2–3 latest messages.</text:p>
            </text:list-item>
            <text:list-item>
              <text:p text:style-name="P88">Optionally sort by timestamp descending.</text:p>
            </text:list-item>
            <text:list-item>
              <text:p text:style-name="P88">“View All Notifications” button navigates to <text:span text:style-name="Source_20_Text">/notifications</text:span>.</text:p>
            </text:list-item>
          </text:list>
        </text:list-item>
      </text:list>
      <text:p text:style-name="P82"/>
      <text:h text:style-name="P83" text:outline-level="3"><text:span text:style-name="Strong_20_Emphasis">4. Quick Actions</text:span></text:h>
      <text:h text:style-name="P89" text:outline-level="4"><text:span text:style-name="Strong_20_Emphasis">a) Add Asset</text:span></text:h>
      <text:list text:style-name="L43">
        <text:list-item>
          <text:p text:style-name="P90"><text:span text:style-name="Strong_20_Emphasis">Action:</text:span> navigates to <text:span text:style-name="Source_20_Text">/portfolio</text:span> page (frontend routing)</text:p>
        </text:list-item>
        <text:list-item>
          <text:p text:style-name="P90"><text:span text:style-name="Strong_20_Emphasis">Backend Endpoint (on Portfolio page):</text:span><text:line-break/><text:span text:style-name="Source_20_Text">POST /api/portfolio/{user}/asset</text:span> (to add new asset)</text:p>
        </text:list-item>
      </text:list>
      <text:h text:style-name="P89" text:outline-level="4"><text:span text:style-name="Strong_20_Emphasis">b) View Analytics</text:span></text:h>
      <text:list text:style-name="L44">
        <text:list-item>
          <text:p text:style-name="P91"><text:span text:style-name="Strong_20_Emphasis">Action:</text:span> navigates to <text:span text:style-name="Source_20_Text">/analytics</text:span> page (frontend routing)</text:p>
        </text:list-item>
        <text:list-item>
          <text:p text:style-name="P91"><text:span text:style-name="Strong_20_Emphasis">Endpoints called by Analytics page:</text:span></text:p>
          <text:list>
            <text:list-item>
              <text:p text:style-name="P91"><text:soft-page-break/><text:span text:style-name="Source_20_Text">GET /api/analytics/{user}</text:span> (Key Metrics + Pie Chart data)</text:p>
            </text:list-item>
            <text:list-item>
              <text:p text:style-name="P91"><text:span text:style-name="Source_20_Text">GET /api/analytics/{user}/history</text:span> (Line chart)</text:p>
            </text:list-item>
          </text:list>
        </text:list-item>
      </text:list>
      <text:h text:style-name="P89" text:outline-level="4"><text:span text:style-name="Strong_20_Emphasis"><text:span text:style-name="T2">c) Simulate Market Update</text:span></text:span></text:h>
      <text:list text:style-name="L45">
        <text:list-item>
          <text:p text:style-name="P92"><text:span text:style-name="Strong_20_Emphasis"><text:span text:style-name="T2">Action:</text:span></text:span><text:span text:style-name="T2"> navigates to </text:span><text:span text:style-name="Source_20_Text"><text:span text:style-name="T2">/simulate</text:span></text:span><text:span text:style-name="T2"> or triggers </text:span><text:span text:style-name="Source_20_Text"><text:span text:style-name="T2">/api/marketdata/simulate</text:span></text:span></text:p>
        </text:list-item>
        <text:list-item>
          <text:p text:style-name="P92"><text:span text:style-name="Strong_20_Emphasis"><text:span text:style-name="T2">Backend Endpoint:</text:span></text:span><text:span text:style-name="T2"> </text:span><text:span text:style-name="Source_20_Text"><text:span text:style-name="T2">POST /api/marketdata/simulate</text:span></text:span></text:p>
        </text:list-item>
        <text:list-item>
          <text:p text:style-name="P92"><text:span text:style-name="Strong_20_Emphasis"><text:span text:style-name="T2">Logic:</text:span></text:span><text:span text:style-name="T2"> Randomly updates prices; triggers </text:span><text:span text:style-name="Source_20_Text"><text:span text:style-name="T2">MarketPricesUpdatedEvent</text:span></text:span><text:span text:style-name="T2"> → Analytics recomputation → Notifications if thresholds crossed.</text:span></text:p>
        </text:list-item>
      </text:list>
      <text:p text:style-name="P82"/>
      <text:p text:style-name="Text_20_body">✅ <text:span text:style-name="Strong_20_Emphasis">Summary Tab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Home Page Component</text:p>
            </table:table-cell>
            <table:table-cell table:style-name="Table14.A1" office:value-type="string">
              <text:p text:style-name="Table_20_Heading">Backend Endpoint(s)</text:p>
            </table:table-cell>
            <table:table-cell table:style-name="Table14.A1" office:value-type="string">
              <text:p text:style-name="Table_20_Heading">Additional Logic</text:p>
            </table:table-cell>
          </table:table-row>
        </table:table-header-rows>
        <table:table-row>
          <table:table-cell table:style-name="Table14.A1" office:value-type="string">
            <text:p text:style-name="Table_20_Contents">Portfolio Summary</text:p>
          </table:table-cell>
          <table:table-cell table:style-name="Table14.A1" office:value-type="string">
            <text:p text:style-name="Table_20_Contents">GET /api/analytics/{user}</text:p>
          </table:table-cell>
          <table:table-cell table:style-name="Table14.A1" office:value-type="string">
            <text:p text:style-name="Table_20_Contents">None, Analytics Service already computes metrics</text:p>
          </table:table-cell>
        </table:table-row>
        <table:table-row>
          <table:table-cell table:style-name="Table14.A1" office:value-type="string">
            <text:p text:style-name="Table_20_Contents">Portfolio Performance (Mini Chart)</text:p>
          </table:table-cell>
          <table:table-cell table:style-name="Table14.A1" office:value-type="string">
            <text:p text:style-name="Table_20_Contents">GET /api/analytics/{user}/history</text:p>
          </table:table-cell>
          <table:table-cell table:style-name="Table14.A1" office:value-type="string">
            <text:p text:style-name="Table_20_Contents">Map snapshots to chart; X=Timestamp, Y=TotalValue</text:p>
          </table:table-cell>
        </table:table-row>
        <table:table-row>
          <table:table-cell table:style-name="Table14.A1" office:value-type="string">
            <text:p text:style-name="Table_20_Contents">Latest Notifications</text:p>
          </table:table-cell>
          <table:table-cell table:style-name="Table14.A1" office:value-type="string">
            <text:p text:style-name="Table_20_Contents">GET /api/notifications/{user}</text:p>
          </table:table-cell>
          <table:table-cell table:style-name="Table14.A1" office:value-type="string">
            <text:p text:style-name="Table_20_Contents">Take most recent 2–3 notifications; sort descending</text:p>
          </table:table-cell>
        </table:table-row>
        <table:table-row>
          <table:table-cell table:style-name="Table14.A1" office:value-type="string">
            <text:p text:style-name="P2">Add Asset</text:p>
          </table:table-cell>
          <table:table-cell table:style-name="Table14.A1" office:value-type="string">
            <text:p text:style-name="P2">POST /api/portfolio/{user}/asset</text:p>
          </table:table-cell>
          <table:table-cell table:style-name="Table14.A1" office:value-type="string">
            <text:p text:style-name="P2">Trigger PortfolioUpdatedEvent</text:p>
          </table:table-cell>
        </table:table-row>
        <table:table-row>
          <table:table-cell table:style-name="Table14.A1" office:value-type="string">
            <text:p text:style-name="Table_20_Contents">View Analytics</text:p>
          </table:table-cell>
          <table:table-cell table:style-name="Table14.A1" office:value-type="string">
            <text:p text:style-name="Table_20_Contents">GET /api/analytics/{user}, GET /api/analytics/{user}/history</text:p>
          </table:table-cell>
          <table:table-cell table:style-name="Table14.A1" office:value-type="string">
            <text:p text:style-name="Table_20_Contents">Render charts, tables</text:p>
          </table:table-cell>
        </table:table-row>
        <table:table-row>
          <table:table-cell table:style-name="Table14.A1" office:value-type="string">
            <text:p text:style-name="P3">Simulate</text:p>
          </table:table-cell>
          <table:table-cell table:style-name="Table14.A1" office:value-type="string">
            <text:p text:style-name="P3">POST /api/marketdata/simulate</text:p>
          </table:table-cell>
          <table:table-cell table:style-name="Table14.A1" office:value-type="string">
            <text:p text:style-name="P3">Trigger price update, downstream events</text:p>
          </table:table-cell>
        </table:table-row>
      </table:table>
      <text:p text:style-name="Text_20_body"/>
      <text:p text:style-name="P93">but there's no api/marketdata/simulate endpoint in the document, should i add one to it?</text:p>
      <text:h text:style-name="P94" text:outline-level="6">ChatGPT said:</text:h>
      <text:p text:style-name="Text_20_body">Yes — based on the reference document, there isn’t a predefined REST endpoint for triggering a simulated market update. The document only mentions the <text:span text:style-name="Strong_20_Emphasis">Simulate.cshtml page</text:span> calling:</text:p>
      <text:p text:style-name="P95"><text:span text:style-name="Source_20_Text">→ Calls /api/marketdata/simulate (custom admin endpoint)</text:span></text:p>
      <text:p text:style-name="Text_20_body">This is noted as a <text:span text:style-name="Emphasis">custom admin/testing endpoint</text:span>. <text:span text:style-name="T2">So if you want the "⚙️ Simulate" button on the Home Page to work, you </text:span><text:span text:style-name="Strong_20_Emphasis"><text:span text:style-name="T2">would need to add that endpoint</text:span></text:span><text:span text:style-name="T2"> in your </text:span><text:span text:style-name="Source_20_Text"><text:span text:style-name="T2">MarketData.API</text:span></text:span><text:span text:style-name="T2">.</text:span></text:p>
      <text:p text:style-name="P27">Recommended approach:</text:p>
      <text:list text:style-name="L46">
        <text:list-item>
          <text:p text:style-name="P96"><text:span text:style-name="Strong_20_Emphasis"><text:span text:style-name="T2">Route:</text:span></text:span><text:span text:style-name="T2"> </text:span><text:span text:style-name="Source_20_Text"><text:span text:style-name="T2">POST /api/marketdata/simulate</text:span></text:span></text:p>
        </text:list-item>
        <text:list-item>
          <text:p text:style-name="P96"><text:span text:style-name="Strong_20_Emphasis"><text:span text:style-name="T2">Purpose:</text:span></text:span><text:span text:style-name="T2"> Manually trigger a market price update (same logic that the background service does periodically).</text:span></text:p>
        </text:list-item>
        <text:list-item>
          <text:p text:style-name="P96"><text:span text:style-name="Strong_20_Emphasis"><text:span text:style-name="T2">Authorization:</text:span></text:span><text:span text:style-name="T2"> Could be restricted (admin/dev only) if you care about security.</text:span></text:p>
        </text:list-item>
        <text:list-item>
          <text:p text:style-name="P96"><text:soft-page-break/><text:span text:style-name="Strong_20_Emphasis"><text:span text:style-name="T2">Behavior:</text:span></text:span></text:p>
          <text:list>
            <text:list-item>
              <text:p text:style-name="P97">Randomly adjust prices of all assets (±1–2% as the regular simulation does).</text:p>
            </text:list-item>
            <text:list-item>
              <text:p text:style-name="P96"><text:span text:style-name="T2">Publish </text:span><text:span text:style-name="Source_20_Text"><text:span text:style-name="T2">MarketPricesUpdatedEvent</text:span></text:span><text:span text:style-name="T2"> to RabbitMQ.</text:span></text:p>
            </text:list-item>
            <text:list-item>
              <text:p text:style-name="P97">Return a summary (optional) of updated prices or just a success response.</text:p>
            </text:list-item>
          </text:list>
        </text:list-item>
      </text:list>
      <text:p text:style-name="P27">This fits perfectly with your current microservice architecture and event-driven design.</text:p>
      <text:p text:style-name="Text_20_body"><text:span text:style-name="T2">If you want, I can write the </text:span><text:span text:style-name="Strong_20_Emphasis"><text:span text:style-name="T2">exact minimal controller and method</text:span></text:span><text:span text:style-name="T2"> to implement this endpoint in </text:span><text:span text:style-name="Source_20_Text"><text:span text:style-name="T2">MarketData.API</text:span></text:span><text:span text:style-name="T2">. Do you want me to do that?</text:span></text:p>
      <text:p text:style-name="Text_20_body"/>
      <text:h text:style-name="Heading_20_2" text:outline-level="2"><text:span text:style-name="T1">💼 </text:span><text:span text:style-name="Strong_20_Emphasis"><text:span text:style-name="T1">2. Portfolio Page (</text:span></text:span><text:span text:style-name="Strong_20_Emphasis"><text:span text:style-name="Source_20_Text"><text:span text:style-name="T1">/portfolio</text:span></text:span></text:span><text:span text:style-name="Strong_20_Emphasis"><text:span text:style-name="T1">)</text:span></text:span></text:h>
      <text:p text:style-name="P17"><text:span text:style-name="Source_20_Text"><text:span text:style-name="T1">-----------------------------------------------------------</text:span></text:span></text:p>
      <text:p text:style-name="P18"><text:span text:style-name="Source_20_Text"><text:span text:style-name="T1">| Navbar <text:s text:c="49"/>|</text:span></text:span></text:p>
      <text:p text:style-name="P18"><text:span text:style-name="Source_20_Text"><text:span text:style-name="T1">-----------------------------------------------------------</text:span></text:span></text:p>
      <text:p text:style-name="P18"><text:span text:style-name="Source_20_Text"><text:span text:style-name="T1">| <text:s/>Your Portfolio <text:s text:c="40"/>|</text:span></text:span></text:p>
      <text:p text:style-name="P18"><text:span text:style-name="Source_20_Text"><text:span text:style-name="T1">| <text:s/>Manage your assets below. <text:s text:c="29"/>|</text:span></text:span></text:p>
      <text:p text:style-name="P18"><text:span text:style-name="Source_20_Text"><text:span text:style-name="T1">-----------------------------------------------------------</text:span></text:span></text:p>
      <text:p text:style-name="P18"><text:span text:style-name="Source_20_Text"><text:span text:style-name="T1">| <text:s/>[ Portfolio Table ] <text:s text:c="35"/>|</text:span></text:span></text:p>
      <text:p text:style-name="P18"><text:span text:style-name="Source_20_Text"><text:span text:style-name="T1">| <text:s/>---------------------------------------------------- <text:s text:c="2"/>|</text:span></text:span></text:p>
      <text:p text:style-name="P18"><text:span text:style-name="Source_20_Text"><text:span text:style-name="T1">| <text:s/>| Symbol | Name <text:s text:c="4"/>| Qty | Price | Value | Delete | <text:s text:c="2"/>|</text:span></text:span></text:p>
      <text:p text:style-name="P18"><text:span text:style-name="Source_20_Text"><text:span text:style-name="T1">| <text:s/>| AAPL <text:s text:c="2"/>| Apple <text:s text:c="3"/>| <text:s/>10 | 180 <text:s text:c="2"/>| 1800 <text:s/>| (x) <text:s text:c="3"/>| <text:s text:c="2"/>|</text:span></text:span></text:p>
      <text:p text:style-name="P18"><text:span text:style-name="Source_20_Text"><text:span text:style-name="T1">| <text:s/>| TSLA <text:s text:c="2"/>| Tesla <text:s text:c="3"/>| <text:s text:c="2"/>5 | 250 <text:s text:c="2"/>| 1250 <text:s/>| (x) <text:s text:c="3"/>| <text:s text:c="2"/>|</text:span></text:span></text:p>
      <text:p text:style-name="P18"><text:span text:style-name="Source_20_Text"><text:span text:style-name="T1">| <text:s/>---------------------------------------------------- <text:s text:c="2"/>|</text:span></text:span></text:p>
      <text:p text:style-name="P18"><text:span text:style-name="Source_20_Text"><text:span text:style-name="T1">| <text:s/>Total Value: $3050 <text:s text:c="36"/>|</text:span></text:span></text:p>
      <text:p text:style-name="P18"><text:span text:style-name="Source_20_Text"><text:span text:style-name="T1">-----------------------------------------------------------</text:span></text:span></text:p>
      <text:p text:style-name="P18"><text:span text:style-name="Source_20_Text"><text:span text:style-name="T1">| <text:s/>[ Add New Asset ] <text:s text:c="37"/>|</text:span></text:span></text:p>
      <text:p text:style-name="P18"><text:span text:style-name="Source_20_Text"><text:span text:style-name="T1">| <text:s/>---------------------------------------------------- <text:s text:c="2"/>|</text:span></text:span></text:p>
      <text:p text:style-name="P18"><text:span text:style-name="Source_20_Text"><text:span text:style-name="T1">| <text:s/>Symbol: [_____] <text:s text:c="2"/>Name: [_________] <text:s text:c="2"/>Qty: [__] <text:s text:c="7"/>|</text:span></text:span></text:p>
      <text:p text:style-name="P18"><text:span text:style-name="Source_20_Text"><text:span text:style-name="T1">| <text:s/>[Add Asset] <text:s text:c="43"/>|</text:span></text:span></text:p>
      <text:p text:style-name="P18"><text:span text:style-name="Source_20_Text"><text:span text:style-name="T1">| <text:s/>---------------------------------------------------- <text:s text:c="2"/>|</text:span></text:span></text:p>
      <text:p text:style-name="P18"><text:span text:style-name="Source_20_Text"><text:span text:style-name="T1">-----------------------------------------------------------</text:span></text:span></text:p>
      <text:p text:style-name="P18"><text:span text:style-name="Source_20_Text"><text:span text:style-name="T1">| <text:s/>[Revalue Portfolio] <text:s text:c="2"/>[Back to Dashboard] <text:s text:c="13"/>|</text:span></text:span></text:p>
      <text:p text:style-name="P18"><text:span text:style-name="Source_20_Text"><text:span text:style-name="T1">-----------------------------------------------------------</text:span></text:span></text:p>
      <text:p text:style-name="P18"><text:span text:style-name="Source_20_Text"><text:span text:style-name="T1">| <text:s/>Status: Last revaluation at 10:25 AM <text:s text:c="18"/>|</text:span></text:span></text:p>
      <text:p text:style-name="P19"><text:span text:style-name="Source_20_Text"><text:span text:style-name="T1">-----------------------------------------------------------</text:span></text:span></text:p>
      <text:p text:style-name="Text_20_body"><text:span text:style-name="T1">Let’s analyze the </text:span><text:span text:style-name="Strong_20_Emphasis"><text:span text:style-name="T1">Portfolio Page</text:span></text:span><text:span text:style-name="T1"> in terms of </text:span><text:span text:style-name="Strong_20_Emphasis"><text:span text:style-name="T1">frontend-backend interactions</text:span></text:span><text:span text:style-name="T1"> based on the architecture we discussed previously.</text:span></text:p>
      <text:p text:style-name="P98"/>
      <text:h text:style-name="P83" text:outline-level="3"><text:span text:style-name="Strong_20_Emphasis"><text:span text:style-name="T1">1️⃣ Portfolio Table (Load existing assets)</text:span></text:span></text:h>
      <text:p text:style-name="Text_20_body"><text:span text:style-name="T1">The table shows the user’s </text:span><text:span text:style-name="Strong_20_Emphasis"><text:span text:style-name="T1">assets</text:span></text:span><text:span text:style-name="T1">, quantities, current price, and total value.</text:span></text:p>
      <text:p text:style-name="Text_20_body"><text:span text:style-name="Strong_20_Emphasis"><text:span text:style-name="T1">Frontend action:</text:span></text:span></text:p>
      <text:list text:style-name="L47">
        <text:list-item>
          <text:p text:style-name="P99">On page load, call the backend to get all the assets for the logged-in user.</text:p>
        </text:list-item>
      </text:list>
      <text:p text:style-name="Text_20_body"><text:span text:style-name="Strong_20_Emphasis"><text:span text:style-name="T1">Backend endpoint (based on architecture):</text:span></text:span></text:p>
      <text:p text:style-name="P95"><text:soft-page-break/><text:span text:style-name="Source_20_Text"><text:span text:style-name="T1">GET /api/portfolio/{userId}/assets</text:span></text:span></text:p>
      <text:p text:style-name="Text_20_body"><text:span text:style-name="Strong_20_Emphasis"><text:span text:style-name="T1">Expected response:</text:span></text:span></text:p>
      <text:p text:style-name="P95"><text:span text:style-name="Source_20_Text"><text:span text:style-name="T1">[</text:span></text:span></text:p>
      <text:p text:style-name="P100"><text:span text:style-name="Source_20_Text"><text:span text:style-name="T1"><text:s text:c="2"/>{</text:span></text:span></text:p>
      <text:p text:style-name="P100"><text:span text:style-name="Source_20_Text"><text:span text:style-name="T1"><text:s text:c="4"/>"symbol": "AAPL",</text:span></text:span></text:p>
      <text:p text:style-name="P100"><text:span text:style-name="Source_20_Text"><text:span text:style-name="T1"><text:s text:c="4"/>"name": "Apple",</text:span></text:span></text:p>
      <text:p text:style-name="P100"><text:span text:style-name="Source_20_Text"><text:span text:style-name="T1"><text:s text:c="4"/>"quantity": 10,</text:span></text:span></text:p>
      <text:p text:style-name="P100"><text:span text:style-name="Source_20_Text"><text:span text:style-name="T1"><text:s text:c="4"/>"price": 180,</text:span></text:span></text:p>
      <text:p text:style-name="P100"><text:span text:style-name="Source_20_Text"><text:span text:style-name="T1"><text:s text:c="4"/>"value": 1800</text:span></text:span></text:p>
      <text:p text:style-name="P100"><text:span text:style-name="Source_20_Text"><text:span text:style-name="T1"><text:s text:c="2"/>},</text:span></text:span></text:p>
      <text:p text:style-name="P100"><text:span text:style-name="Source_20_Text"><text:span text:style-name="T1"><text:s text:c="2"/>{</text:span></text:span></text:p>
      <text:p text:style-name="P100"><text:span text:style-name="Source_20_Text"><text:span text:style-name="T1"><text:s text:c="4"/>"symbol": "TSLA",</text:span></text:span></text:p>
      <text:p text:style-name="P100"><text:span text:style-name="Source_20_Text"><text:span text:style-name="T1"><text:s text:c="4"/>"name": "Tesla",</text:span></text:span></text:p>
      <text:p text:style-name="P100"><text:span text:style-name="Source_20_Text"><text:span text:style-name="T1"><text:s text:c="4"/>"quantity": 5,</text:span></text:span></text:p>
      <text:p text:style-name="P100"><text:span text:style-name="Source_20_Text"><text:span text:style-name="T1"><text:s text:c="4"/>"price": 250,</text:span></text:span></text:p>
      <text:p text:style-name="P100"><text:span text:style-name="Source_20_Text"><text:span text:style-name="T1"><text:s text:c="4"/>"value": 1250</text:span></text:span></text:p>
      <text:p text:style-name="P100"><text:span text:style-name="Source_20_Text"><text:span text:style-name="T1"><text:s text:c="2"/>}</text:span></text:span></text:p>
      <text:p text:style-name="P100"><text:span text:style-name="Source_20_Text"><text:span text:style-name="T1">]</text:span></text:span></text:p>
      <text:p text:style-name="Text_20_body"><text:span text:style-name="Strong_20_Emphasis"><text:span text:style-name="T1">Frontend logic:</text:span></text:span></text:p>
      <text:list text:style-name="L48">
        <text:list-item>
          <text:p text:style-name="P101">Render each asset as a row in the table.</text:p>
        </text:list-item>
        <text:list-item>
          <text:p text:style-name="P102"><text:span text:style-name="T1">Compute the </text:span><text:span text:style-name="Strong_20_Emphasis"><text:span text:style-name="T1">Total Value</text:span></text:span><text:span text:style-name="T1"> either from backend or sum in frontend:</text:span></text:p>
        </text:list-item>
      </text:list>
      <text:p text:style-name="P95"><text:span text:style-name="Source_20_Text"><text:span text:style-name="T1">totalValue = assets.reduce((acc, asset) =&gt; acc + asset.value, 0);</text:span></text:span></text:p>
      <text:p text:style-name="P82"/>
      <text:h text:style-name="P83" text:outline-level="3"><text:span text:style-name="Strong_20_Emphasis"><text:span text:style-name="T1">2️⃣ Delete Asset</text:span></text:span></text:h>
      <text:p text:style-name="Text_20_body"><text:span text:style-name="T1">The table has a </text:span><text:span text:style-name="Strong_20_Emphasis"><text:span text:style-name="T1">Delete (x)</text:span></text:span><text:span text:style-name="T1"> button for each asset.</text:span></text:p>
      <text:p text:style-name="Text_20_body"><text:span text:style-name="Strong_20_Emphasis"><text:span text:style-name="T1">Frontend action:</text:span></text:span></text:p>
      <text:list text:style-name="L49">
        <text:list-item>
          <text:p text:style-name="P103"><text:span text:style-name="T1">On click of </text:span><text:span text:style-name="Source_20_Text"><text:span text:style-name="T1">(x)</text:span></text:span><text:span text:style-name="T1">, call backend to delete the asset.</text:span></text:p>
        </text:list-item>
      </text:list>
      <text:p text:style-name="Text_20_body"><text:span text:style-name="Strong_20_Emphasis"><text:span text:style-name="T1">Backend endpoint:</text:span></text:span></text:p>
      <text:p text:style-name="P95"><text:span text:style-name="Source_20_Text"><text:span text:style-name="T1">DELETE /api/portfolio/{userId}/assets/{symbol}</text:span></text:span></text:p>
      <text:p text:style-name="Text_20_body"><text:span text:style-name="Strong_20_Emphasis"><text:span text:style-name="T1">Frontend behavior:</text:span></text:span></text:p>
      <text:list text:style-name="L50">
        <text:list-item>
          <text:p text:style-name="P104">Remove the row from the table after a successful response.</text:p>
        </text:list-item>
        <text:list-item>
          <text:p text:style-name="P105"><text:span text:style-name="T1">Recompute </text:span><text:span text:style-name="Strong_20_Emphasis"><text:span text:style-name="T1">Total Value</text:span></text:span><text:span text:style-name="T1">.</text:span></text:p>
        </text:list-item>
      </text:list>
      <text:p text:style-name="P82"><text:soft-page-break/></text:p>
      <text:h text:style-name="P83" text:outline-level="3"><text:span text:style-name="Strong_20_Emphasis"><text:span text:style-name="T1">3️⃣ Add New Asset</text:span></text:span></text:h>
      <text:p text:style-name="Text_20_body"><text:span text:style-name="T1">The </text:span><text:span text:style-name="Strong_20_Emphasis"><text:span text:style-name="T1">Add New Asset</text:span></text:span><text:span text:style-name="T1"> section has a form with Symbol, Name, and Quantity.</text:span></text:p>
      <text:p text:style-name="Text_20_body"><text:span text:style-name="Strong_20_Emphasis"><text:span text:style-name="T1">Frontend action:</text:span></text:span></text:p>
      <text:list text:style-name="L51">
        <text:list-item>
          <text:p text:style-name="P106"><text:span text:style-name="T1">On clicking </text:span><text:span text:style-name="Strong_20_Emphasis"><text:span text:style-name="T1">[Add Asset]</text:span></text:span><text:span text:style-name="T1">, call backend to create the asset.</text:span></text:p>
        </text:list-item>
      </text:list>
      <text:p text:style-name="Text_20_body"><text:span text:style-name="Strong_20_Emphasis"><text:span text:style-name="T1">Backend endpoint:</text:span></text:span></text:p>
      <text:p text:style-name="P95"><text:span text:style-name="Source_20_Text"><text:span text:style-name="T1">POST /api/portfolio/{userId}/assets</text:span></text:span></text:p>
      <text:p text:style-name="Text_20_body"><text:span text:style-name="Strong_20_Emphasis"><text:span text:style-name="T1">Request body:</text:span></text:span></text:p>
      <text:p text:style-name="P95"><text:span text:style-name="Source_20_Text"><text:span text:style-name="T1">{</text:span></text:span></text:p>
      <text:p text:style-name="P100"><text:span text:style-name="Source_20_Text"><text:span text:style-name="T1"><text:s text:c="2"/>"symbol": "MSFT",</text:span></text:span></text:p>
      <text:p text:style-name="P100"><text:span text:style-name="Source_20_Text"><text:span text:style-name="T1"><text:s text:c="2"/>"name": "Microsoft",</text:span></text:span></text:p>
      <text:p text:style-name="P100"><text:span text:style-name="Source_20_Text"><text:span text:style-name="T1"><text:s text:c="2"/>"quantity": 8</text:span></text:span></text:p>
      <text:p text:style-name="P100"><text:span text:style-name="Source_20_Text"><text:span text:style-name="T1">}</text:span></text:span></text:p>
      <text:p text:style-name="Text_20_body"><text:span text:style-name="Strong_20_Emphasis"><text:span text:style-name="T1">Backend response:</text:span></text:span></text:p>
      <text:list text:style-name="L52">
        <text:list-item>
          <text:p text:style-name="P107"><text:span text:style-name="T1">Returns the created asset with its current </text:span><text:span text:style-name="Strong_20_Emphasis"><text:span text:style-name="T1">price</text:span></text:span><text:span text:style-name="T1"> and </text:span><text:span text:style-name="Strong_20_Emphasis"><text:span text:style-name="T1">value</text:span></text:span><text:span text:style-name="T1">.</text:span></text:p>
        </text:list-item>
      </text:list>
      <text:p text:style-name="Text_20_body"><text:span text:style-name="Strong_20_Emphasis"><text:span text:style-name="T1">Frontend behavior:</text:span></text:span></text:p>
      <text:list text:style-name="L53">
        <text:list-item>
          <text:p text:style-name="P108">Append new row to the portfolio table.</text:p>
        </text:list-item>
        <text:list-item>
          <text:p text:style-name="P109"><text:span text:style-name="T1">Update </text:span><text:span text:style-name="Strong_20_Emphasis"><text:span text:style-name="T1">Total Value</text:span></text:span><text:span text:style-name="T1">.</text:span></text:p>
        </text:list-item>
      </text:list>
      <text:p text:style-name="P98"/>
      <text:h text:style-name="P83" text:outline-level="3"><text:span text:style-name="Strong_20_Emphasis"><text:span text:style-name="T1">4️⃣ Revalue Portfolio</text:span></text:span></text:h>
      <text:p text:style-name="P110">This button is for updating all asset prices to the latest market values.</text:p>
      <text:p text:style-name="Text_20_body"><text:span text:style-name="Strong_20_Emphasis"><text:span text:style-name="T1">Frontend action:</text:span></text:span></text:p>
      <text:list text:style-name="L54">
        <text:list-item>
          <text:p text:style-name="P111">Call backend endpoint to refresh prices:</text:p>
        </text:list-item>
      </text:list>
      <text:p text:style-name="P95"><text:span text:style-name="Source_20_Text"><text:span text:style-name="T1">POST /api/portfolio/{userId}/revalue</text:span></text:span></text:p>
      <text:p text:style-name="Text_20_body"><text:span text:style-name="Strong_20_Emphasis"><text:span text:style-name="T1">Backend behavior:</text:span></text:span></text:p>
      <text:list text:style-name="L55">
        <text:list-item>
          <text:p text:style-name="P112">Re-fetch latest prices from the market data service.</text:p>
        </text:list-item>
        <text:list-item>
          <text:p text:style-name="P113"><text:span text:style-name="T1">Recompute </text:span><text:span text:style-name="Source_20_Text"><text:span text:style-name="T1">value = price * quantity</text:span></text:span><text:span text:style-name="T1"> for each asset.</text:span></text:p>
        </text:list-item>
        <text:list-item>
          <text:p text:style-name="P112">Return updated list.</text:p>
        </text:list-item>
      </text:list>
      <text:p text:style-name="Text_20_body"><text:span text:style-name="Strong_20_Emphasis"><text:span text:style-name="T1">Frontend behavior:</text:span></text:span></text:p>
      <text:list text:style-name="L56">
        <text:list-item>
          <text:p text:style-name="P114">Update the table with new prices and values.</text:p>
        </text:list-item>
        <text:list-item>
          <text:p text:style-name="P115"><text:span text:style-name="T1">Update </text:span><text:span text:style-name="Strong_20_Emphasis"><text:span text:style-name="T1">Total Value</text:span></text:span><text:span text:style-name="T1">.</text:span></text:p>
        </text:list-item>
        <text:list-item>
          <text:p text:style-name="P115"><text:soft-page-break/><text:span text:style-name="T1">Update </text:span><text:span text:style-name="Strong_20_Emphasis"><text:span text:style-name="T1">Status:</text:span></text:span><text:span text:style-name="T1"> </text:span><text:span text:style-name="Source_20_Text"><text:span text:style-name="T1">"Last revaluation at HH:MM"</text:span></text:span><text:span text:style-name="T1">.</text:span></text:p>
        </text:list-item>
      </text:list>
      <text:p text:style-name="P82"/>
      <text:h text:style-name="P83" text:outline-level="3"><text:span text:style-name="Strong_20_Emphasis"><text:span text:style-name="T1">5️⃣ Back to Dashboard</text:span></text:span></text:h>
      <text:list text:style-name="L57">
        <text:list-item>
          <text:p text:style-name="P116"><text:span text:style-name="T1">This is </text:span><text:span text:style-name="Strong_20_Emphasis"><text:span text:style-name="T1">frontend-only navigation</text:span></text:span><text:span text:style-name="T1">; no backend call is required.</text:span></text:p>
        </text:list-item>
      </text:list>
      <text:p text:style-name="P98"/>
      <text:h text:style-name="P83" text:outline-level="3"><text:span text:style-name="T1">✅ </text:span><text:span text:style-name="Strong_20_Emphasis"><text:span text:style-name="T1">Summary of Frontend Calls</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7">Action</text:p>
            </table:table-cell>
            <table:table-cell table:style-name="Table13.A1" office:value-type="string">
              <text:p text:style-name="P117">Endpoint</text:p>
            </table:table-cell>
            <table:table-cell table:style-name="Table13.A1" office:value-type="string">
              <text:p text:style-name="P117">Frontend Notes</text:p>
            </table:table-cell>
          </table:table-row>
        </table:table-header-rows>
        <table:table-row>
          <table:table-cell table:style-name="Table13.A1" office:value-type="string">
            <text:p text:style-name="P2">Load assets</text:p>
          </table:table-cell>
          <table:table-cell table:style-name="Table13.A1" office:value-type="string">
            <text:p text:style-name="Table_20_Contents"><text:span text:style-name="T1">GET </text:span><text:span text:style-name="Source_20_Text"><text:span text:style-name="T1">/api/portfolio/{userId}/assets</text:span></text:span></text:p>
          </table:table-cell>
          <table:table-cell table:style-name="Table13.A1" office:value-type="string">
            <text:p text:style-name="P2">Populate table, compute total</text:p>
          </table:table-cell>
        </table:table-row>
        <table:table-row>
          <table:table-cell table:style-name="Table13.A1" office:value-type="string">
            <text:p text:style-name="P2">Delete asset</text:p>
          </table:table-cell>
          <table:table-cell table:style-name="Table13.A1" office:value-type="string">
            <text:p text:style-name="Table_20_Contents"><text:span text:style-name="T1">DELETE </text:span><text:span text:style-name="Source_20_Text"><text:span text:style-name="T1">/api/portfolio/{userId}/assets/{symbol}</text:span></text:span></text:p>
          </table:table-cell>
          <table:table-cell table:style-name="Table13.A1" office:value-type="string">
            <text:p text:style-name="P2">Remove row, update total</text:p>
          </table:table-cell>
        </table:table-row>
        <table:table-row>
          <table:table-cell table:style-name="Table13.A1" office:value-type="string">
            <text:p text:style-name="P2">Add new asset</text:p>
          </table:table-cell>
          <table:table-cell table:style-name="Table13.A1" office:value-type="string">
            <text:p text:style-name="Table_20_Contents"><text:span text:style-name="T1">POST </text:span><text:span text:style-name="Source_20_Text"><text:span text:style-name="T1">/api/portfolio/{userId}/assets</text:span></text:span></text:p>
          </table:table-cell>
          <table:table-cell table:style-name="Table13.A1" office:value-type="string">
            <text:p text:style-name="P2">Append row, update total</text:p>
          </table:table-cell>
        </table:table-row>
        <table:table-row>
          <table:table-cell table:style-name="Table13.A1" office:value-type="string">
            <text:p text:style-name="P2">Revalue portfolio</text:p>
          </table:table-cell>
          <table:table-cell table:style-name="Table13.A1" office:value-type="string">
            <text:p text:style-name="Table_20_Contents"><text:span text:style-name="T1">POST </text:span><text:span text:style-name="Source_20_Text"><text:span text:style-name="T1">/api/portfolio/{userId}/revalue</text:span></text:span></text:p>
          </table:table-cell>
          <table:table-cell table:style-name="Table13.A1" office:value-type="string">
            <text:p text:style-name="P2">Update table values and total, update last revaluation timestamp</text:p>
          </table:table-cell>
        </table:table-row>
        <table:table-row>
          <table:table-cell table:style-name="Table13.A1" office:value-type="string">
            <text:p text:style-name="P2">Back to dashboard</text:p>
          </table:table-cell>
          <table:table-cell table:style-name="Table13.A1" office:value-type="string">
            <text:p text:style-name="P2">—</text:p>
          </table:table-cell>
          <table:table-cell table:style-name="Table13.A1" office:value-type="string">
            <text:p text:style-name="P2">Client-side navigation only</text:p>
          </table:table-cell>
        </table:table-row>
      </table:table>
      <text:p text:style-name="P110"/>
      <text:h text:style-name="Heading_20_2" text:outline-level="2">📊 <text:span text:style-name="Strong_20_Emphasis">3. </text:span><text:span text:style-name="Strong_20_Emphasis"><text:span text:style-name="T3">Analytics Page (</text:span></text:span><text:span text:style-name="Strong_20_Emphasis"><text:span text:style-name="Source_20_Text"><text:span text:style-name="T3">/analytics</text:span></text:span></text:span><text:span text:style-name="Strong_20_Emphasis"><text:span text:style-name="T3">)</text:span></text:span></text:h>
      <text:p text:style-name="P17"><text:span text:style-name="Source_20_Text"><text:span text:style-name="T3">-----------------------------------------------------------</text:span></text:span></text:p>
      <text:p text:style-name="P18"><text:span text:style-name="Source_20_Text"><text:span text:style-name="T3">| Navbar <text:s text:c="49"/>|</text:span></text:span></text:p>
      <text:p text:style-name="P18"><text:span text:style-name="Source_20_Text"><text:span text:style-name="T3">-----------------------------------------------------------</text:span></text:span></text:p>
      <text:p text:style-name="P18"><text:span text:style-name="Source_20_Text"><text:span text:style-name="T3">| <text:s/>Analytics Overview <text:s text:c="36"/>|</text:span></text:span></text:p>
      <text:p text:style-name="P18"><text:span text:style-name="Source_20_Text"><text:span text:style-name="T3">| <text:s/>Updated as of: 10:30 AM <text:s text:c="31"/>|</text:span></text:span></text:p>
      <text:p text:style-name="P18"><text:span text:style-name="Source_20_Text"><text:span text:style-name="T3">-----------------------------------------------------------</text:span></text:span></text:p>
      <text:p text:style-name="P18"><text:span text:style-name="Source_20_Text"><text:span text:style-name="T3">| <text:s/>[ Key Metrics ] <text:s text:c="39"/>|</text:span></text:span></text:p>
      <text:p text:style-name="P18"><text:span text:style-name="Source_20_Text"><text:span text:style-name="T3">| <text:s/>+-----------------------------------------------+ <text:s text:c="6"/>|</text:span></text:span></text:p>
      <text:p text:style-name="P18"><text:span text:style-name="Source_20_Text"><text:span text:style-name="T3">| <text:s/>| Total Value: $123,456 <text:s text:c="24"/>| <text:s text:c="6"/>|</text:span></text:span></text:p>
      <text:p text:style-name="P18"><text:span text:style-name="Source_20_Text"><text:span text:style-name="T3">| <text:s/>| Daily Change: +2.3% ↑ <text:s text:c="25"/>| <text:s text:c="6"/>|</text:span></text:span></text:p>
      <text:p text:style-name="P18"><text:span text:style-name="Source_20_Text"><text:span text:style-name="T3">| <text:s/>| Total Return: +14.8% <text:s text:c="26"/>| <text:s text:c="6"/>|</text:span></text:span></text:p>
      <text:p text:style-name="P18"><text:span text:style-name="Source_20_Text"><text:span text:style-name="T3">| <text:s/>+-----------------------------------------------+ <text:s text:c="6"/>|</text:span></text:span></text:p>
      <text:p text:style-name="P18"><text:span text:style-name="Source_20_Text"><text:span text:style-name="T3">-----------------------------------------------------------</text:span></text:span></text:p>
      <text:p text:style-name="P18"><text:span text:style-name="Source_20_Text"><text:span text:style-name="T3">| <text:s/>[ Pie Chart: Asset Allocation ] <text:s text:c="23"/>|</text:span></text:span></text:p>
      <text:p text:style-name="P18"><text:span text:style-name="Source_20_Text"><text:span text:style-name="T3">| <text:s text:c="2"/>(AAPL 60%, TSLA 40%) <text:s text:c="33"/>|</text:span></text:span></text:p>
      <text:p text:style-name="P18"><text:span text:style-name="Source_20_Text"><text:span text:style-name="T3">| <text:s text:c="5"/>🍩 Chart rendered with Chart.js <text:s text:c="19"/>|</text:span></text:span></text:p>
      <text:p text:style-name="P18"><text:span text:style-name="Source_20_Text"><text:span text:style-name="T3">-----------------------------------------------------------</text:span></text:span></text:p>
      <text:p text:style-name="P18"><text:span text:style-name="Source_20_Text"><text:span text:style-name="T3">| <text:s/>[ Line Chart: Portfolio Value Over Time ] <text:s text:c="13"/>|</text:span></text:span></text:p>
      <text:p text:style-name="P18"><text:span text:style-name="Source_20_Text"><text:span text:style-name="T3">| <text:s text:c="2"/>───────────────────────────────📈──────────────────── |</text:span></text:span></text:p>
      <text:p text:style-name="P18"><text:span text:style-name="Source_20_Text"><text:span text:style-name="T3">-----------------------------------------------------------</text:span></text:span></text:p>
      <text:p text:style-name="P18"><text:span text:style-name="Source_20_Text"><text:span text:style-name="T3">| <text:s/>[ Asset Contributions ] <text:s text:c="31"/>|</text:span></text:span></text:p>
      <text:p text:style-name="P18"><text:span text:style-name="Source_20_Text"><text:span text:style-name="T3">| <text:s/>---------------------------------------------------- <text:s text:c="2"/>|</text:span></text:span></text:p>
      <text:p text:style-name="P18"><text:span text:style-name="Source_20_Text"><text:span text:style-name="T3">| <text:s/>| Symbol | Current Value | Weight % | <text:s text:c="16"/>|</text:span></text:span></text:p>
      <text:p text:style-name="P18"><text:span text:style-name="Source_20_Text"><text:span text:style-name="T3">| <text:s/>| AAPL <text:s text:c="2"/>| $74,000 <text:s text:c="6"/>| 60% <text:s text:c="5"/>| <text:s text:c="16"/>|</text:span></text:span></text:p>
      <text:p text:style-name="P18"><text:span text:style-name="Source_20_Text"><text:span text:style-name="T3">| <text:s/>| TSLA <text:s text:c="2"/>| $49,000 <text:s text:c="6"/>| 40% <text:s text:c="5"/>| <text:s text:c="16"/>|</text:span></text:span></text:p>
      <text:p text:style-name="P18"><text:soft-page-break/><text:span text:style-name="Source_20_Text"><text:span text:style-name="T3">| <text:s/>---------------------------------------------------- <text:s text:c="2"/>|</text:span></text:span></text:p>
      <text:p text:style-name="P18"><text:span text:style-name="Source_20_Text"><text:span text:style-name="T3">-----------------------------------------------------------</text:span></text:span></text:p>
      <text:p text:style-name="P18"><text:span text:style-name="Source_20_Text"><text:span text:style-name="T3">| <text:s/>[Refresh Analytics] <text:s text:c="2"/>[Back to Dashboard] <text:s text:c="13"/>|</text:span></text:span></text:p>
      <text:p text:style-name="P19"><text:span text:style-name="Source_20_Text"><text:span text:style-name="T3">-----------------------------------------------------------</text:span></text:span></text:p>
      <text:p text:style-name="P19"><text:span text:style-name="Source_20_Text"><text:span text:style-name="T3"/></text:span></text:p>
      <text:p text:style-name="P118"><text:span text:style-name="Source_20_Text"><text:span text:style-name="T3">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span></text:p>
      <text:h text:style-name="P119" text:outline-level="6">ChatGPT said:</text:h>
      <text:p text:style-name="P120"><text:span text:style-name="T3">Let's go through your questions step by step, referencing your </text:span><text:span text:style-name="Strong_20_Emphasis"><text:span text:style-name="T3">Analytics Page</text:span></text:span><text:span text:style-name="T3"> design and the microservices architecture.</text:span></text:p>
      <text:p text:style-name="P121"/>
      <text:h text:style-name="P122" text:outline-level="3"><text:span text:style-name="Strong_20_Emphasis"><text:span text:style-name="T3">1️⃣ How the page loads its data</text:span></text:span></text:h>
      <text:p text:style-name="P123">The Analytics Page has four main sections. Here’s how each one gets populated:</text:p>
      <text:h text:style-name="P124" text:outline-level="4"><text:span text:style-name="Strong_20_Emphasis"><text:span text:style-name="T3">a) Key Metrics</text:span></text:span></text:h>
      <text:p text:style-name="P120"><text:span text:style-name="Strong_20_Emphasis"><text:span text:style-name="T3">What it shows:</text:span></text:span></text:p>
      <text:list text:style-name="L58">
        <text:list-item>
          <text:p text:style-name="P125">Total Value</text:p>
        </text:list-item>
        <text:list-item>
          <text:p text:style-name="P125">Daily Change (%)</text:p>
        </text:list-item>
        <text:list-item>
          <text:p text:style-name="P125">Total Return (%)</text:p>
        </text:list-item>
      </text:list>
      <text:p text:style-name="P120"><text:span text:style-name="Strong_20_Emphasis"><text:span text:style-name="T3">Where the data comes from:</text:span></text:span></text:p>
      <text:list text:style-name="L59">
        <text:list-item>
          <text:p text:style-name="P126"><text:span text:style-name="Strong_20_Emphasis"><text:span text:style-name="T3">Backend Endpoint:</text:span></text:span><text:span text:style-name="T3"> </text:span><text:span text:style-name="Source_20_Text"><text:span text:style-name="T3">GET /api/analytics/{user}</text:span></text:span><text:span text:style-name="T3"> (Analytics Service via API Gateway)</text:span></text:p>
        </text:list-item>
        <text:list-item>
          <text:p text:style-name="P126"><text:span text:style-name="Strong_20_Emphasis"><text:span text:style-name="T3">Model:</text:span></text:span><text:span text:style-name="T3"> </text:span><text:span text:style-name="Source_20_Text"><text:span text:style-name="T3">PortfolioAnalytics</text:span></text:span></text:p>
        </text:list-item>
      </text:list>
      <text:p text:style-name="P127"><text:span text:style-name="Source_20_Text"><text:span text:style-name="T3">public class PortfolioAnalytics</text:span></text:span></text:p>
      <text:p text:style-name="P19"><text:span text:style-name="Source_20_Text"><text:span text:style-name="T3">{</text:span></text:span></text:p>
      <text:p text:style-name="P19"><text:span text:style-name="Source_20_Text"><text:span text:style-name="T3"><text:s text:c="4"/>public Guid Id { get; set; }</text:span></text:span></text:p>
      <text:p text:style-name="P19"><text:span text:style-name="Source_20_Text"><text:span text:style-name="T3"><text:s text:c="4"/>public string UserName { get; set; } = default!;</text:span></text:span></text:p>
      <text:p text:style-name="P19"><text:soft-page-break/><text:span text:style-name="Source_20_Text"><text:span text:style-name="T3"><text:s text:c="4"/>public decimal TotalValue { get; set; }</text:span></text:span></text:p>
      <text:p text:style-name="P19"><text:span text:style-name="Source_20_Text"><text:span text:style-name="T3"><text:s text:c="4"/>public decimal DailyChangePercent { get; set; }</text:span></text:span></text:p>
      <text:p text:style-name="P19"><text:span text:style-name="Source_20_Text"><text:span text:style-name="T3"><text:s text:c="4"/>public decimal TotalReturnPercent { get; set; }</text:span></text:span></text:p>
      <text:p text:style-name="P19"><text:span text:style-name="Source_20_Text"><text:span text:style-name="T3"><text:s text:c="4"/>public List&lt;AssetContribution&gt; AssetContributions { get; set; } = new();</text:span></text:span></text:p>
      <text:p text:style-name="P19"><text:span text:style-name="Source_20_Text"><text:span text:style-name="T3">}</text:span></text:span></text:p>
      <text:p text:style-name="P120"><text:span text:style-name="Strong_20_Emphasis"><text:span text:style-name="T3">Additional calculations (if needed):</text:span></text:span></text:p>
      <text:list text:style-name="L60">
        <text:list-item>
          <text:p text:style-name="P128"><text:span text:style-name="T3">The </text:span><text:span text:style-name="Strong_20_Emphasis"><text:span text:style-name="T3">Analytics Service</text:span></text:span><text:span text:style-name="T3"> should compute these values when it receives the </text:span><text:span text:style-name="Source_20_Text"><text:span text:style-name="T3">PortfolioUpdatedEvent</text:span></text:span><text:span text:style-name="T3"> and </text:span><text:span text:style-name="Source_20_Text"><text:span text:style-name="T3">MarketPricesUpdatedEvent</text:span></text:span><text:span text:style-name="T3"> from RabbitMQ:</text:span></text:p>
          <text:list>
            <text:list-item>
              <text:p text:style-name="P128"><text:span text:style-name="Source_20_Text"><text:span text:style-name="T3">TotalValue = Σ (asset.Quantity × marketPrice)</text:span></text:span></text:p>
            </text:list-item>
            <text:list-item>
              <text:p text:style-name="P128"><text:span text:style-name="Source_20_Text"><text:span text:style-name="T3">DailyChangePercent = (currentTotalValue - previousDayTotalValue) / previousDayTotalValue × 100</text:span></text:span></text:p>
            </text:list-item>
            <text:list-item>
              <text:p text:style-name="P128"><text:span text:style-name="Source_20_Text"><text:span text:style-name="T3">TotalReturnPercent = (currentTotalValue - portfolioInitialValue) / portfolioInitialValue × 100</text:span></text:span></text:p>
            </text:list-item>
          </text:list>
        </text:list-item>
      </text:list>
      <text:p text:style-name="P123">Front-end only needs to display these numbers; the heavy lifting is done in the Analytics Service.</text:p>
      <text:p text:style-name="P121"/>
      <text:h text:style-name="P124" text:outline-level="4"><text:span text:style-name="Strong_20_Emphasis"><text:span text:style-name="T3">b) Pie Chart: Asset Allocation</text:span></text:span></text:h>
      <text:p text:style-name="P120"><text:span text:style-name="Strong_20_Emphasis"><text:span text:style-name="T3">What it shows:</text:span></text:span></text:p>
      <text:list text:style-name="L61">
        <text:list-item>
          <text:p text:style-name="P129">Each asset’s weight as a percentage of the total portfolio value (e.g., AAPL 60%, TSLA 40%).</text:p>
        </text:list-item>
      </text:list>
      <text:p text:style-name="P120"><text:span text:style-name="Strong_20_Emphasis"><text:span text:style-name="T3">Where the data comes from:</text:span></text:span></text:p>
      <text:list text:style-name="L62">
        <text:list-item>
          <text:p text:style-name="P130"><text:span text:style-name="T3">Same endpoint: </text:span><text:span text:style-name="Source_20_Text"><text:span text:style-name="T3">GET /api/analytics/{user}</text:span></text:span></text:p>
        </text:list-item>
        <text:list-item>
          <text:p text:style-name="P130"><text:span text:style-name="T3">Uses </text:span><text:span text:style-name="Source_20_Text"><text:span text:style-name="T3">PortfolioAnalytics.AssetContributions</text:span></text:span><text:span text:style-name="T3">:</text:span></text:p>
        </text:list-item>
      </text:list>
      <text:p text:style-name="P127"><text:span text:style-name="Source_20_Text"><text:span text:style-name="T3">public class AssetContribution</text:span></text:span></text:p>
      <text:p text:style-name="P19"><text:span text:style-name="Source_20_Text"><text:span text:style-name="T3">{</text:span></text:span></text:p>
      <text:p text:style-name="P19"><text:span text:style-name="Source_20_Text"><text:span text:style-name="T3"><text:s text:c="4"/>public string Symbol { get; set; } = default!;</text:span></text:span></text:p>
      <text:p text:style-name="P19"><text:span text:style-name="Source_20_Text"><text:span text:style-name="T3"><text:s text:c="4"/>public decimal WeightPercent { get; set; } <text:s/>// Calculated: (assetValue / totalPortfolioValue) * 100</text:span></text:span></text:p>
      <text:p text:style-name="P19"><text:span text:style-name="Source_20_Text"><text:span text:style-name="T3"><text:s text:c="4"/>public decimal CurrentValue { get; set; } <text:s text:c="2"/>// asset.Quantity * marketPrice</text:span></text:span></text:p>
      <text:p text:style-name="P19"><text:soft-page-break/><text:span text:style-name="Source_20_Text"><text:span text:style-name="T3">}</text:span></text:span></text:p>
      <text:p text:style-name="P120"><text:span text:style-name="Strong_20_Emphasis"><text:span text:style-name="T3">Calculation:</text:span></text:span></text:p>
      <text:list text:style-name="L63">
        <text:list-item>
          <text:p text:style-name="P131"><text:span text:style-name="T3">Each asset’s weight can either be precomputed by Analytics Service (</text:span><text:span text:style-name="Source_20_Text"><text:span text:style-name="T3">WeightPercent</text:span></text:span><text:span text:style-name="T3">) or calculated on the front-end:</text:span></text:p>
        </text:list-item>
      </text:list>
      <text:p text:style-name="P127"><text:span text:style-name="Source_20_Text"><text:span text:style-name="T3">weightPercent = (asset.CurrentValue / totalPortfolioValue) * 100</text:span></text:span></text:p>
      <text:list text:style-name="L64">
        <text:list-item>
          <text:p text:style-name="P132"><text:span text:style-name="T3">For simplicity and consistency, it’s recommended </text:span><text:span text:style-name="Strong_20_Emphasis"><text:span text:style-name="T3">Analytics Service computes this</text:span></text:span><text:span text:style-name="T3">.</text:span></text:p>
        </text:list-item>
      </text:list>
      <text:p text:style-name="P121"/>
      <text:h text:style-name="P124" text:outline-level="4"><text:span text:style-name="Strong_20_Emphasis"><text:span text:style-name="T3">c) Line Chart: Portfolio Value Over Time</text:span></text:span></text:h>
      <text:p text:style-name="P120"><text:span text:style-name="Strong_20_Emphasis"><text:span text:style-name="T3">What it shows:</text:span></text:span></text:p>
      <text:list text:style-name="L65">
        <text:list-item>
          <text:p text:style-name="P133">Trend of total portfolio value over time.</text:p>
        </text:list-item>
      </text:list>
      <text:p text:style-name="P120"><text:span text:style-name="Strong_20_Emphasis"><text:span text:style-name="T3">Where the data comes from:</text:span></text:span></text:p>
      <text:list text:style-name="L66">
        <text:list-item>
          <text:p text:style-name="P134"><text:span text:style-name="T3">Backend endpoint: </text:span><text:span text:style-name="Source_20_Text"><text:span text:style-name="T3">GET /api/analytics/{user}/history</text:span></text:span></text:p>
        </text:list-item>
        <text:list-item>
          <text:p text:style-name="P135">Returns an array/list of snapshots:</text:p>
        </text:list-item>
      </text:list>
      <text:p text:style-name="P127"><text:span text:style-name="Source_20_Text"><text:span text:style-name="T3">public class PortfolioAnalyticsSnapshot</text:span></text:span></text:p>
      <text:p text:style-name="P19"><text:span text:style-name="Source_20_Text"><text:span text:style-name="T3">{</text:span></text:span></text:p>
      <text:p text:style-name="P19"><text:span text:style-name="Source_20_Text"><text:span text:style-name="T3"><text:s text:c="4"/>public DateTime Timestamp { get; set; }</text:span></text:span></text:p>
      <text:p text:style-name="P19"><text:span text:style-name="Source_20_Text"><text:span text:style-name="T3"><text:s text:c="4"/>public decimal TotalValue { get; set; }</text:span></text:span></text:p>
      <text:p text:style-name="P19"><text:span text:style-name="Source_20_Text"><text:span text:style-name="T3">}</text:span></text:span></text:p>
      <text:p text:style-name="P120"><text:span text:style-name="Strong_20_Emphasis"><text:span text:style-name="T3">Calculation:</text:span></text:span></text:p>
      <text:list text:style-name="L67">
        <text:list-item>
          <text:p text:style-name="P136">Analytics Service stores snapshots in SQL Server or PostgreSQL whenever an update event occurs.</text:p>
        </text:list-item>
        <text:list-item>
          <text:p text:style-name="P137"><text:span text:style-name="T3">Front-end just maps </text:span><text:span text:style-name="Source_20_Text"><text:span text:style-name="T3">Timestamp</text:span></text:span><text:span text:style-name="T3"> → X-axis, </text:span><text:span text:style-name="Source_20_Text"><text:span text:style-name="T3">TotalValue</text:span></text:span><text:span text:style-name="T3"> → Y-axis.</text:span></text:p>
        </text:list-item>
      </text:list>
      <text:p text:style-name="P121"/>
      <text:h text:style-name="P124" text:outline-level="4"><text:span text:style-name="Strong_20_Emphasis"><text:span text:style-name="T3">d) Asset Contribution Table</text:span></text:span></text:h>
      <text:p text:style-name="P120"><text:span text:style-name="Strong_20_Emphasis"><text:span text:style-name="T3">What it shows:</text:span></text:span></text:p>
      <text:list text:style-name="L68">
        <text:list-item>
          <text:p text:style-name="P138">Symbol | Current Value | Weight %</text:p>
        </text:list-item>
      </text:list>
      <text:p text:style-name="P120"><text:soft-page-break/><text:span text:style-name="Strong_20_Emphasis"><text:span text:style-name="T3">Where the data comes from:</text:span></text:span></text:p>
      <text:list text:style-name="L69">
        <text:list-item>
          <text:p text:style-name="P139"><text:span text:style-name="T3">Same endpoint as </text:span><text:span text:style-name="Strong_20_Emphasis"><text:span text:style-name="T3">Key Metrics</text:span></text:span><text:span text:style-name="T3">: </text:span><text:span text:style-name="Source_20_Text"><text:span text:style-name="T3">GET /api/analytics/{user}</text:span></text:span></text:p>
        </text:list-item>
        <text:list-item>
          <text:p text:style-name="P139"><text:span text:style-name="T3">Uses </text:span><text:span text:style-name="Source_20_Text"><text:span text:style-name="T3">PortfolioAnalytics.AssetContributions</text:span></text:span></text:p>
        </text:list-item>
      </text:list>
      <text:p text:style-name="P120"><text:span text:style-name="Strong_20_Emphasis"><text:span text:style-name="T3">Calculation:</text:span></text:span></text:p>
      <text:list text:style-name="L70">
        <text:list-item>
          <text:p text:style-name="P140">Already computed by Analytics Service:</text:p>
          <text:list>
            <text:list-item>
              <text:p text:style-name="P141"><text:span text:style-name="Source_20_Text"><text:span text:style-name="T3">CurrentValue = asset.Quantity × currentPrice</text:span></text:span></text:p>
            </text:list-item>
            <text:list-item>
              <text:p text:style-name="P141"><text:span text:style-name="Source_20_Text"><text:span text:style-name="T3">WeightPercent = CurrentValue / TotalValue × 100</text:span></text:span></text:p>
            </text:list-item>
          </text:list>
        </text:list-item>
      </text:list>
      <text:p text:style-name="P121"/>
      <text:h text:style-name="P122" text:outline-level="3"><text:span text:style-name="Strong_20_Emphasis"><text:span text:style-name="T3">2️⃣ What endpoint does the Refresh Analytics button call?</text:span></text:span></text:h>
      <text:p text:style-name="P120"><text:span text:style-name="T3">The </text:span><text:span text:style-name="Strong_20_Emphasis"><text:span text:style-name="T3">Refresh Analytics</text:span></text:span><text:span text:style-name="T3"> button triggers a recomputation of the portfolio metrics.</text:span></text:p>
      <text:p text:style-name="P120"><text:span text:style-name="Strong_20_Emphasis"><text:span text:style-name="T3">Options depending on your design:</text:span></text:span></text:p>
      <text:list text:style-name="L71">
        <text:list-item>
          <text:p text:style-name="P142"><text:span text:style-name="Strong_20_Emphasis"><text:span text:style-name="T3">Call Portfolio Service</text:span></text:span><text:span text:style-name="T3">:</text:span></text:p>
          <text:list>
            <text:list-item>
              <text:p text:style-name="P142"><text:span text:style-name="Source_20_Text"><text:span text:style-name="T3">POST /api/portfolio/{user}/revalue</text:span></text:span><text:span text:style-name="T3"> → publishes </text:span><text:span text:style-name="Source_20_Text"><text:span text:style-name="T3">PortfolioUpdatedEvent</text:span></text:span><text:span text:style-name="T3"> to RabbitMQ</text:span></text:p>
            </text:list-item>
            <text:list-item>
              <text:p text:style-name="P142"><text:span text:style-name="T3">Analytics Service consumes the event, recomputes metrics, and publishes </text:span><text:span text:style-name="Source_20_Text"><text:span text:style-name="T3">AnalyticsComputedEvent</text:span></text:span></text:p>
            </text:list-item>
          </text:list>
        </text:list-item>
        <text:list-item>
          <text:p text:style-name="P142"><text:span text:style-name="Strong_20_Emphasis"><text:span text:style-name="T3">Then front-end re-fetches metrics</text:span></text:span><text:span text:style-name="T3">:</text:span></text:p>
          <text:list>
            <text:list-item>
              <text:p text:style-name="P142"><text:span text:style-name="Source_20_Text"><text:span text:style-name="T3">GET /api/analytics/{user}</text:span></text:span><text:span text:style-name="T3"> to update the page after recomputation</text:span></text:p>
            </text:list-item>
          </text:list>
        </text:list-item>
      </text:list>
      <text:p text:style-name="P120"><text:span text:style-name="T3">✅ So effectively, </text:span><text:span text:style-name="Strong_20_Emphasis"><text:span text:style-name="T3">Refresh = trigger async revaluation → fetch new analytics</text:span></text:span><text:span text:style-name="T3">.</text:span></text:p>
      <text:p text:style-name="P121"/>
      <text:h text:style-name="P122" text:outline-level="3"><text:span text:style-name="Strong_20_Emphasis"><text:span text:style-name="T3">3️⃣ “Updated as of:” timestamp</text:span></text:span></text:h>
      <text:p text:style-name="P120"><text:span text:style-name="Strong_20_Emphasis"><text:span text:style-name="T3">Options:</text:span></text:span></text:p>
      <text:list text:style-name="L72">
        <text:list-item>
          <text:p text:style-name="P143"><text:span text:style-name="Strong_20_Emphasis"><text:span text:style-name="T3">Stored in the Analytics model (recommended)</text:span></text:span></text:p>
        </text:list-item>
      </text:list>
      <text:p text:style-name="P127"><text:span text:style-name="Source_20_Text"><text:span text:style-name="T3">public class PortfolioAnalytics</text:span></text:span></text:p>
      <text:p text:style-name="P19"><text:span text:style-name="Source_20_Text"><text:span text:style-name="T3">{</text:span></text:span></text:p>
      <text:p text:style-name="P19"><text:span text:style-name="Source_20_Text"><text:span text:style-name="T3"><text:s text:c="4"/>public DateTime LastUpdated { get; set; } <text:s text:c="2"/>// Timestamp when AnalyticsComputedEvent was published</text:span></text:span></text:p>
      <text:p text:style-name="P19"><text:soft-page-break/><text:span text:style-name="Source_20_Text"><text:span text:style-name="T3">}</text:span></text:span></text:p>
      <text:list text:style-name="L73">
        <text:list-item>
          <text:p text:style-name="P144">Pros: Accurate, consistent across users, persists if you reload the page later.</text:p>
        </text:list-item>
        <text:list-item>
          <text:p text:style-name="P145"><text:span text:style-name="T3">Analytics Service sets </text:span><text:span text:style-name="Source_20_Text"><text:span text:style-name="T3">LastUpdated = DateTime.UtcNow</text:span></text:span><text:span text:style-name="T3"> whenever it computes metrics.</text:span></text:p>
        </text:list-item>
      </text:list>
      <text:list text:style-name="L74">
        <text:list-item>
          <text:p text:style-name="P146"><text:span text:style-name="Strong_20_Emphasis"><text:span text:style-name="T3">Calculated on the front-end when refresh is clicked</text:span></text:span></text:p>
        </text:list-item>
      </text:list>
      <text:list text:style-name="L75">
        <text:list-item>
          <text:p text:style-name="P147">Pros: Simpler; no model change needed</text:p>
        </text:list-item>
        <text:list-item>
          <text:p text:style-name="P147">Cons: Not accurate; only reflects when the user pressed refresh, not when the calculation occurred.</text:p>
        </text:list-item>
      </text:list>
      <text:p text:style-name="P120"><text:span text:style-name="T3">✅ </text:span><text:span text:style-name="Strong_20_Emphasis"><text:span text:style-name="T3">Best practice:</text:span></text:span><text:span text:style-name="T3"> store it in the model (</text:span><text:span text:style-name="Source_20_Text"><text:span text:style-name="T3">LastUpdated</text:span></text:span><text:span text:style-name="T3">) so it reflects the </text:span><text:span text:style-name="Strong_20_Emphasis"><text:span text:style-name="T3">actual time the metrics were computed</text:span></text:span><text:span text:style-name="T3">.</text:span></text:p>
      <text:p text:style-name="P121"/>
      <text:h text:style-name="P122" text:outline-level="3"><text:span text:style-name="Strong_20_Emphasis"><text:span text:style-name="T3">✅ Summary Table</text:span></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3">Section</text:p>
            </table:table-cell>
            <table:table-cell table:style-name="Table3.A1" office:value-type="string">
              <text:p text:style-name="P33">Backend Endpoint</text:p>
            </table:table-cell>
            <table:table-cell table:style-name="Table3.A1" office:value-type="string">
              <text:p text:style-name="P33">Calculations</text:p>
            </table:table-cell>
          </table:table-row>
        </table:table-header-rows>
        <table:table-row>
          <table:table-cell table:style-name="Table3.A1" office:value-type="string">
            <text:p text:style-name="P4">Key Metrics</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TotalValue, DailyChangePercent, TotalReturnPercent (precomputed by Analytics Service)</text:p>
          </table:table-cell>
        </table:table-row>
        <table:table-row>
          <table:table-cell table:style-name="Table3.A1" office:value-type="string">
            <text:p text:style-name="P4">Pie Chart: Asset Allocation</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WeightPercent per asset (precomputed)</text:p>
          </table:table-cell>
        </table:table-row>
        <table:table-row>
          <table:table-cell table:style-name="Table3.A1" office:value-type="string">
            <text:p text:style-name="P4">Line Chart: Portfolio Value Over Time</text:p>
          </table:table-cell>
          <table:table-cell table:style-name="Table3.A1" office:value-type="string">
            <text:p text:style-name="Table_20_Contents"><text:span text:style-name="Source_20_Text"><text:span text:style-name="T3">GET /api/analytics/{user}/history</text:span></text:span></text:p>
          </table:table-cell>
          <table:table-cell table:style-name="Table3.A1" office:value-type="string">
            <text:p text:style-name="P4">Already computed snapshots</text:p>
          </table:table-cell>
        </table:table-row>
        <table:table-row>
          <table:table-cell table:style-name="Table3.A1" office:value-type="string">
            <text:p text:style-name="P4">Asset Contribution Table</text:p>
          </table:table-cell>
          <table:table-cell table:style-name="Table3.A1" office:value-type="string">
            <text:p text:style-name="Table_20_Contents"><text:span text:style-name="Source_20_Text"><text:span text:style-name="T3">GET /api/analytics/{user}</text:span></text:span></text:p>
          </table:table-cell>
          <table:table-cell table:style-name="Table3.A1" office:value-type="string">
            <text:p text:style-name="P4">CurrentValue and WeightPercent (precomputed)</text:p>
          </table:table-cell>
        </table:table-row>
        <table:table-row>
          <table:table-cell table:style-name="Table3.A1" office:value-type="string">
            <text:p text:style-name="P4">Refresh Analytics button</text:p>
          </table:table-cell>
          <table:table-cell table:style-name="Table3.A1" office:value-type="string">
            <text:p text:style-name="Table_20_Contents"><text:span text:style-name="Source_20_Text"><text:span text:style-name="T3">POST /api/portfolio/{user}/revalue</text:span></text:span><text:span text:style-name="T3"> → </text:span><text:span text:style-name="Source_20_Text"><text:span text:style-name="T3">GET /api/analytics/{user}</text:span></text:span></text:p>
          </table:table-cell>
          <table:table-cell table:style-name="Table3.A1" office:value-type="string">
            <text:p text:style-name="P4">Triggers recomputation</text:p>
          </table:table-cell>
        </table:table-row>
        <table:table-row>
          <table:table-cell table:style-name="Table3.A1" office:value-type="string">
            <text:p text:style-name="P4">Updated as of timestamp</text:p>
          </table:table-cell>
          <table:table-cell table:style-name="Table3.A1" office:value-type="string">
            <text:p text:style-name="Table_20_Contents"><text:span text:style-name="Source_20_Text"><text:span text:style-name="T3">LastUpdated</text:span></text:span><text:span text:style-name="T3"> field in </text:span><text:span text:style-name="Source_20_Text"><text:span text:style-name="T3">PortfolioAnalytics</text:span></text:span></text:p>
          </table:table-cell>
          <table:table-cell table:style-name="Table3.A1" office:value-type="string">
            <text:p text:style-name="P4">Set by Analytics Service</text:p>
          </table:table-cell>
        </table:table-row>
      </table:table>
      <text:p text:style-name="P19"><text:span text:style-name="Source_20_Text"><text:span text:style-name="T3"/></text:span></text:p>
      <text:p text:style-name="Horizontal_20_Line"/>
      <text:h text:style-name="Heading_20_2" text:outline-level="2">🔔 <text:span text:style-name="Strong_20_Emphasis">4. Notifications Page (</text:span><text:span text:style-name="Source_20_Text">/notifications</text:span><text:span text:style-name="Strong_20_Emphasis">)</text:span></text:h>
      <text:p text:style-name="P17"><text:span text:style-name="Source_20_Text">-----------------------------------------------------------</text:span></text:p>
      <text:p text:style-name="P18"><text:span text:style-name="Source_20_Text">| Navbar <text:s text:c="49"/>|</text:span></text:p>
      <text:p text:style-name="P18"><text:span text:style-name="Source_20_Text">-----------------------------------------------------------</text:span></text:p>
      <text:p text:style-name="P18"><text:span text:style-name="Source_20_Text">| <text:s/>Notifications <text:s text:c="41"/>|</text:span></text:p>
      <text:p text:style-name="P18"><text:span text:style-name="Source_20_Text">| <text:s/>[ ] Show unread only <text:s text:c="34"/>|</text:span></text:p>
      <text:p text:style-name="P18"><text:soft-page-break/><text:span text:style-name="Source_20_Text">-----------------------------------------------------------</text:span></text:p>
      <text:p text:style-name="P18"><text:span text:style-name="Source_20_Text">| <text:s/>[ Notification List ] <text:s text:c="33"/>|</text:span></text:p>
      <text:p text:style-name="P18"><text:span text:style-name="Source_20_Text">| <text:s/>---------------------------------------------------- <text:s text:c="2"/>|</text:span></text:p>
      <text:p text:style-name="P18"><text:span text:style-name="Source_20_Text">| <text:s/>| 🎉 Your portfolio increased by 5% today <text:s text:c="2"/>2h ago |✓| |</text:span></text:p>
      <text:p text:style-name="P18"><text:span text:style-name="Source_20_Text">| <text:s/>| ⚠️ <text:s/>Value dropped more than 3% today <text:s text:c="5"/>1d ago |✓| |</text:span></text:p>
      <text:p text:style-name="P18"><text:span text:style-name="Source_20_Text">| <text:s/>| 💡 New asset recommendation available <text:s text:c="4"/>3d ago |✓| |</text:span></text:p>
      <text:p text:style-name="P18"><text:span text:style-name="Source_20_Text">| <text:s/>---------------------------------------------------- <text:s text:c="2"/>|</text:span></text:p>
      <text:p text:style-name="P18"><text:span text:style-name="Source_20_Text">| <text:s/>(✓ = Mark as Read button) <text:s text:c="29"/>|</text:span></text:p>
      <text:p text:style-name="P18"><text:span text:style-name="Source_20_Text">-----------------------------------------------------------</text:span></text:p>
      <text:p text:style-name="P18"><text:span text:style-name="Source_20_Text">| <text:s/>[No new notifications] (empty state example) <text:s text:c="10"/>|</text:span></text:p>
      <text:p text:style-name="P19"><text:span text:style-name="Source_20_Text">-----------------------------------------------------------</text:span></text:p>
      <text:p text:style-name="P93">how would the notifications load, which endpoint would be called? The "show only unread notifications could be implemented on the front end or does it need a backend endpoint? The No new notifications message when there are no new notifications could be shown using front end logic only?</text:p>
      <text:h text:style-name="P94" text:outline-level="6">ChatGPT said:</text:h>
      <text:p text:style-name="Text_20_body">Let's break down the <text:span text:style-name="Strong_20_Emphasis">Notifications Page</text:span> in detail and how it should work with the backend and frontend.</text:p>
      <text:p text:style-name="P82"/>
      <text:h text:style-name="P83" text:outline-level="3"><text:span text:style-name="Strong_20_Emphasis">1️⃣ Loading Notifications</text:span></text:h>
      <text:p text:style-name="Text_20_body">The page shows a <text:span text:style-name="Strong_20_Emphasis">list of notifications</text:span> with their message, timestamp, and read/unread status. Based on the architecture:</text:p>
      <text:list text:style-name="L76">
        <text:list-item>
          <text:p text:style-name="P148"><text:span text:style-name="Strong_20_Emphasis">Endpoint to call:</text:span></text:p>
          <text:p text:style-name="P149"><text:span text:style-name="Source_20_Text">GET /api/notifications/{user}</text:span></text:p>
          <text:p text:style-name="P148">This is exposed by the <text:span text:style-name="Strong_20_Emphasis">Notification Service</text:span> and returns all notifications for the user. Each notification should include:</text:p>
        </text:list-item>
      </text:list>
      <text:p text:style-name="P95"><text:span text:style-name="Source_20_Text">public class NotificationDto</text:span></text:p>
      <text:p text:style-name="P100"><text:span text:style-name="Source_20_Text">{</text:span></text:p>
      <text:p text:style-name="P100"><text:span text:style-name="Source_20_Text"><text:s text:c="4"/>public Guid Id { get; set; }</text:span></text:p>
      <text:p text:style-name="P100"><text:span text:style-name="Source_20_Text"><text:s text:c="4"/>public string UserName { get; set; }</text:span></text:p>
      <text:p text:style-name="P100"><text:span text:style-name="Source_20_Text"><text:s text:c="4"/>public string Message { get; set; }</text:span></text:p>
      <text:p text:style-name="P100"><text:span text:style-name="Source_20_Text"><text:s text:c="4"/>public DateTime CreatedAt { get; set; }</text:span></text:p>
      <text:p text:style-name="P100"><text:span text:style-name="Source_20_Text"><text:s text:c="4"/>public bool IsRead { get; set; }</text:span></text:p>
      <text:p text:style-name="P100"><text:span text:style-name="Source_20_Text">}</text:span></text:p>
      <text:list text:style-name="L77">
        <text:list-item>
          <text:p text:style-name="P150"><text:span text:style-name="Strong_20_Emphasis">Front-end workflow:</text:span></text:p>
          <text:list>
            <text:list-item>
              <text:p text:style-name="P150">On page load, make a GET request to <text:span text:style-name="Source_20_Text">/api/notifications/{user}</text:span>.</text:p>
            </text:list-item>
            <text:list-item>
              <text:p text:style-name="P150">Store the returned list in a JavaScript variable or Razor Page model.</text:p>
            </text:list-item>
            <text:list-item>
              <text:p text:style-name="P150">Render each notification row with:</text:p>
              <text:list>
                <text:list-item>
                  <text:p text:style-name="P150">Icon (based on type of message, e.g., 🎉, ⚠️, 💡)</text:p>
                </text:list-item>
                <text:list-item>
                  <text:p text:style-name="P150"><text:soft-page-break/>Message text</text:p>
                </text:list-item>
                <text:list-item>
                  <text:p text:style-name="P150">Relative timestamp (e.g., "2h ago", "1d ago")</text:p>
                </text:list-item>
                <text:list-item>
                  <text:p text:style-name="P150">Mark-as-read button.</text:p>
                </text:list-item>
              </text:list>
            </text:list-item>
          </text:list>
        </text:list-item>
      </text:list>
      <text:p text:style-name="P82"/>
      <text:h text:style-name="P83" text:outline-level="3"><text:span text:style-name="Strong_20_Emphasis">2️⃣ Show only unread notifications</text:span></text:h>
      <text:p text:style-name="Text_20_body">You have two options:</text:p>
      <text:p text:style-name="Text_20_body"><text:span text:style-name="Strong_20_Emphasis">a) Front-end filtering (simple)</text:span></text:p>
      <text:list text:style-name="L78">
        <text:list-item>
          <text:p text:style-name="P151">Fetch all notifications from <text:span text:style-name="Source_20_Text">GET /api/notifications/{user}</text:span>.</text:p>
        </text:list-item>
        <text:list-item>
          <text:p text:style-name="P151">Filter in JS or Razor:</text:p>
        </text:list-item>
      </text:list>
      <text:p text:style-name="P95"><text:span text:style-name="Source_20_Text">var unreadNotifications = allNotifications.Where(n =&gt; !n.IsRead).ToList();</text:span></text:p>
      <text:list text:style-name="L79">
        <text:list-item>
          <text:p text:style-name="P152">Pros:</text:p>
          <text:list>
            <text:list-item>
              <text:p text:style-name="P152">No extra backend work.</text:p>
            </text:list-item>
            <text:list-item>
              <text:p text:style-name="P152">Quick to implement.</text:p>
            </text:list-item>
          </text:list>
        </text:list-item>
        <text:list-item>
          <text:p text:style-name="P152">Cons:</text:p>
          <text:list>
            <text:list-item>
              <text:p text:style-name="P152">If the user has thousands of notifications, fetching all might be inefficient.</text:p>
            </text:list-item>
          </text:list>
        </text:list-item>
      </text:list>
      <text:p text:style-name="Text_20_body"><text:span text:style-name="Strong_20_Emphasis">b) Backend endpoint / query param (more efficient)</text:span></text:p>
      <text:list text:style-name="L80">
        <text:list-item>
          <text:p text:style-name="P153">Add query parameter:</text:p>
        </text:list-item>
      </text:list>
      <text:p text:style-name="P95"><text:span text:style-name="Source_20_Text">GET /api/notifications/{user}?unread=true</text:span></text:p>
      <text:list text:style-name="L81">
        <text:list-item>
          <text:p text:style-name="P154">Backend filters in the database (<text:span text:style-name="Source_20_Text">WHERE IsRead = 0</text:span>) and returns only unread notifications.</text:p>
        </text:list-item>
        <text:list-item>
          <text:p text:style-name="P154">Pros:</text:p>
          <text:list>
            <text:list-item>
              <text:p text:style-name="P154">Efficient for large data sets.</text:p>
            </text:list-item>
            <text:list-item>
              <text:p text:style-name="P154">Offloads filtering from frontend.</text:p>
            </text:list-item>
          </text:list>
        </text:list-item>
        <text:list-item>
          <text:p text:style-name="P154">Cons:</text:p>
          <text:list>
            <text:list-item>
              <text:p text:style-name="P154">Slightly more backend work.</text:p>
            </text:list-item>
          </text:list>
        </text:list-item>
      </text:list>
      <text:p text:style-name="Text_20_body"><text:span text:style-name="Strong_20_Emphasis">Verdict:</text:span> For a small-scale or demo project, frontend filtering is fine. For production-scale, a backend filter is better.</text:p>
      <text:p text:style-name="P82"/>
      <text:h text:style-name="P83" text:outline-level="3"><text:span text:style-name="Strong_20_Emphasis">3️⃣ "No new notifications" message</text:span></text:h>
      <text:list text:style-name="L82">
        <text:list-item>
          <text:p text:style-name="P155">This can <text:span text:style-name="Strong_20_Emphasis">entirely be handled on the front end</text:span>:</text:p>
        </text:list-item>
      </text:list>
      <text:p text:style-name="P95"><text:span text:style-name="Source_20_Text">if (notifications.length === 0) {</text:span></text:p>
      <text:p text:style-name="P100"><text:span text:style-name="Source_20_Text"><text:s text:c="4"/>showEmptyStateMessage("No new notifications");</text:span></text:p>
      <text:p text:style-name="P100"><text:soft-page-break/><text:span text:style-name="Source_20_Text">} else {</text:span></text:p>
      <text:p text:style-name="P100"><text:span text:style-name="Source_20_Text"><text:s text:c="4"/>renderNotificationList(notifications);</text:span></text:p>
      <text:p text:style-name="P100"><text:span text:style-name="Source_20_Text">}</text:span></text:p>
      <text:list text:style-name="L83">
        <text:list-item>
          <text:p text:style-name="P156">If you implement unread-only filtering:</text:p>
          <text:list>
            <text:list-item>
              <text:p text:style-name="P156">Check if the filtered list is empty.</text:p>
            </text:list-item>
            <text:list-item>
              <text:p text:style-name="P156">If empty, show the "No new notifications" message.</text:p>
            </text:list-item>
          </text:list>
        </text:list-item>
        <text:list-item>
          <text:p text:style-name="P156">No extra backend endpoint is required unless you want a dedicated "count of unread notifications" endpoint for badges in the navbar. For that, you could do:</text:p>
        </text:list-item>
      </text:list>
      <text:p text:style-name="P95"><text:span text:style-name="Source_20_Text">GET /api/notifications/{user}/unreadcount</text:span></text:p>
      <text:p text:style-name="Text_20_body">which returns an integer. But for the page itself, frontend logic suffices.</text:p>
      <text:p text:style-name="P82"/>
      <text:h text:style-name="P83" text:outline-level="3">✅ <text:span text:style-name="Strong_20_Emphasis">Summary</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Feature</text:p>
            </table:table-cell>
            <table:table-cell table:style-name="Table12.A1" office:value-type="string">
              <text:p text:style-name="Table_20_Heading">Endpoint</text:p>
            </table:table-cell>
            <table:table-cell table:style-name="Table12.A1" office:value-type="string">
              <text:p text:style-name="Table_20_Heading">Frontend or Backend filtering?</text:p>
            </table:table-cell>
            <table:table-cell table:style-name="Table12.A1" office:value-type="string">
              <text:p text:style-name="Table_20_Heading">Notes</text:p>
            </table:table-cell>
          </table:table-row>
        </table:table-header-rows>
        <table:table-row>
          <table:table-cell table:style-name="Table12.A1" office:value-type="string">
            <text:p text:style-name="Table_20_Contents">Load notifications</text:p>
          </table:table-cell>
          <table:table-cell table:style-name="Table12.A1" office:value-type="string">
            <text:p text:style-name="Table_20_Contents"><text:span text:style-name="Source_20_Text">GET /api/notifications/{user}</text:span></text:p>
          </table:table-cell>
          <table:table-cell table:style-name="Table12.A1" office:value-type="string">
            <text:p text:style-name="Table_20_Contents">Frontend renders list</text:p>
          </table:table-cell>
          <table:table-cell table:style-name="Table12.A1" office:value-type="string">
            <text:p text:style-name="Table_20_Contents">Standard page load</text:p>
          </table:table-cell>
        </table:table-row>
        <table:table-row>
          <table:table-cell table:style-name="Table12.A1" office:value-type="string">
            <text:p text:style-name="Table_20_Contents">Show only unread</text:p>
          </table:table-cell>
          <table:table-cell table:style-name="Table12.A1" office:value-type="string">
            <text:p text:style-name="Table_20_Contents">Optional query param <text:span text:style-name="Source_20_Text">?unread=true</text:span></text:p>
          </table:table-cell>
          <table:table-cell table:style-name="Table12.A1" office:value-type="string">
            <text:p text:style-name="Table_20_Contents">Frontend filtering possible</text:p>
          </table:table-cell>
          <table:table-cell table:style-name="Table12.A1" office:value-type="string">
            <text:p text:style-name="Table_20_Contents">Backend filtering more efficient for large datasets</text:p>
          </table:table-cell>
        </table:table-row>
        <table:table-row>
          <table:table-cell table:style-name="Table12.A1" office:value-type="string">
            <text:p text:style-name="Table_20_Contents">"No notifications" message</text:p>
          </table:table-cell>
          <table:table-cell table:style-name="Table12.A1" office:value-type="string">
            <text:p text:style-name="Table_20_Contents">—</text:p>
          </table:table-cell>
          <table:table-cell table:style-name="Table12.A1" office:value-type="string">
            <text:p text:style-name="Table_20_Contents">Frontend only</text:p>
          </table:table-cell>
          <table:table-cell table:style-name="Table12.A1" office:value-type="string">
            <text:p text:style-name="Table_20_Contents">Show if filtered or full list is empty</text:p>
          </table:table-cell>
        </table:table-row>
        <table:table-row>
          <table:table-cell table:style-name="Table12.A1" office:value-type="string">
            <text:p text:style-name="Table_20_Contents">Mark as read</text:p>
          </table:table-cell>
          <table:table-cell table:style-name="Table12.A1" office:value-type="string">
            <text:p text:style-name="Table_20_Contents"><text:span text:style-name="Source_20_Text">POST /api/notifications/{id}/read</text:span></text:p>
          </table:table-cell>
          <table:table-cell table:style-name="Table12.A1" office:value-type="string">
            <text:p text:style-name="Table_20_Contents">Backend updates</text:p>
          </table:table-cell>
          <table:table-cell table:style-name="Table12.A1" office:value-type="string">
            <text:p text:style-name="Table_20_Contents">After successful response, update frontend list</text:p>
          </table:table-cell>
        </table:table-row>
      </table:table>
      <text:p text:style-name="Text_20_body"/>
      <text:h text:style-name="Heading_20_2" text:outline-level="2">⚙️ <text:span text:style-name="Strong_20_Emphasis">5. Simulation / Settings Page (</text:span><text:span text:style-name="Strong_20_Emphasis"><text:span text:style-name="Source_20_Text">/simulate</text:span></text:span><text:span text:style-name="Strong_20_Emphasis">)</text:span></text:h>
      <text:p text:style-name="P17"><text:span text:style-name="Source_20_Text">-----------------------------------------------------------</text:span></text:p>
      <text:p text:style-name="P18"><text:span text:style-name="Source_20_Text">| Navbar <text:s text:c="49"/>|</text:span></text:p>
      <text:p text:style-name="P18"><text:span text:style-name="Source_20_Text">-----------------------------------------------------------</text:span></text:p>
      <text:p text:style-name="P18"><text:span text:style-name="Source_20_Text">| <text:s/>Market Simulation <text:s text:c="37"/>|</text:span></text:p>
      <text:p text:style-name="P18"><text:span text:style-name="Source_20_Text">| <text:s/>Trigger simulated market data updates manually. <text:s text:c="7"/>|</text:span></text:p>
      <text:p text:style-name="P18"><text:span text:style-name="Source_20_Text">-----------------------------------------------------------</text:span></text:p>
      <text:p text:style-name="P18"><text:span text:style-name="Source_20_Text">| <text:s/>[ Simulate Market Update ] (button) <text:s text:c="19"/>|</text:span></text:p>
      <text:p text:style-name="P18"><text:span text:style-name="Source_20_Text">| <text:s text:c="56"/>|</text:span></text:p>
      <text:p text:style-name="P18"><text:span text:style-name="Source_20_Text">| <text:s/>Last Update: 10:15:45 AM <text:s text:c="30"/>|</text:span></text:p>
      <text:p text:style-name="P18"><text:span text:style-name="Source_20_Text">-----------------------------------------------------------</text:span></text:p>
      <text:p text:style-name="P18"><text:span text:style-name="Source_20_Text">| <text:s/>[ Recent Logs ] <text:s text:c="39"/>|</text:span></text:p>
      <text:p text:style-name="P18"><text:span text:style-name="Source_20_Text">| <text:s/>---------------------------------------------------- <text:s text:c="2"/>|</text:span></text:p>
      <text:p text:style-name="P18"><text:span text:style-name="Source_20_Text">| <text:s/>| Updated AAPL → $178.32 <text:s text:c="29"/>|</text:span></text:p>
      <text:p text:style-name="P18"><text:span text:style-name="Source_20_Text">| <text:s/>| Updated TSLA → $252.18 <text:s text:c="29"/>|</text:span></text:p>
      <text:p text:style-name="P18"><text:span text:style-name="Source_20_Text">| <text:s/>| Updated GOOG → $140.01 <text:s text:c="29"/>|</text:span></text:p>
      <text:p text:style-name="P18"><text:span text:style-name="Source_20_Text">| <text:s/>---------------------------------------------------- <text:s text:c="2"/>|</text:span></text:p>
      <text:p text:style-name="P18"><text:soft-page-break/><text:span text:style-name="Source_20_Text">-----------------------------------------------------------</text:span></text:p>
      <text:p text:style-name="P18"><text:span text:style-name="Source_20_Text">| <text:s/>[Back to Dashboard] <text:s text:c="34"/>|</text:span></text:p>
      <text:p text:style-name="P19"><text:span text:style-name="Source_20_Text">-----------------------------------------------------------</text:span></text:p>
      <text:p text:style-name="Text_20_body">let’s go <text:span text:style-name="Strong_20_Emphasis">endpoint by endpoint</text:span>, strictly following your architectural document and microservice design. The <text:span text:style-name="Source_20_Text">/simulate</text:span> page is essentially an admin/dev interface that <text:span text:style-name="Strong_20_Emphasis">manually triggers simulations</text:span> and shows <text:span text:style-name="Strong_20_Emphasis">recent events/logs</text:span>.</text:p>
      <text:p text:style-name="Text_20_body">Here’s the breakdown:</text:p>
      <text:p text:style-name="P82"/>
      <text:h text:style-name="P157" text:outline-level="3">1️⃣ Trigger the simulation</text:h>
      <text:p text:style-name="Text_20_body"><text:span text:style-name="Strong_20_Emphasis"><text:span text:style-name="T2">Component:</text:span></text:span><text:span text:style-name="T2"> </text:span><text:span text:style-name="Source_20_Text"><text:span text:style-name="T2">[ Simulate Market Update ]</text:span></text:span><text:span text:style-name="T2"> button<text:line-break/></text:span><text:span text:style-name="Strong_20_Emphasis"><text:span text:style-name="T2">Action:</text:span></text:span><text:span text:style-name="T2"> Send a POST to trigger simulated market data updates.</text:span></text:p>
      <text:p text:style-name="Text_20_body"><text:span text:style-name="Strong_20_Emphasis"><text:span text:style-name="T2">Endpoint (custom, not in the original document):</text:span></text:span></text:p>
      <text:p text:style-name="P95"><text:span text:style-name="Source_20_Text"><text:span text:style-name="T2">POST /api/marketdata/simulate</text:span></text:span></text:p>
      <text:p text:style-name="Text_20_body"><text:span text:style-name="Strong_20_Emphasis"><text:span text:style-name="T2">Called by:</text:span></text:span><text:span text:style-name="T2"> </text:span><text:span text:style-name="Source_20_Text"><text:span text:style-name="T2">SimulationPage</text:span></text:span><text:span text:style-name="T2"> frontend<text:line-break/></text:span><text:span text:style-name="Strong_20_Emphasis"><text:span text:style-name="T2">Logic:</text:span></text:span></text:p>
      <text:list text:style-name="L84">
        <text:list-item>
          <text:p text:style-name="P158">Randomly adjust asset prices (same as background service).</text:p>
        </text:list-item>
        <text:list-item>
          <text:p text:style-name="P159"><text:span text:style-name="T2">Publish </text:span><text:span text:style-name="Source_20_Text"><text:span text:style-name="T2">MarketPricesUpdatedEvent</text:span></text:span><text:span text:style-name="T2"> to the message broker.</text:span></text:p>
        </text:list-item>
        <text:list-item>
          <text:p text:style-name="P159"><text:span text:style-name="T2">Update a log table in </text:span><text:span text:style-name="Source_20_Text"><text:span text:style-name="T2">MarketData.API</text:span></text:span><text:span text:style-name="T2"> or in a small “SimulationLogs” microservice.</text:span></text:p>
        </text:list-item>
        <text:list-item>
          <text:p text:style-name="P159"><text:span text:style-name="T2">Return JSON </text:span><text:span text:style-name="Source_20_Text"><text:span text:style-name="T2">{ success: true, timestamp: "10:15:45 AM" }</text:span></text:span><text:span text:style-name="T2"> for display.</text:span></text:p>
        </text:list-item>
      </text:list>
      <text:p text:style-name="P160"/>
      <text:h text:style-name="P157" text:outline-level="3">2️⃣ Fetch last simulation timestamp</text:h>
      <text:p text:style-name="Text_20_body"><text:span text:style-name="Strong_20_Emphasis"><text:span text:style-name="T2">Component:</text:span></text:span><text:span text:style-name="T2"> </text:span><text:span text:style-name="Source_20_Text"><text:span text:style-name="T2">Last Update: 10:15:45 AM</text:span></text:span><text:span text:style-name="T2"><text:line-break/></text:span><text:span text:style-name="Strong_20_Emphasis"><text:span text:style-name="T2">Endpoint:</text:span></text:span></text:p>
      <text:p text:style-name="P95"><text:span text:style-name="Source_20_Text"><text:span text:style-name="T2">GET /api/marketdata/lastupdate</text:span></text:span></text:p>
      <text:p text:style-name="Text_20_body"><text:span text:style-name="Strong_20_Emphasis"><text:span text:style-name="T2">Logic:</text:span></text:span></text:p>
      <text:list text:style-name="L85">
        <text:list-item>
          <text:p text:style-name="P161"><text:span text:style-name="T2">Retrieve the timestamp of the last simulation (could be the last </text:span><text:span text:style-name="Source_20_Text"><text:span text:style-name="T2">MarketPricesUpdatedEvent</text:span></text:span><text:span text:style-name="T2"> or a database record).</text:span></text:p>
        </text:list-item>
        <text:list-item>
          <text:p text:style-name="P162">Frontend refreshes this on page load and after every simulation.</text:p>
        </text:list-item>
      </text:list>
      <text:p text:style-name="P82"/>
      <text:h text:style-name="P157" text:outline-level="3">3️⃣ Fetch recent logs</text:h>
      <text:p text:style-name="Text_20_body"><text:span text:style-name="Strong_20_Emphasis"><text:span text:style-name="T2">Component:</text:span></text:span><text:span text:style-name="T2"> </text:span><text:span text:style-name="Source_20_Text"><text:span text:style-name="T2">[ Recent Logs ]</text:span></text:span><text:span text:style-name="T2"> table<text:line-break/></text:span><text:span text:style-name="Strong_20_Emphasis"><text:span text:style-name="T2">Endpoint:</text:span></text:span></text:p>
      <text:p text:style-name="P95"><text:span text:style-name="Source_20_Text"><text:span text:style-name="T2">GET /api/marketdata/logs?limit=10</text:span></text:span></text:p>
      <text:p text:style-name="Text_20_body"><text:soft-page-break/><text:span text:style-name="Strong_20_Emphasis"><text:span text:style-name="T2">Logic:</text:span></text:span></text:p>
      <text:list text:style-name="L86">
        <text:list-item>
          <text:p text:style-name="P163">Return last N simulated updates, e.g.:</text:p>
        </text:list-item>
      </text:list>
      <text:p text:style-name="P95"><text:span text:style-name="Source_20_Text"><text:span text:style-name="T2">[</text:span></text:span></text:p>
      <text:p text:style-name="P100"><text:span text:style-name="Source_20_Text"><text:span text:style-name="T2"><text:s text:c="2"/>{"asset": "AAPL", "price": 178.32, "timestamp": "2025-10-27T10:15:45Z"},</text:span></text:span></text:p>
      <text:p text:style-name="P100"><text:span text:style-name="Source_20_Text"><text:span text:style-name="T2"><text:s text:c="2"/>{"asset": "TSLA", "price": 252.18, "timestamp": "2025-10-27T10:15:45Z"}</text:span></text:span></text:p>
      <text:p text:style-name="P100"><text:span text:style-name="Source_20_Text"><text:span text:style-name="T2">]</text:span></text:span></text:p>
      <text:list text:style-name="L87">
        <text:list-item>
          <text:p text:style-name="P164">Frontend renders these in the logs table.</text:p>
        </text:list-item>
      </text:list>
      <text:p text:style-name="P160"/>
      <text:h text:style-name="P157" text:outline-level="3">4️⃣ Optional navigation</text:h>
      <text:p text:style-name="Text_20_body"><text:span text:style-name="Strong_20_Emphasis"><text:span text:style-name="T2">Component:</text:span></text:span><text:span text:style-name="T2"> </text:span><text:span text:style-name="Source_20_Text"><text:span text:style-name="T2">[Back to Dashboard]</text:span></text:span></text:p>
      <text:list text:style-name="L88">
        <text:list-item>
          <text:p text:style-name="P165">No API call, simple router navigation.</text:p>
        </text:list-item>
      </text:list>
      <text:p text:style-name="P160"/>
      <text:h text:style-name="P157" text:outline-level="3">✅ Summary of endpoints the Simulation page needs</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66">Purpose</text:p>
            </table:table-cell>
            <table:table-cell table:style-name="Table15.A1" office:value-type="string">
              <text:p text:style-name="P166">Method</text:p>
            </table:table-cell>
            <table:table-cell table:style-name="Table15.A1" office:value-type="string">
              <text:p text:style-name="P166">Endpoint</text:p>
            </table:table-cell>
            <table:table-cell table:style-name="Table15.A1" office:value-type="string">
              <text:p text:style-name="P166">Returns</text:p>
            </table:table-cell>
          </table:table-row>
        </table:table-header-rows>
        <table:table-row>
          <table:table-cell table:style-name="Table15.A1" office:value-type="string">
            <text:p text:style-name="P3">Trigger manual simulation</text:p>
          </table:table-cell>
          <table:table-cell table:style-name="Table15.A1" office:value-type="string">
            <text:p text:style-name="P3">POST</text:p>
          </table:table-cell>
          <table:table-cell table:style-name="Table15.A1" office:value-type="string">
            <text:p text:style-name="Table_20_Contents"><text:span text:style-name="Source_20_Text"><text:span text:style-name="T2">/api/marketdata/simulate</text:span></text:span></text:p>
          </table:table-cell>
          <table:table-cell table:style-name="Table15.A1" office:value-type="string">
            <text:p text:style-name="P3">Success, timestamp</text:p>
          </table:table-cell>
        </table:table-row>
        <table:table-row>
          <table:table-cell table:style-name="Table15.A1" office:value-type="string">
            <text:p text:style-name="P3">Get last update</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astupdate</text:span></text:span></text:p>
          </table:table-cell>
          <table:table-cell table:style-name="Table15.A1" office:value-type="string">
            <text:p text:style-name="Table_20_Contents"><text:span text:style-name="Source_20_Text"><text:span text:style-name="T2">{ timestamp }</text:span></text:span></text:p>
          </table:table-cell>
        </table:table-row>
        <table:table-row>
          <table:table-cell table:style-name="Table15.A1" office:value-type="string">
            <text:p text:style-name="P3">Get recent logs</text:p>
          </table:table-cell>
          <table:table-cell table:style-name="Table15.A1" office:value-type="string">
            <text:p text:style-name="P3">GET</text:p>
          </table:table-cell>
          <table:table-cell table:style-name="Table15.A1" office:value-type="string">
            <text:p text:style-name="Table_20_Contents"><text:span text:style-name="Source_20_Text"><text:span text:style-name="T2">/api/marketdata/logs?limit=N</text:span></text:span></text:p>
          </table:table-cell>
          <table:table-cell table:style-name="Table15.A1" office:value-type="string">
            <text:p text:style-name="P3">Array of log entries</text:p>
          </table:table-cell>
        </table:table-row>
      </table:table>
      <text:p text:style-name="Text_20_body"><text:span text:style-name="Strong_20_Emphasis"><text:span text:style-name="T2">Notes:</text:span></text:span></text:p>
      <text:list text:style-name="L89">
        <text:list-item>
          <text:p text:style-name="P167"><text:span text:style-name="Source_20_Text"><text:span text:style-name="T2">/simulate</text:span></text:span><text:span text:style-name="T2"> page is </text:span><text:span text:style-name="Strong_20_Emphasis"><text:span text:style-name="T2">purely admin/testing</text:span></text:span><text:span text:style-name="T2"> — all three endpoints are part of the </text:span><text:span text:style-name="Source_20_Text"><text:span text:style-name="T2">MarketData.API</text:span></text:span><text:span text:style-name="T2"> microservice.</text:span></text:p>
        </text:list-item>
        <text:list-item>
          <text:p text:style-name="P167"><text:span text:style-name="T2">The “Simulate Market Update” button </text:span><text:span text:style-name="Strong_20_Emphasis"><text:span text:style-name="T2">must hit a custom endpoint</text:span></text:span><text:span text:style-name="T2">, as it doesn’t exist in your original doc.</text:span></text:p>
        </text:list-item>
        <text:list-item>
          <text:p text:style-name="P168">Logs could be stored in-memory, in SQL, or via events in RabbitMQ (then queried via a small read-model API).</text:p>
        </text:list-item>
      </text:list>
      <text:p text:style-name="P160"/>
      <text:p text:style-name="Text_20_body"><text:span text:style-name="T2">If you want, I can draw a </text:span><text:span text:style-name="Strong_20_Emphasis"><text:span text:style-name="T2">mini-sequence diagram showing exactly how the Simulation page triggers updates and refreshes logs</text:span></text:span><text:span text:style-name="T2"> according to your microservice architecture. That makes the design crystal clear. Do you want me to do that?</text:span></text:p>
      <text:p text:style-name="P27"><text:span text:style-name="T6">G</text:span>iven the Market Data Service as it stands:</text:p>
      <text:list text:style-name="L90">
        <text:list-item>
          <text:p text:style-name="P169"><text:span text:style-name="Strong_20_Emphasis"><text:span text:style-name="T2">Current state:</text:span></text:span></text:p>
          <text:list>
            <text:list-item>
              <text:p text:style-name="P169"><text:span text:style-name="T2">It only exposes </text:span><text:span text:style-name="Strong_20_Emphasis"><text:span text:style-name="T2">gRPC endpoints</text:span></text:span><text:span text:style-name="T2"> for fetching prices (</text:span><text:span text:style-name="Source_20_Text"><text:span text:style-name="T2">GetPrice</text:span></text:span><text:span text:style-name="T2"> / </text:span><text:span text:style-name="Source_20_Text"><text:span text:style-name="T2">GetPrices</text:span></text:span><text:span text:style-name="T2">).</text:span></text:p>
            </text:list-item>
            <text:list-item>
              <text:p text:style-name="P169"><text:span text:style-name="T2">It </text:span><text:span text:style-name="Strong_20_Emphasis"><text:span text:style-name="T2">publishes events</text:span></text:span><text:span text:style-name="T2"> automatically on a timer (</text:span><text:span text:style-name="Source_20_Text"><text:span text:style-name="T2">MarketPricesUpdatedEvent</text:span></text:span><text:span text:style-name="T2">).</text:span></text:p>
            </text:list-item>
            <text:list-item>
              <text:p text:style-name="P169"><text:span text:style-name="T2">There’s no way to </text:span><text:span text:style-name="Strong_20_Emphasis"><text:span text:style-name="T2">manually trigger a simulation</text:span></text:span><text:span text:style-name="T2"> via an API, and there’s no logs API.</text:span></text:p>
            </text:list-item>
          </text:list>
        </text:list-item>
      </text:list>
      <text:p text:style-name="Text_20_body"><text:soft-page-break/><text:span text:style-name="T2">So yes, to fully support your </text:span><text:span text:style-name="Source_20_Text"><text:span text:style-name="T2">/simulate</text:span></text:span><text:span text:style-name="T2"> page, you would need to </text:span><text:span text:style-name="Strong_20_Emphasis"><text:span text:style-name="T2">extend it</text:span></text:span><text:span text:style-name="T2">. Specifically:</text:span></text:p>
      <text:p text:style-name="P160"/>
      <text:h text:style-name="P157" text:outline-level="3">1️⃣ Add a “manual simulation” trigger</text:h>
      <text:p text:style-name="Text_20_body"><text:span text:style-name="Strong_20_Emphasis"><text:span text:style-name="T2">Why:</text:span></text:span><text:span text:style-name="T2"> The </text:span><text:span text:style-name="Source_20_Text"><text:span text:style-name="T2">[Simulate Market Update]</text:span></text:span><text:span text:style-name="T2"> button needs to hit an endpoint.<text:line-break/></text:span><text:span text:style-name="Strong_20_Emphasis"><text:span text:style-name="T2">Options:</text:span></text:span></text:p>
      <text:list text:style-name="L91">
        <text:list-item>
          <text:p text:style-name="P170"><text:span text:style-name="Strong_20_Emphasis"><text:span text:style-name="T2">gRPC:</text:span></text:span><text:span text:style-name="T2"> Add a </text:span><text:span text:style-name="Source_20_Text"><text:span text:style-name="T2">SimulateMarketUpdate</text:span></text:span><text:span text:style-name="T2"> RPC:</text:span></text:p>
        </text:list-item>
      </text:list>
      <text:p text:style-name="P95"><text:span text:style-name="Source_20_Text"><text:span text:style-name="T2">rpc SimulateMarketUpdate(google.protobuf.Empty) returns (SimulateReply);</text:span></text:span></text:p>
      <text:p text:style-name="P100"><text:span text:style-name="Source_20_Text"><text:span text:style-name="T2">message SimulateReply { string timestamp = 1; }</text:span></text:span></text:p>
      <text:list text:style-name="L92">
        <text:list-item>
          <text:p text:style-name="P171"><text:span text:style-name="Strong_20_Emphasis"><text:span text:style-name="T2">REST (if your frontend uses REST):</text:span></text:span><text:span text:style-name="T2"> Add a minimal REST endpoint:</text:span></text:p>
        </text:list-item>
      </text:list>
      <text:p text:style-name="P95"><text:span text:style-name="Source_20_Text"><text:span text:style-name="T2">POST /api/marketdata/simulate</text:span></text:span></text:p>
      <text:list text:style-name="L93">
        <text:list-item>
          <text:p text:style-name="P172"><text:span text:style-name="T2">Logic: generate new random prices, update </text:span><text:span text:style-name="Source_20_Text"><text:span text:style-name="T2">LastUpdated</text:span></text:span><text:span text:style-name="T2">, publish </text:span><text:span text:style-name="Source_20_Text"><text:span text:style-name="T2">MarketPricesUpdatedEvent</text:span></text:span><text:span text:style-name="T2">.</text:span></text:p>
        </text:list-item>
      </text:list>
      <text:p text:style-name="P160"/>
      <text:h text:style-name="P157" text:outline-level="3">2️⃣ Add a “last update” endpoint</text:h>
      <text:list text:style-name="L94">
        <text:list-item>
          <text:p text:style-name="P173"><text:span text:style-name="T2">Can be </text:span><text:span text:style-name="Strong_20_Emphasis"><text:span text:style-name="T2">gRPC</text:span></text:span><text:span text:style-name="T2"> or REST: return the </text:span><text:span text:style-name="Source_20_Text"><text:span text:style-name="T2">DateTime</text:span></text:span><text:span text:style-name="T2"> of the last simulated update.</text:span></text:p>
        </text:list-item>
      </text:list>
      <text:p text:style-name="P160"/>
      <text:h text:style-name="P157" text:outline-level="3">3️⃣ Add a “recent logs” endpoint (optional)</text:h>
      <text:list text:style-name="L95">
        <text:list-item>
          <text:p text:style-name="P174">Could store recent updates in memory or database.</text:p>
        </text:list-item>
        <text:list-item>
          <text:p text:style-name="P175"><text:span text:style-name="T2">Return last N price changes, e.g., </text:span><text:span text:style-name="Source_20_Text"><text:span text:style-name="T2">{ symbol, price, timestamp }</text:span></text:span><text:span text:style-name="T2">.</text:span></text:p>
        </text:list-item>
      </text:list>
      <text:p text:style-name="P160"/>
      <text:h text:style-name="P157" text:outline-level="3">✅ Summary</text:h>
      <text:p text:style-name="Text_20_body"><text:span text:style-name="T2">Without these extensions, your </text:span><text:span text:style-name="Source_20_Text"><text:span text:style-name="T2">/simulate</text:span></text:span><text:span text:style-name="T2"> page </text:span><text:span text:style-name="Strong_20_Emphasis"><text:span text:style-name="T2">cannot fully function</text:span></text:span><text:span text:style-name="T2">, because:</text:span></text:p>
      <text:list text:style-name="L96">
        <text:list-item>
          <text:p text:style-name="P176">The button has nothing to call.</text:p>
        </text:list-item>
        <text:list-item>
          <text:p text:style-name="P176">The “Last Update” timestamp cannot be fetched.</text:p>
        </text:list-item>
        <text:list-item>
          <text:p text:style-name="P176">Recent logs are not stored anywhere accessible.</text:p>
        </text:list-item>
      </text:list>
      <text:p text:style-name="Text_20_body"><text:span text:style-name="T2">Essentially, you’re adding </text:span><text:span text:style-name="Strong_20_Emphasis"><text:span text:style-name="T2">developer/admin capabilities</text:span></text:span><text:span text:style-name="T2"> on top of the existing Market Data Service.</text:span></text:p>
      <text:p text:style-name="P82"><text:span text:style-name="T2"/></text:p>
      <text:p text:style-name="Text_20_body"><text:span text:style-name="T2">Perfect. Here’s a minimal extension plan for your </text:span><text:span text:style-name="Strong_20_Emphasis"><text:span text:style-name="T2">Market Data Service</text:span></text:span><text:span text:style-name="T2"> so that the </text:span><text:span text:style-name="Source_20_Text"><text:span text:style-name="T2">/simulate</text:span></text:span><text:span text:style-name="T2"> page works fully, without breaking existing architecture. I’ll provide </text:span><text:span text:style-name="Strong_20_Emphasis"><text:span text:style-name="T2">both gRPC and REST options</text:span></text:span><text:span text:style-name="T2"> for flexibility.</text:span></text:p>
      <text:p text:style-name="P160"/>
      <text:h text:style-name="P177" text:outline-level="2"><text:soft-page-break/><text:span text:style-name="Strong_20_Emphasis"><text:span text:style-name="T2">1️⃣ gRPC Extensions</text:span></text:span></text:h>
      <text:p text:style-name="Text_20_body"><text:span text:style-name="T2">Add to your existing </text:span><text:span text:style-name="Source_20_Text"><text:span text:style-name="T2">MarketData</text:span></text:span><text:span text:style-name="T2"> service:</text:span></text:p>
      <text:p text:style-name="P95"><text:span text:style-name="Source_20_Text"><text:span text:style-name="T2">service MarketData {</text:span></text:span></text:p>
      <text:p text:style-name="P100"><text:span text:style-name="Source_20_Text"><text:span text:style-name="T2"><text:s text:c="2"/>rpc GetPrice (PriceRequest) returns (PriceReply);</text:span></text:span></text:p>
      <text:p text:style-name="P100"><text:span text:style-name="Source_20_Text"><text:span text:style-name="T2"><text:s text:c="2"/>rpc GetPrices (PriceListRequest) returns (PriceListReply);</text:span></text:span></text:p>
      <text:p text:style-name="P178"/>
      <text:p text:style-name="P100"><text:span text:style-name="Source_20_Text"><text:span text:style-name="T2"><text:s text:c="2"/>// --- New ---</text:span></text:span></text:p>
      <text:p text:style-name="P100"><text:span text:style-name="Source_20_Text"><text:span text:style-name="T2"><text:s text:c="2"/>rpc SimulateMarketUpdate (google.protobuf.Empty) returns (SimulateReply);</text:span></text:span></text:p>
      <text:p text:style-name="P100"><text:span text:style-name="Source_20_Text"><text:span text:style-name="T2"><text:s text:c="2"/>rpc GetLastUpdate (google.protobuf.Empty) returns (LastUpdateReply);</text:span></text:span></text:p>
      <text:p text:style-name="P100"><text:span text:style-name="Source_20_Text"><text:span text:style-name="T2"><text:s text:c="2"/>rpc GetRecentLogs (LogsRequest) returns (LogsReply);</text:span></text:span></text:p>
      <text:p text:style-name="P100"><text:span text:style-name="Source_20_Text"><text:span text:style-name="T2">}</text:span></text:span></text:p>
      <text:p text:style-name="P178"/>
      <text:p text:style-name="P100"><text:span text:style-name="Source_20_Text"><text:span text:style-name="T2">message SimulateReply {</text:span></text:span></text:p>
      <text:p text:style-name="P100"><text:span text:style-name="Source_20_Text"><text:span text:style-name="T2"><text:s text:c="2"/>string timestamp = 1; // ISO string of update</text:span></text:span></text:p>
      <text:p text:style-name="P100"><text:span text:style-name="Source_20_Text"><text:span text:style-name="T2">}</text:span></text:span></text:p>
      <text:p text:style-name="P178"/>
      <text:p text:style-name="P100"><text:span text:style-name="Source_20_Text"><text:span text:style-name="T2">message LastUpdateReply {</text:span></text:span></text:p>
      <text:p text:style-name="P100"><text:span text:style-name="Source_20_Text"><text:span text:style-name="T2"><text:s text:c="2"/>string timestamp = 1; // ISO string of last simulated update</text:span></text:span></text:p>
      <text:p text:style-name="P100"><text:span text:style-name="Source_20_Text"><text:span text:style-name="T2">}</text:span></text:span></text:p>
      <text:p text:style-name="P178"/>
      <text:p text:style-name="P100"><text:span text:style-name="Source_20_Text"><text:span text:style-name="T2">message LogsRequest {</text:span></text:span></text:p>
      <text:p text:style-name="P100"><text:span text:style-name="Source_20_Text"><text:span text:style-name="T2"><text:s text:c="2"/>int32 limit = 1; // number of recent logs</text:span></text:span></text:p>
      <text:p text:style-name="P100"><text:span text:style-name="Source_20_Text"><text:span text:style-name="T2">}</text:span></text:span></text:p>
      <text:p text:style-name="P178"/>
      <text:p text:style-name="P100"><text:span text:style-name="Source_20_Text"><text:span text:style-name="T2">message LogsReply {</text:span></text:span></text:p>
      <text:p text:style-name="P100"><text:span text:style-name="Source_20_Text"><text:span text:style-name="T2"><text:s text:c="2"/>repeated PriceReply logs = 1; // last N updates</text:span></text:span></text:p>
      <text:p text:style-name="P100"><text:span text:style-name="Source_20_Text"><text:span text:style-name="T2">}</text:span></text:span></text:p>
      <text:p text:style-name="Text_20_body"><text:span text:style-name="Strong_20_Emphasis"><text:span text:style-name="T2">Backend logic:</text:span></text:span></text:p>
      <text:list text:style-name="L97">
        <text:list-item>
          <text:p text:style-name="P179"><text:span text:style-name="Source_20_Text"><text:span text:style-name="T2">SimulateMarketUpdate</text:span></text:span><text:span text:style-name="T2"> → generate new random prices, update </text:span><text:span text:style-name="Source_20_Text"><text:span text:style-name="T2">MarketPrice.LastUpdated</text:span></text:span><text:span text:style-name="T2">, </text:span><text:span text:style-name="Strong_20_Emphasis"><text:span text:style-name="T2">publish </text:span></text:span><text:span text:style-name="Strong_20_Emphasis"><text:span text:style-name="Source_20_Text"><text:span text:style-name="T2">MarketPricesUpdatedEvent</text:span></text:span></text:span><text:span text:style-name="T2">, store logs in memory.</text:span></text:p>
        </text:list-item>
        <text:list-item>
          <text:p text:style-name="P179"><text:span text:style-name="Source_20_Text"><text:span text:style-name="T2">GetLastUpdate</text:span></text:span><text:span text:style-name="T2"> → return latest timestamp of simulation.</text:span></text:p>
        </text:list-item>
        <text:list-item>
          <text:p text:style-name="P179"><text:span text:style-name="Source_20_Text"><text:span text:style-name="T2">GetRecentLogs</text:span></text:span><text:span text:style-name="T2"> → return last N simulated updates.</text:span></text:p>
        </text:list-item>
      </text:list>
      <text:p text:style-name="P160"><text:soft-page-break/></text:p>
      <text:h text:style-name="P177" text:outline-level="2"><text:span text:style-name="Strong_20_Emphasis"><text:span text:style-name="T2">2️⃣ REST Endpoints</text:span></text:span></text:h>
      <text:p text:style-name="P27">If your frontend prefers REST:</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6">Method</text:p>
            </table:table-cell>
            <table:table-cell table:style-name="Table16.A1" office:value-type="string">
              <text:p text:style-name="P166">Endpoint</text:p>
            </table:table-cell>
            <table:table-cell table:style-name="Table16.A1" office:value-type="string">
              <text:p text:style-name="P166">Description</text:p>
            </table:table-cell>
          </table:table-row>
        </table:table-header-rows>
        <table:table-row>
          <table:table-cell table:style-name="Table16.A1" office:value-type="string">
            <text:p text:style-name="P3">POST</text:p>
          </table:table-cell>
          <table:table-cell table:style-name="Table16.A1" office:value-type="string">
            <text:p text:style-name="Table_20_Contents"><text:span text:style-name="Source_20_Text"><text:span text:style-name="T2">/api/marketdata/simulate</text:span></text:span></text:p>
          </table:table-cell>
          <table:table-cell table:style-name="Table16.A1" office:value-type="string">
            <text:p text:style-name="Table_20_Contents"><text:span text:style-name="T2">Triggers a new simulated market update. Returns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lastupdate</text:span></text:span></text:p>
          </table:table-cell>
          <table:table-cell table:style-name="Table16.A1" office:value-type="string">
            <text:p text:style-name="Table_20_Contents"><text:span text:style-name="T2">Returns last simulated update </text:span><text:span text:style-name="Source_20_Text"><text:span text:style-name="T2">{ timestamp: "..." }</text:span></text:span></text:p>
          </table:table-cell>
        </table:table-row>
        <table:table-row>
          <table:table-cell table:style-name="Table16.A1" office:value-type="string">
            <text:p text:style-name="P3">GET</text:p>
          </table:table-cell>
          <table:table-cell table:style-name="Table16.A1" office:value-type="string">
            <text:p text:style-name="Table_20_Contents"><text:span text:style-name="Source_20_Text"><text:span text:style-name="T2">/api/marketdata/recentlogs?limit=10</text:span></text:span></text:p>
          </table:table-cell>
          <table:table-cell table:style-name="Table16.A1" office:value-type="string">
            <text:p text:style-name="Table_20_Contents"><text:span text:style-name="T2">Returns recent simulated logs </text:span><text:span text:style-name="Source_20_Text"><text:span text:style-name="T2">[ { symbol, price, timestamp } ]</text:span></text:span></text:p>
          </table:table-cell>
        </table:table-row>
      </table:table>
      <text:p text:style-name="Text_20_body"><text:span text:style-name="Strong_20_Emphasis"><text:span text:style-name="T2">Implementation:</text:span></text:span></text:p>
      <text:list text:style-name="L98">
        <text:list-item>
          <text:p text:style-name="P180">You can call the same internal method that your periodic simulator uses.</text:p>
        </text:list-item>
        <text:list-item>
          <text:p text:style-name="P180">Store last N updates in-memory for logs.</text:p>
        </text:list-item>
        <text:list-item>
          <text:p text:style-name="P181"><text:span text:style-name="T2">Keep publishing </text:span><text:span text:style-name="Source_20_Text"><text:span text:style-name="T2">MarketPricesUpdatedEvent</text:span></text:span><text:span text:style-name="T2"> to RabbitMQ.</text:span></text:p>
        </text:list-item>
      </text:list>
      <text:p text:style-name="P160"/>
      <text:h text:style-name="P177" text:outline-level="2"><text:span text:style-name="Strong_20_Emphasis"><text:span text:style-name="T2">3️⃣ Integration with </text:span></text:span><text:span text:style-name="Strong_20_Emphasis"><text:span text:style-name="Source_20_Text"><text:span text:style-name="T2">/simulate</text:span></text:span></text:span><text:span text:style-name="Strong_20_Emphasis"><text:span text:style-name="T2"> page</text:span></text:span></text:h>
      <table:table table:name="Table17" table:style-name="Table17">
        <table:table-column table:style-name="Table17.A"/>
        <table:table-column table:style-name="Table17.B"/>
        <table:table-header-rows>
          <table:table-row>
            <table:table-cell table:style-name="Table17.A1" office:value-type="string">
              <text:p text:style-name="P166">Page element</text:p>
            </table:table-cell>
            <table:table-cell table:style-name="Table17.A1" office:value-type="string">
              <text:p text:style-name="P166">Data source / endpoint</text:p>
            </table:table-cell>
          </table:table-row>
        </table:table-header-rows>
        <table:table-row>
          <table:table-cell table:style-name="Table17.A1" office:value-type="string">
            <text:p text:style-name="Table_20_Contents"><text:span text:style-name="Source_20_Text"><text:span text:style-name="T2">[Simulate Market Update]</text:span></text:span><text:span text:style-name="T2"> button</text:span></text:p>
          </table:table-cell>
          <table:table-cell table:style-name="Table17.A1" office:value-type="string">
            <text:p text:style-name="Table_20_Contents"><text:span text:style-name="Source_20_Text"><text:span text:style-name="T2">POST /api/marketdata/simulate</text:span></text:span><text:span text:style-name="T2"> or </text:span><text:span text:style-name="Source_20_Text"><text:span text:style-name="T2">SimulateMarketUpdate</text:span></text:span><text:span text:style-name="T2"> gRPC</text:span></text:p>
          </table:table-cell>
        </table:table-row>
        <table:table-row>
          <table:table-cell table:style-name="Table17.A1" office:value-type="string">
            <text:p text:style-name="Table_20_Contents"><text:span text:style-name="Source_20_Text"><text:span text:style-name="T2">Last Update</text:span></text:span><text:span text:style-name="T2"> timestamp</text:span></text:p>
          </table:table-cell>
          <table:table-cell table:style-name="Table17.A1" office:value-type="string">
            <text:p text:style-name="Table_20_Contents"><text:span text:style-name="Source_20_Text"><text:span text:style-name="T2">GET /api/marketdata/lastupdate</text:span></text:span><text:span text:style-name="T2"> or </text:span><text:span text:style-name="Source_20_Text"><text:span text:style-name="T2">GetLastUpdate</text:span></text:span><text:span text:style-name="T2"> gRPC</text:span></text:p>
          </table:table-cell>
        </table:table-row>
        <table:table-row>
          <table:table-cell table:style-name="Table17.A1" office:value-type="string">
            <text:p text:style-name="Table_20_Contents"><text:span text:style-name="Source_20_Text"><text:span text:style-name="T2">[Recent Logs]</text:span></text:span><text:span text:style-name="T2"> list</text:span></text:p>
          </table:table-cell>
          <table:table-cell table:style-name="Table17.A1" office:value-type="string">
            <text:p text:style-name="Table_20_Contents"><text:span text:style-name="Source_20_Text"><text:span text:style-name="T2">GET /api/marketdata/recentlogs?limit=10</text:span></text:span><text:span text:style-name="T2"> or </text:span><text:span text:style-name="Source_20_Text"><text:span text:style-name="T2">GetRecentLogs</text:span></text:span><text:span text:style-name="T2"> gRPC</text:span></text:p>
          </table:table-cell>
        </table:table-row>
      </table:table>
      <text:p text:style-name="P160"/>
      <text:p text:style-name="Text_20_body"><text:span text:style-name="T2">This keeps </text:span><text:span text:style-name="Strong_20_Emphasis"><text:span text:style-name="T2">everything modular</text:span></text:span><text:span text:style-name="T2">:</text:span></text:p>
      <text:list text:style-name="L99">
        <text:list-item>
          <text:p text:style-name="P182"><text:span text:style-name="T2">Existing services that consume market prices (</text:span><text:span text:style-name="Source_20_Text"><text:span text:style-name="T2">Portfolio</text:span></text:span><text:span text:style-name="T2">, </text:span><text:span text:style-name="Source_20_Text"><text:span text:style-name="T2">Analytics</text:span></text:span><text:span text:style-name="T2">) </text:span><text:span text:style-name="Strong_20_Emphasis"><text:span text:style-name="T2">don’t break</text:span></text:span><text:span text:style-name="T2">.</text:span></text:p>
        </text:list-item>
        <text:list-item>
          <text:p text:style-name="P182"><text:span text:style-name="T2">Simulation logic is fully accessible for </text:span><text:span text:style-name="Strong_20_Emphasis"><text:span text:style-name="T2">manual triggers</text:span></text:span><text:span text:style-name="T2">.</text:span></text:p>
        </text:list-item>
        <text:list-item>
          <text:p text:style-name="P182"><text:span text:style-name="T2">Logs are optionally stored </text:span><text:span text:style-name="Strong_20_Emphasis"><text:span text:style-name="T2">in-memory</text:span></text:span><text:span text:style-name="T2"> for simplicity.</text:span></text:p>
        </text:list-item>
      </text:list>
      <text:p text:style-name="Text_20_body"/>
      <text:h text:style-name="Heading_20_2" text:outline-level="2">🧭 Navigation Flow Summary</text:h>
      <text:p text:style-name="P17"><text:span text:style-name="Source_20_Text">Home <text:s/>→ <text:s/>Portfolio <text:s/>→ <text:s/>Analytics <text:s/>→ <text:s/>Notifications <text:s/>→ <text:s/>Simulate</text:span></text:p>
      <text:p text:style-name="P18"><text:span text:style-name="Source_20_Text"><text:s/>↑ <text:s text:c="8"/>↓</text:span></text:p>
      <text:p text:style-name="P19"><text:span text:style-name="Source_20_Text"><text:s/>└────── Back buttons to return to Dashboard</text:span></text:p>
      <text:p text:style-name="Horizontal_20_Line"/>
      <text:h text:style-name="Heading_20_2" text:outline-level="2"><text:soft-page-break/>🧩 Implementation Tip</text:h>
      <text:p text:style-name="Text_20_body">Each page can use <text:span text:style-name="Strong_20_Emphasis">a shared </text:span><text:span text:style-name="Strong_20_Emphasis"><text:span text:style-name="Source_20_Text">_Layout.cshtml</text:span></text:span> with:</text:p>
      <text:p text:style-name="P17"><text:span text:style-name="Source_20_Text">&lt;nav class="navbar navbar-expand-lg navbar-dark bg-dark"&gt;</text:span></text:p>
      <text:p text:style-name="P18"><text:span text:style-name="Source_20_Text"><text:s text:c="2"/>&lt;a class="navbar-brand" href="/"&gt;PortfolioTracker&lt;/a&gt;</text:span></text:p>
      <text:p text:style-name="P18"><text:span text:style-name="Source_20_Text"><text:s text:c="2"/>&lt;div class="navbar-nav"&gt;</text:span></text:p>
      <text:p text:style-name="P18"><text:span text:style-name="Source_20_Text"><text:s text:c="4"/>&lt;a class="nav-link" href="/"&gt;Home&lt;/a&gt;</text:span></text:p>
      <text:p text:style-name="P18"><text:span text:style-name="Source_20_Text"><text:s text:c="4"/>&lt;a class="nav-link" href="/portfolio"&gt;Portfolio&lt;/a&gt;</text:span></text:p>
      <text:p text:style-name="P18"><text:span text:style-name="Source_20_Text"><text:s text:c="4"/>&lt;a class="nav-link" href="/analytics"&gt;Analytics&lt;/a&gt;</text:span></text:p>
      <text:p text:style-name="P18"><text:span text:style-name="Source_20_Text"><text:s text:c="4"/>&lt;a class="nav-link" href="/notifications"&gt;Notifications&lt;/a&gt;</text:span></text:p>
      <text:p text:style-name="P18"><text:span text:style-name="Source_20_Text"><text:s text:c="4"/>&lt;a class="nav-link" href="/simulate"&gt;Settings&lt;/a&gt;</text:span></text:p>
      <text:p text:style-name="P18"><text:span text:style-name="Source_20_Text"><text:s text:c="2"/>&lt;/div&gt;</text:span></text:p>
      <text:p text:style-name="P19"><text:span text:style-name="Source_20_Text">&lt;/nav&gt;</text:span></text:p>
      <text:p text:style-name="Text_20_body">Use <text:span text:style-name="Strong_20_Emphasis">Bootstrap’s card/grid system</text:span> for the panels shown above — that’ll make translating these wireframes into working Razor Pages fast and tid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1:30:00.206943400</meta:creation-date>
    <dc:date>2025-11-05T09:59:33.522354800</dc:date>
    <meta:editing-duration>PT1H42M46S</meta:editing-duration>
    <meta:editing-cycles>8</meta:editing-cycles>
    <meta:generator>LibreOffice/25.8.2.2$Windows_X86_64 LibreOffice_project/d401f2107ccab8f924a8e2df40f573aab7605b6f</meta:generator>
    <meta:document-statistic meta:table-count="18" meta:image-count="0" meta:object-count="0" meta:page-count="42" meta:paragraph-count="1275" meta:word-count="7168" meta:character-count="52393" meta:non-whitespace-character-count="44033"/>
  </office:meta>
</office:document-meta>
</file>